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6.58mm" svg:height="126.59mm" svg:x="23.55mm" svg:y="0.97mm">
            <loext:p draw:notify-on-update-of-ranges="Sheet1.A1:Sheet1.A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743005197" calcext:value-type="float">
            <text:p>0.1547430052</text:p>
          </table:table-cell>
        </table:table-row>
        <table:table-row table:style-name="ro1">
          <table:table-cell office:value-type="float" office:value="0.0321498018175" calcext:value-type="float">
            <text:p>0.0321498018</text:p>
          </table:table-cell>
        </table:table-row>
        <table:table-row table:style-name="ro1">
          <table:table-cell office:value-type="float" office:value="0.0143909273595" calcext:value-type="float">
            <text:p>0.0143909274</text:p>
          </table:table-cell>
        </table:table-row>
        <table:table-row table:style-name="ro1">
          <table:table-cell office:value-type="float" office:value="0.597870323844" calcext:value-type="float">
            <text:p>0.5978703238</text:p>
          </table:table-cell>
        </table:table-row>
        <table:table-row table:style-name="ro1">
          <table:table-cell office:value-type="float" office:value="0.0654105657862" calcext:value-type="float">
            <text:p>0.0654105658</text:p>
          </table:table-cell>
        </table:table-row>
        <table:table-row table:style-name="ro1">
          <table:table-cell office:value-type="float" office:value="0.0895304736844" calcext:value-type="float">
            <text:p>0.0895304737</text:p>
          </table:table-cell>
        </table:table-row>
        <table:table-row table:style-name="ro1">
          <table:table-cell office:value-type="float" office:value="0.437094067658" calcext:value-type="float">
            <text:p>0.4370940677</text:p>
          </table:table-cell>
        </table:table-row>
        <table:table-row table:style-name="ro1">
          <table:table-cell office:value-type="float" office:value="0.131299932173" calcext:value-type="float">
            <text:p>0.1312999322</text:p>
          </table:table-cell>
        </table:table-row>
        <table:table-row table:style-name="ro1">
          <table:table-cell office:value-type="float" office:value="0.261766478741" calcext:value-type="float">
            <text:p>0.2617664787</text:p>
          </table:table-cell>
        </table:table-row>
        <table:table-row table:style-name="ro1">
          <table:table-cell office:value-type="float" office:value="0.281808159864" calcext:value-type="float">
            <text:p>0.2818081599</text:p>
          </table:table-cell>
        </table:table-row>
        <table:table-row table:style-name="ro1">
          <table:table-cell office:value-type="float" office:value="0.213114978422" calcext:value-type="float">
            <text:p>0.2131149784</text:p>
          </table:table-cell>
        </table:table-row>
        <table:table-row table:style-name="ro1">
          <table:table-cell office:value-type="float" office:value="0.861129502441" calcext:value-type="float">
            <text:p>0.8611295024</text:p>
          </table:table-cell>
        </table:table-row>
        <table:table-row table:style-name="ro1">
          <table:table-cell office:value-type="float" office:value="0.117183109597" calcext:value-type="float">
            <text:p>0.1171831096</text:p>
          </table:table-cell>
        </table:table-row>
        <table:table-row table:style-name="ro1">
          <table:table-cell office:value-type="float" office:value="0.0032616520336" calcext:value-type="float">
            <text:p>0.003261652</text:p>
          </table:table-cell>
        </table:table-row>
        <table:table-row table:style-name="ro1">
          <table:table-cell office:value-type="float" office:value="0.00881041031116" calcext:value-type="float">
            <text:p>0.0088104103</text:p>
          </table:table-cell>
        </table:table-row>
        <table:table-row table:style-name="ro1">
          <table:table-cell office:value-type="float" office:value="0.105782426192" calcext:value-type="float">
            <text:p>0.1057824262</text:p>
          </table:table-cell>
        </table:table-row>
        <table:table-row table:style-name="ro1">
          <table:table-cell office:value-type="float" office:value="0.0868176890659" calcext:value-type="float">
            <text:p>0.0868176891</text:p>
          </table:table-cell>
        </table:table-row>
        <table:table-row table:style-name="ro1">
          <table:table-cell office:value-type="float" office:value="1.03215312349" calcext:value-type="float">
            <text:p>1.0321531235</text:p>
          </table:table-cell>
        </table:table-row>
        <table:table-row table:style-name="ro1">
          <table:table-cell office:value-type="float" office:value="1.41154365228" calcext:value-type="float">
            <text:p>1.4115436523</text:p>
          </table:table-cell>
        </table:table-row>
        <table:table-row table:style-name="ro1">
          <table:table-cell office:value-type="float" office:value="0.158456348419" calcext:value-type="float">
            <text:p>0.1584563484</text:p>
          </table:table-cell>
        </table:table-row>
        <table:table-row table:style-name="ro1">
          <table:table-cell office:value-type="float" office:value="0.167837207108" calcext:value-type="float">
            <text:p>0.1678372071</text:p>
          </table:table-cell>
        </table:table-row>
        <table:table-row table:style-name="ro1">
          <table:table-cell office:value-type="float" office:value="0.0891627925196" calcext:value-type="float">
            <text:p>0.0891627925</text:p>
          </table:table-cell>
        </table:table-row>
        <table:table-row table:style-name="ro1">
          <table:table-cell office:value-type="float" office:value="0.127839589734" calcext:value-type="float">
            <text:p>0.1278395897</text:p>
          </table:table-cell>
        </table:table-row>
        <table:table-row table:style-name="ro1">
          <table:table-cell office:value-type="float" office:value="0.997038344331" calcext:value-type="float">
            <text:p>0.9970383443</text:p>
          </table:table-cell>
        </table:table-row>
        <table:table-row table:style-name="ro1">
          <table:table-cell office:value-type="float" office:value="0.378297104707" calcext:value-type="float">
            <text:p>0.3782971047</text:p>
          </table:table-cell>
        </table:table-row>
        <table:table-row table:style-name="ro1">
          <table:table-cell office:value-type="float" office:value="0.696274165244" calcext:value-type="float">
            <text:p>0.6962741652</text:p>
          </table:table-cell>
        </table:table-row>
        <table:table-row table:style-name="ro1">
          <table:table-cell office:value-type="float" office:value="0.131599781202" calcext:value-type="float">
            <text:p>0.1315997812</text:p>
          </table:table-cell>
        </table:table-row>
        <table:table-row table:style-name="ro1">
          <table:table-cell office:value-type="float" office:value="0.236891381335" calcext:value-type="float">
            <text:p>0.2368913813</text:p>
          </table:table-cell>
        </table:table-row>
        <table:table-row table:style-name="ro1">
          <table:table-cell office:value-type="float" office:value="0.326117384177" calcext:value-type="float">
            <text:p>0.3261173842</text:p>
          </table:table-cell>
        </table:table-row>
        <table:table-row table:style-name="ro1">
          <table:table-cell office:value-type="float" office:value="0.673882615475" calcext:value-type="float">
            <text:p>0.6738826155</text:p>
          </table:table-cell>
        </table:table-row>
        <table:table-row table:style-name="ro1">
          <table:table-cell office:value-type="float" office:value="0.106841687533" calcext:value-type="float">
            <text:p>0.1068416875</text:p>
          </table:table-cell>
        </table:table-row>
        <table:table-row table:style-name="ro1">
          <table:table-cell office:value-type="float" office:value="0.341826588052" calcext:value-type="float">
            <text:p>0.3418265881</text:p>
          </table:table-cell>
        </table:table-row>
        <table:table-row table:style-name="ro1">
          <table:table-cell office:value-type="float" office:value="0.141985142359" calcext:value-type="float">
            <text:p>0.1419851424</text:p>
          </table:table-cell>
        </table:table-row>
        <table:table-row table:style-name="ro1">
          <table:table-cell office:value-type="float" office:value="0.216055294884" calcext:value-type="float">
            <text:p>0.2160552949</text:p>
          </table:table-cell>
        </table:table-row>
        <table:table-row table:style-name="ro1">
          <table:table-cell office:value-type="float" office:value="0.0410877780108" calcext:value-type="float">
            <text:p>0.041087778</text:p>
          </table:table-cell>
        </table:table-row>
        <table:table-row table:style-name="ro1">
          <table:table-cell office:value-type="float" office:value="0.506017991064" calcext:value-type="float">
            <text:p>0.5060179911</text:p>
          </table:table-cell>
        </table:table-row>
        <table:table-row table:style-name="ro1">
          <table:table-cell office:value-type="float" office:value="0.000334013034585" calcext:value-type="float">
            <text:p>0.000334013</text:p>
          </table:table-cell>
        </table:table-row>
        <table:table-row table:style-name="ro1">
          <table:table-cell office:value-type="float" office:value="0.00638116273837" calcext:value-type="float">
            <text:p>0.0063811627</text:p>
          </table:table-cell>
        </table:table-row>
        <table:table-row table:style-name="ro1">
          <table:table-cell office:value-type="float" office:value="0.0142018557253" calcext:value-type="float">
            <text:p>0.0142018557</text:p>
          </table:table-cell>
        </table:table-row>
        <table:table-row table:style-name="ro1">
          <table:table-cell office:value-type="float" office:value="0.480568543951" calcext:value-type="float">
            <text:p>0.480568544</text:p>
          </table:table-cell>
        </table:table-row>
        <table:table-row table:style-name="ro1">
          <table:table-cell table:style-name="ce1" office:value-type="float" office:value="0.0000471909672175" calcext:value-type="float">
            <text:p>4.72E-05</text:p>
          </table:table-cell>
        </table:table-row>
        <table:table-row table:style-name="ro1">
          <table:table-cell office:value-type="float" office:value="0.000342621394231" calcext:value-type="float">
            <text:p>0.0003426214</text:p>
          </table:table-cell>
        </table:table-row>
        <table:table-row table:style-name="ro1">
          <table:table-cell office:value-type="float" office:value="0.000191211795334" calcext:value-type="float">
            <text:p>0.0001912118</text:p>
          </table:table-cell>
        </table:table-row>
        <table:table-row table:style-name="ro1">
          <table:table-cell office:value-type="float" office:value="0.00525081181408" calcext:value-type="float">
            <text:p>0.0052508118</text:p>
          </table:table-cell>
        </table:table-row>
        <table:table-row table:style-name="ro1">
          <table:table-cell office:value-type="float" office:value="0.000542743814193" calcext:value-type="float">
            <text:p>0.0005427438</text:p>
          </table:table-cell>
        </table:table-row>
        <table:table-row table:style-name="ro1">
          <table:table-cell office:value-type="float" office:value="0.0514572567075" calcext:value-type="float">
            <text:p>0.0514572567</text:p>
          </table:table-cell>
        </table:table-row>
        <table:table-row table:style-name="ro1">
          <table:table-cell office:value-type="float" office:value="0.00278094383903" calcext:value-type="float">
            <text:p>0.0027809438</text:p>
          </table:table-cell>
        </table:table-row>
        <table:table-row table:style-name="ro1">
          <table:table-cell office:value-type="float" office:value="0.0572190561261" calcext:value-type="float">
            <text:p>0.0572190561</text:p>
          </table:table-cell>
        </table:table-row>
        <table:table-row table:style-name="ro1">
          <table:table-cell office:value-type="float" office:value="0.0138307829063" calcext:value-type="float">
            <text:p>0.0138307829</text:p>
          </table:table-cell>
        </table:table-row>
        <table:table-row table:style-name="ro1">
          <table:table-cell office:value-type="float" office:value="0.0561692170122" calcext:value-type="float">
            <text:p>0.056169217</text:p>
          </table:table-cell>
        </table:table-row>
        <table:table-row table:style-name="ro1">
          <table:table-cell office:value-type="float" office:value="0.598314702968" calcext:value-type="float">
            <text:p>0.598314703</text:p>
          </table:table-cell>
        </table:table-row>
        <table:table-row table:style-name="ro1">
          <table:table-cell office:value-type="float" office:value="0.186252612969" calcext:value-type="float">
            <text:p>0.186252613</text:p>
          </table:table-cell>
        </table:table-row>
        <table:table-row table:style-name="ro1">
          <table:table-cell office:value-type="float" office:value="2.57220146109" calcext:value-type="float">
            <text:p>2.5722014611</text:p>
          </table:table-cell>
        </table:table-row>
        <table:table-row table:style-name="ro1">
          <table:table-cell office:value-type="float" office:value="0.923131385716" calcext:value-type="float">
            <text:p>0.9231313857</text:p>
          </table:table-cell>
        </table:table-row>
        <table:table-row table:style-name="ro1">
          <table:table-cell office:value-type="float" office:value="9.76394785651" calcext:value-type="float">
            <text:p>9.7639478565</text:p>
          </table:table-cell>
        </table:table-row>
        <table:table-row table:style-name="ro1">
          <table:table-cell office:value-type="float" office:value="0.253914296785" calcext:value-type="float">
            <text:p>0.2539142968</text:p>
          </table:table-cell>
        </table:table-row>
        <table:table-row table:style-name="ro1">
          <table:table-cell office:value-type="float" office:value="0.746085703292" calcext:value-type="float">
            <text:p>0.7460857033</text:p>
          </table:table-cell>
        </table:table-row>
        <table:table-row table:style-name="ro1">
          <table:table-cell office:value-type="float" office:value="0.000186707816309" calcext:value-type="float">
            <text:p>0.0001867078</text:p>
          </table:table-cell>
        </table:table-row>
        <table:table-row table:style-name="ro1">
          <table:table-cell office:value-type="float" office:value="0.00633336972697" calcext:value-type="float">
            <text:p>0.0063333697</text:p>
          </table:table-cell>
        </table:table-row>
        <table:table-row table:style-name="ro1">
          <table:table-cell office:value-type="float" office:value="0.000186687071642" calcext:value-type="float">
            <text:p>0.0001866871</text:p>
          </table:table-cell>
        </table:table-row>
        <table:table-row table:style-name="ro1">
          <table:table-cell table:style-name="ce1" office:value-type="float" office:value="0.0000537448236127" calcext:value-type="float">
            <text:p>5.37E-05</text:p>
          </table:table-cell>
        </table:table-row>
        <table:table-row table:style-name="ro1">
          <table:table-cell office:value-type="float" office:value="0.00403336972697" calcext:value-type="float">
            <text:p>0.0040333697</text:p>
          </table:table-cell>
        </table:table-row>
        <table:table-row table:style-name="ro1">
          <table:table-cell office:value-type="float" office:value="9.99942809822" calcext:value-type="float">
            <text:p>9.9994280982</text:p>
          </table:table-cell>
        </table:table-row>
        <table:table-row table:style-name="ro1">
          <table:table-cell office:value-type="float" office:value="0.000186697443976" calcext:value-type="float">
            <text:p>0.0001866974</text:p>
          </table:table-cell>
        </table:table-row>
      </table:table>
      <table:table table:name="Sheet2" table:style-name="ta1">
        <table:shapes>
          <draw:frame draw:z-index="0" draw:style-name="gr1" draw:text-style-name="P1" svg:width="232.38mm" svg:height="124.98mm" svg:x="23.55mm" svg:y="0.97mm">
            <loext:p draw:notify-on-update-of-ranges="Sheet2.A1:Sheet2.A6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743005197" calcext:value-type="float">
            <text:p>0.1547430052</text:p>
          </table:table-cell>
        </table:table-row>
        <table:table-row table:style-name="ro1">
          <table:table-cell office:value-type="float" office:value="0.0321498018175" calcext:value-type="float">
            <text:p>0.0321498018</text:p>
          </table:table-cell>
        </table:table-row>
        <table:table-row table:style-name="ro1">
          <table:table-cell office:value-type="float" office:value="0.0143909273595" calcext:value-type="float">
            <text:p>0.0143909274</text:p>
          </table:table-cell>
        </table:table-row>
        <table:table-row table:style-name="ro1">
          <table:table-cell office:value-type="float" office:value="0.597870323844" calcext:value-type="float">
            <text:p>0.5978703238</text:p>
          </table:table-cell>
        </table:table-row>
        <table:table-row table:style-name="ro1">
          <table:table-cell office:value-type="float" office:value="0.0654105657862" calcext:value-type="float">
            <text:p>0.0654105658</text:p>
          </table:table-cell>
        </table:table-row>
        <table:table-row table:style-name="ro1">
          <table:table-cell office:value-type="float" office:value="0.0895304736844" calcext:value-type="float">
            <text:p>0.0895304737</text:p>
          </table:table-cell>
        </table:table-row>
        <table:table-row table:style-name="ro1">
          <table:table-cell office:value-type="float" office:value="0.437094067658" calcext:value-type="float">
            <text:p>0.4370940677</text:p>
          </table:table-cell>
        </table:table-row>
        <table:table-row table:style-name="ro1">
          <table:table-cell office:value-type="float" office:value="0.131299932173" calcext:value-type="float">
            <text:p>0.1312999322</text:p>
          </table:table-cell>
        </table:table-row>
        <table:table-row table:style-name="ro1">
          <table:table-cell office:value-type="float" office:value="0.261766478741" calcext:value-type="float">
            <text:p>0.2617664787</text:p>
          </table:table-cell>
        </table:table-row>
        <table:table-row table:style-name="ro1">
          <table:table-cell office:value-type="float" office:value="0.281808159864" calcext:value-type="float">
            <text:p>0.2818081599</text:p>
          </table:table-cell>
        </table:table-row>
        <table:table-row table:style-name="ro1">
          <table:table-cell office:value-type="float" office:value="0.213114978422" calcext:value-type="float">
            <text:p>0.2131149784</text:p>
          </table:table-cell>
        </table:table-row>
        <table:table-row table:style-name="ro1">
          <table:table-cell office:value-type="float" office:value="0.861129502441" calcext:value-type="float">
            <text:p>0.8611295024</text:p>
          </table:table-cell>
        </table:table-row>
        <table:table-row table:style-name="ro1">
          <table:table-cell office:value-type="float" office:value="0.117183109597" calcext:value-type="float">
            <text:p>0.1171831096</text:p>
          </table:table-cell>
        </table:table-row>
        <table:table-row table:style-name="ro1">
          <table:table-cell office:value-type="float" office:value="0.0032616520336" calcext:value-type="float">
            <text:p>0.003261652</text:p>
          </table:table-cell>
        </table:table-row>
        <table:table-row table:style-name="ro1">
          <table:table-cell office:value-type="float" office:value="0.00881041031116" calcext:value-type="float">
            <text:p>0.0088104103</text:p>
          </table:table-cell>
        </table:table-row>
        <table:table-row table:style-name="ro1">
          <table:table-cell office:value-type="float" office:value="0.105782426192" calcext:value-type="float">
            <text:p>0.1057824262</text:p>
          </table:table-cell>
        </table:table-row>
        <table:table-row table:style-name="ro1">
          <table:table-cell office:value-type="float" office:value="0.0868176890659" calcext:value-type="float">
            <text:p>0.0868176891</text:p>
          </table:table-cell>
        </table:table-row>
        <table:table-row table:style-name="ro1">
          <table:table-cell office:value-type="float" office:value="1.03215312349" calcext:value-type="float">
            <text:p>1.0321531235</text:p>
          </table:table-cell>
        </table:table-row>
        <table:table-row table:style-name="ro1">
          <table:table-cell office:value-type="float" office:value="1.41154365228" calcext:value-type="float">
            <text:p>1.4115436523</text:p>
          </table:table-cell>
        </table:table-row>
        <table:table-row table:style-name="ro1">
          <table:table-cell office:value-type="float" office:value="0.158456348419" calcext:value-type="float">
            <text:p>0.1584563484</text:p>
          </table:table-cell>
        </table:table-row>
        <table:table-row table:style-name="ro1">
          <table:table-cell office:value-type="float" office:value="0.167837207108" calcext:value-type="float">
            <text:p>0.1678372071</text:p>
          </table:table-cell>
        </table:table-row>
        <table:table-row table:style-name="ro1">
          <table:table-cell office:value-type="float" office:value="0.0891627925196" calcext:value-type="float">
            <text:p>0.0891627925</text:p>
          </table:table-cell>
        </table:table-row>
        <table:table-row table:style-name="ro1">
          <table:table-cell office:value-type="float" office:value="0.127839589734" calcext:value-type="float">
            <text:p>0.1278395897</text:p>
          </table:table-cell>
        </table:table-row>
        <table:table-row table:style-name="ro1">
          <table:table-cell office:value-type="float" office:value="0.997038344331" calcext:value-type="float">
            <text:p>0.9970383443</text:p>
          </table:table-cell>
        </table:table-row>
        <table:table-row table:style-name="ro1">
          <table:table-cell office:value-type="float" office:value="0.378297104707" calcext:value-type="float">
            <text:p>0.3782971047</text:p>
          </table:table-cell>
        </table:table-row>
        <table:table-row table:style-name="ro1">
          <table:table-cell office:value-type="float" office:value="0.696274165244" calcext:value-type="float">
            <text:p>0.6962741652</text:p>
          </table:table-cell>
        </table:table-row>
        <table:table-row table:style-name="ro1">
          <table:table-cell office:value-type="float" office:value="0.131599781202" calcext:value-type="float">
            <text:p>0.1315997812</text:p>
          </table:table-cell>
        </table:table-row>
        <table:table-row table:style-name="ro1">
          <table:table-cell office:value-type="float" office:value="0.236891381335" calcext:value-type="float">
            <text:p>0.2368913813</text:p>
          </table:table-cell>
        </table:table-row>
        <table:table-row table:style-name="ro1">
          <table:table-cell office:value-type="float" office:value="0.326117384177" calcext:value-type="float">
            <text:p>0.3261173842</text:p>
          </table:table-cell>
        </table:table-row>
        <table:table-row table:style-name="ro1">
          <table:table-cell office:value-type="float" office:value="0.673882615475" calcext:value-type="float">
            <text:p>0.6738826155</text:p>
          </table:table-cell>
        </table:table-row>
        <table:table-row table:style-name="ro1">
          <table:table-cell office:value-type="float" office:value="0.106841687533" calcext:value-type="float">
            <text:p>0.1068416875</text:p>
          </table:table-cell>
        </table:table-row>
        <table:table-row table:style-name="ro1">
          <table:table-cell office:value-type="float" office:value="0.341826588052" calcext:value-type="float">
            <text:p>0.3418265881</text:p>
          </table:table-cell>
        </table:table-row>
        <table:table-row table:style-name="ro1">
          <table:table-cell office:value-type="float" office:value="0.141985142359" calcext:value-type="float">
            <text:p>0.1419851424</text:p>
          </table:table-cell>
        </table:table-row>
        <table:table-row table:style-name="ro1">
          <table:table-cell office:value-type="float" office:value="0.216055294884" calcext:value-type="float">
            <text:p>0.2160552949</text:p>
          </table:table-cell>
        </table:table-row>
        <table:table-row table:style-name="ro1">
          <table:table-cell office:value-type="float" office:value="0.0410877780108" calcext:value-type="float">
            <text:p>0.041087778</text:p>
          </table:table-cell>
        </table:table-row>
        <table:table-row table:style-name="ro1">
          <table:table-cell office:value-type="float" office:value="0.506017991064" calcext:value-type="float">
            <text:p>0.5060179911</text:p>
          </table:table-cell>
        </table:table-row>
        <table:table-row table:style-name="ro1">
          <table:table-cell office:value-type="float" office:value="0.000334013034585" calcext:value-type="float">
            <text:p>0.000334013</text:p>
          </table:table-cell>
        </table:table-row>
        <table:table-row table:style-name="ro1">
          <table:table-cell office:value-type="float" office:value="0.00638116273837" calcext:value-type="float">
            <text:p>0.0063811627</text:p>
          </table:table-cell>
        </table:table-row>
        <table:table-row table:style-name="ro1">
          <table:table-cell office:value-type="float" office:value="0.0142018557253" calcext:value-type="float">
            <text:p>0.0142018557</text:p>
          </table:table-cell>
        </table:table-row>
        <table:table-row table:style-name="ro1">
          <table:table-cell office:value-type="float" office:value="0.480568543951" calcext:value-type="float">
            <text:p>0.480568544</text:p>
          </table:table-cell>
        </table:table-row>
        <table:table-row table:style-name="ro1">
          <table:table-cell table:style-name="ce1" office:value-type="float" office:value="0.0000471909672175" calcext:value-type="float">
            <text:p>4.72E-05</text:p>
          </table:table-cell>
        </table:table-row>
        <table:table-row table:style-name="ro1">
          <table:table-cell office:value-type="float" office:value="0.000342621394231" calcext:value-type="float">
            <text:p>0.0003426214</text:p>
          </table:table-cell>
        </table:table-row>
        <table:table-row table:style-name="ro1">
          <table:table-cell office:value-type="float" office:value="0.000191211795334" calcext:value-type="float">
            <text:p>0.0001912118</text:p>
          </table:table-cell>
        </table:table-row>
        <table:table-row table:style-name="ro1">
          <table:table-cell office:value-type="float" office:value="0.00525081181408" calcext:value-type="float">
            <text:p>0.0052508118</text:p>
          </table:table-cell>
        </table:table-row>
        <table:table-row table:style-name="ro1">
          <table:table-cell office:value-type="float" office:value="0.000542743814193" calcext:value-type="float">
            <text:p>0.0005427438</text:p>
          </table:table-cell>
        </table:table-row>
        <table:table-row table:style-name="ro1">
          <table:table-cell office:value-type="float" office:value="0.0514572567075" calcext:value-type="float">
            <text:p>0.0514572567</text:p>
          </table:table-cell>
        </table:table-row>
        <table:table-row table:style-name="ro1">
          <table:table-cell office:value-type="float" office:value="0.00278094383903" calcext:value-type="float">
            <text:p>0.0027809438</text:p>
          </table:table-cell>
        </table:table-row>
        <table:table-row table:style-name="ro1">
          <table:table-cell office:value-type="float" office:value="0.0572190561261" calcext:value-type="float">
            <text:p>0.0572190561</text:p>
          </table:table-cell>
        </table:table-row>
        <table:table-row table:style-name="ro1">
          <table:table-cell office:value-type="float" office:value="0.0138307829063" calcext:value-type="float">
            <text:p>0.0138307829</text:p>
          </table:table-cell>
        </table:table-row>
        <table:table-row table:style-name="ro1">
          <table:table-cell office:value-type="float" office:value="0.0561692170122" calcext:value-type="float">
            <text:p>0.056169217</text:p>
          </table:table-cell>
        </table:table-row>
        <table:table-row table:style-name="ro1">
          <table:table-cell office:value-type="float" office:value="0.598314702968" calcext:value-type="float">
            <text:p>0.598314703</text:p>
          </table:table-cell>
        </table:table-row>
        <table:table-row table:style-name="ro1">
          <table:table-cell office:value-type="float" office:value="0.186252612969" calcext:value-type="float">
            <text:p>0.186252613</text:p>
          </table:table-cell>
        </table:table-row>
        <table:table-row table:style-name="ro1">
          <table:table-cell office:value-type="float" office:value="2.57220146109" calcext:value-type="float">
            <text:p>2.5722014611</text:p>
          </table:table-cell>
        </table:table-row>
        <table:table-row table:style-name="ro1">
          <table:table-cell office:value-type="float" office:value="0.923131385716" calcext:value-type="float">
            <text:p>0.9231313857</text:p>
          </table:table-cell>
        </table:table-row>
        <table:table-row table:style-name="ro1">
          <table:table-cell office:value-type="float" office:value="9.76394785651" calcext:value-type="float">
            <text:p>9.7639478565</text:p>
          </table:table-cell>
        </table:table-row>
        <table:table-row table:style-name="ro1">
          <table:table-cell office:value-type="float" office:value="0.253914296785" calcext:value-type="float">
            <text:p>0.2539142968</text:p>
          </table:table-cell>
        </table:table-row>
        <table:table-row table:style-name="ro1">
          <table:table-cell office:value-type="float" office:value="0.746085703292" calcext:value-type="float">
            <text:p>0.7460857033</text:p>
          </table:table-cell>
        </table:table-row>
        <table:table-row table:style-name="ro1">
          <table:table-cell office:value-type="float" office:value="0.000186707816309" calcext:value-type="float">
            <text:p>0.0001867078</text:p>
          </table:table-cell>
        </table:table-row>
        <table:table-row table:style-name="ro1">
          <table:table-cell office:value-type="float" office:value="0.00633336972697" calcext:value-type="float">
            <text:p>0.0063333697</text:p>
          </table:table-cell>
        </table:table-row>
        <table:table-row table:style-name="ro1">
          <table:table-cell office:value-type="float" office:value="0.000186687071642" calcext:value-type="float">
            <text:p>0.0001866871</text:p>
          </table:table-cell>
        </table:table-row>
        <table:table-row table:style-name="ro1">
          <table:table-cell table:style-name="ce1" office:value-type="float" office:value="0.0000537448236127" calcext:value-type="float">
            <text:p>5.37E-05</text:p>
          </table:table-cell>
        </table:table-row>
        <table:table-row table:style-name="ro1">
          <table:table-cell office:value-type="float" office:value="0.00403336972697" calcext:value-type="float">
            <text:p>0.0040333697</text:p>
          </table:table-cell>
        </table:table-row>
        <table:table-row table:style-name="ro1">
          <table:table-cell office:value-type="float" office:value="9.99942809822" calcext:value-type="float">
            <text:p>9.9994280982</text:p>
          </table:table-cell>
        </table:table-row>
        <table:table-row table:style-name="ro1">
          <table:table-cell office:value-type="float" office:value="0.000186697443976" calcext:value-type="float">
            <text:p>0.0001866974</text:p>
          </table:table-cell>
        </table:table-row>
      </table:table>
      <table:table table:name="Sheet3" table:style-name="ta1">
        <table:shapes>
          <draw:frame draw:z-index="0" draw:style-name="gr1" draw:text-style-name="P1" svg:width="222.06mm" svg:height="111.11mm" svg:x="23.55mm" svg:y="0.97mm">
            <loext:p draw:notify-on-update-of-ranges="Sheet3.A1:Sheet3.A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2.57220146109" calcext:value-type="float">
            <text:p>2.5722014611</text:p>
          </table:table-cell>
        </table:table-row>
        <table:table-row table:style-name="ro1">
          <table:table-cell office:value-type="float" office:value="2.57249962172" calcext:value-type="float">
            <text:p>2.5724996217</text:p>
          </table:table-cell>
        </table:table-row>
        <table:table-row table:style-name="ro1">
          <table:table-cell office:value-type="float" office:value="2.57336006" calcext:value-type="float">
            <text:p>2.57336006</text:p>
          </table:table-cell>
        </table:table-row>
        <table:table-row table:style-name="ro1">
          <table:table-cell office:value-type="float" office:value="2.57442142387" calcext:value-type="float">
            <text:p>2.5744214239</text:p>
          </table:table-cell>
        </table:table-row>
        <table:table-row table:style-name="ro1">
          <table:table-cell office:value-type="float" office:value="2.57548762579" calcext:value-type="float">
            <text:p>2.5754876258</text:p>
          </table:table-cell>
        </table:table-row>
        <table:table-row table:style-name="ro1">
          <table:table-cell office:value-type="float" office:value="2.57651271184" calcext:value-type="float">
            <text:p>2.5765127118</text:p>
          </table:table-cell>
        </table:table-row>
        <table:table-row table:style-name="ro1">
          <table:table-cell office:value-type="float" office:value="2.57751493037" calcext:value-type="float">
            <text:p>2.5775149304</text:p>
          </table:table-cell>
        </table:table-row>
        <table:table-row table:style-name="ro1">
          <table:table-cell office:value-type="float" office:value="2.57852890831" calcext:value-type="float">
            <text:p>2.5785289083</text:p>
          </table:table-cell>
        </table:table-row>
        <table:table-row table:style-name="ro1">
          <table:table-cell office:value-type="float" office:value="2.5795848681" calcext:value-type="float">
            <text:p>2.5795848681</text:p>
          </table:table-cell>
        </table:table-row>
        <table:table-row table:style-name="ro1">
          <table:table-cell office:value-type="float" office:value="2.58070162335" calcext:value-type="float">
            <text:p>2.5807016234</text:p>
          </table:table-cell>
        </table:table-row>
        <table:table-row table:style-name="ro1">
          <table:table-cell office:value-type="float" office:value="2.58188588031" calcext:value-type="float">
            <text:p>2.5818858803</text:p>
          </table:table-cell>
        </table:table-row>
        <table:table-row table:style-name="ro1">
          <table:table-cell office:value-type="float" office:value="2.5831340638" calcext:value-type="float">
            <text:p>2.5831340638</text:p>
          </table:table-cell>
        </table:table-row>
        <table:table-row table:style-name="ro1">
          <table:table-cell office:value-type="float" office:value="2.5844350172" calcext:value-type="float">
            <text:p>2.5844350172</text:p>
          </table:table-cell>
        </table:table-row>
        <table:table-row table:style-name="ro1">
          <table:table-cell office:value-type="float" office:value="2.58577259282" calcext:value-type="float">
            <text:p>2.5857725928</text:p>
          </table:table-cell>
        </table:table-row>
        <table:table-row table:style-name="ro1">
          <table:table-cell office:value-type="float" office:value="2.58712778414" calcext:value-type="float">
            <text:p>2.5871277841</text:p>
          </table:table-cell>
        </table:table-row>
        <table:table-row table:style-name="ro1">
          <table:table-cell office:value-type="float" office:value="2.58848091466" calcext:value-type="float">
            <text:p>2.5884809147</text:p>
          </table:table-cell>
        </table:table-row>
        <table:table-row table:style-name="ro1">
          <table:table-cell office:value-type="float" office:value="2.58981328846" calcext:value-type="float">
            <text:p>2.5898132885</text:p>
          </table:table-cell>
        </table:table-row>
        <table:table-row table:style-name="ro1">
          <table:table-cell office:value-type="float" office:value="2.59110801528" calcext:value-type="float">
            <text:p>2.5911080153</text:p>
          </table:table-cell>
        </table:table-row>
        <table:table-row table:style-name="ro1">
          <table:table-cell office:value-type="float" office:value="2.59235068765" calcext:value-type="float">
            <text:p>2.5923506877</text:p>
          </table:table-cell>
        </table:table-row>
        <table:table-row table:style-name="ro1">
          <table:table-cell office:value-type="float" office:value="2.59352990969" calcext:value-type="float">
            <text:p>2.5935299097</text:p>
          </table:table-cell>
        </table:table-row>
        <table:table-row table:style-name="ro1">
          <table:table-cell office:value-type="float" office:value="2.59463747053" calcext:value-type="float">
            <text:p>2.5946374705</text:p>
          </table:table-cell>
        </table:table-row>
        <table:table-row table:style-name="ro1">
          <table:table-cell office:value-type="float" office:value="2.59566820991" calcext:value-type="float">
            <text:p>2.5956682099</text:p>
          </table:table-cell>
        </table:table-row>
        <table:table-row table:style-name="ro1">
          <table:table-cell office:value-type="float" office:value="2.59661968199" calcext:value-type="float">
            <text:p>2.596619682</text:p>
          </table:table-cell>
        </table:table-row>
        <table:table-row table:style-name="ro1">
          <table:table-cell office:value-type="float" office:value="2.5974918145" calcext:value-type="float">
            <text:p>2.5974918145</text:p>
          </table:table-cell>
        </table:table-row>
        <table:table-row table:style-name="ro1">
          <table:table-cell office:value-type="float" office:value="2.59828656985" calcext:value-type="float">
            <text:p>2.5982865699</text:p>
          </table:table-cell>
        </table:table-row>
        <table:table-row table:style-name="ro1">
          <table:table-cell office:value-type="float" office:value="2.59900739048" calcext:value-type="float">
            <text:p>2.5990073905</text:p>
          </table:table-cell>
        </table:table-row>
        <table:table-row table:style-name="ro1">
          <table:table-cell office:value-type="float" office:value="2.59965886576" calcext:value-type="float">
            <text:p>2.5996588658</text:p>
          </table:table-cell>
        </table:table-row>
        <table:table-row table:style-name="ro1">
          <table:table-cell office:value-type="float" office:value="2.6002463214" calcext:value-type="float">
            <text:p>2.6002463214</text:p>
          </table:table-cell>
        </table:table-row>
        <table:table-row table:style-name="ro1">
          <table:table-cell office:value-type="float" office:value="2.60077551786" calcext:value-type="float">
            <text:p>2.6007755179</text:p>
          </table:table-cell>
        </table:table-row>
        <table:table-row table:style-name="ro1">
          <table:table-cell office:value-type="float" office:value="2.60125238227" calcext:value-type="float">
            <text:p>2.6012523823</text:p>
          </table:table-cell>
        </table:table-row>
        <table:table-row table:style-name="ro1">
          <table:table-cell office:value-type="float" office:value="2.60168280062" calcext:value-type="float">
            <text:p>2.6016828006</text:p>
          </table:table-cell>
        </table:table-row>
        <table:table-row table:style-name="ro1">
          <table:table-cell office:value-type="float" office:value="2.60207246627" calcext:value-type="float">
            <text:p>2.6020724663</text:p>
          </table:table-cell>
        </table:table-row>
        <table:table-row table:style-name="ro1">
          <table:table-cell office:value-type="float" office:value="2.60242676986" calcext:value-type="float">
            <text:p>2.6024267699</text:p>
          </table:table-cell>
        </table:table-row>
        <table:table-row table:style-name="ro1">
          <table:table-cell office:value-type="float" office:value="2.60275072757" calcext:value-type="float">
            <text:p>2.6027507276</text:p>
          </table:table-cell>
        </table:table-row>
        <table:table-row table:style-name="ro1">
          <table:table-cell office:value-type="float" office:value="2.60304893806" calcext:value-type="float">
            <text:p>2.6030489381</text:p>
          </table:table-cell>
        </table:table-row>
        <table:table-row table:style-name="ro1">
          <table:table-cell office:value-type="float" office:value="2.6033255624" calcext:value-type="float">
            <text:p>2.6033255624</text:p>
          </table:table-cell>
        </table:table-row>
        <table:table-row table:style-name="ro1">
          <table:table-cell office:value-type="float" office:value="2.6035843222" calcext:value-type="float">
            <text:p>2.6035843222</text:p>
          </table:table-cell>
        </table:table-row>
        <table:table-row table:style-name="ro1">
          <table:table-cell office:value-type="float" office:value="2.60382851094" calcext:value-type="float">
            <text:p>2.6038285109</text:p>
          </table:table-cell>
        </table:table-row>
        <table:table-row table:style-name="ro1">
          <table:table-cell office:value-type="float" office:value="2.60406101069" calcext:value-type="float">
            <text:p>2.6040610107</text:p>
          </table:table-cell>
        </table:table-row>
        <table:table-row table:style-name="ro1">
          <table:table-cell office:value-type="float" office:value="2.60428431597" calcext:value-type="float">
            <text:p>2.604284316</text:p>
          </table:table-cell>
        </table:table-row>
        <table:table-row table:style-name="ro1">
          <table:table-cell office:value-type="float" office:value="2.60450056161" calcext:value-type="float">
            <text:p>2.6045005616</text:p>
          </table:table-cell>
        </table:table-row>
        <table:table-row table:style-name="ro1">
          <table:table-cell office:value-type="float" office:value="2.60471155003" calcext:value-type="float">
            <text:p>2.60471155</text:p>
          </table:table-cell>
        </table:table-row>
        <table:table-row table:style-name="ro1">
          <table:table-cell office:value-type="float" office:value="2.60491878046" calcext:value-type="float">
            <text:p>2.6049187805</text:p>
          </table:table-cell>
        </table:table-row>
        <table:table-row table:style-name="ro1">
          <table:table-cell office:value-type="float" office:value="2.60512347988" calcext:value-type="float">
            <text:p>2.6051234799</text:p>
          </table:table-cell>
        </table:table-row>
        <table:table-row table:style-name="ro1">
          <table:table-cell office:value-type="float" office:value="2.60532662779" calcext:value-type="float">
            <text:p>2.6053266278</text:p>
          </table:table-cell>
        </table:table-row>
        <table:table-row table:style-name="ro1">
          <table:table-cell office:value-type="float" office:value="2.60552897455" calcext:value-type="float">
            <text:p>2.6055289746</text:p>
          </table:table-cell>
        </table:table-row>
        <table:table-row table:style-name="ro1">
          <table:table-cell office:value-type="float" office:value="2.60573107151" calcext:value-type="float">
            <text:p>2.6057310715</text:p>
          </table:table-cell>
        </table:table-row>
        <table:table-row table:style-name="ro1">
          <table:table-cell office:value-type="float" office:value="2.60593330018" calcext:value-type="float">
            <text:p>2.6059333002</text:p>
          </table:table-cell>
        </table:table-row>
        <table:table-row table:style-name="ro1">
          <table:table-cell office:value-type="float" office:value="2.60613588554" calcext:value-type="float">
            <text:p>2.6061358855</text:p>
          </table:table-cell>
        </table:table-row>
        <table:table-row table:style-name="ro1">
          <table:table-cell office:value-type="float" office:value="2.60633892043" calcext:value-type="float">
            <text:p>2.6063389204</text:p>
          </table:table-cell>
        </table:table-row>
        <table:table-row table:style-name="ro1">
          <table:table-cell office:value-type="float" office:value="2.60654238005" calcext:value-type="float">
            <text:p>2.6065423801</text:p>
          </table:table-cell>
        </table:table-row>
        <table:table-row table:style-name="ro1">
          <table:table-cell office:value-type="float" office:value="2.60674613554" calcext:value-type="float">
            <text:p>2.6067461355</text:p>
          </table:table-cell>
        </table:table-row>
        <table:table-row table:style-name="ro1">
          <table:table-cell office:value-type="float" office:value="2.60694997618" calcext:value-type="float">
            <text:p>2.6069499762</text:p>
          </table:table-cell>
        </table:table-row>
        <table:table-row table:style-name="ro1">
          <table:table-cell office:value-type="float" office:value="2.60715360657" calcext:value-type="float">
            <text:p>2.6071536066</text:p>
          </table:table-cell>
        </table:table-row>
        <table:table-row table:style-name="ro1">
          <table:table-cell office:value-type="float" office:value="2.60735668785" calcext:value-type="float">
            <text:p>2.6073566879</text:p>
          </table:table-cell>
        </table:table-row>
        <table:table-row table:style-name="ro1">
          <table:table-cell office:value-type="float" office:value="2.6075588328" calcext:value-type="float">
            <text:p>2.6075588328</text:p>
          </table:table-cell>
        </table:table-row>
        <table:table-row table:style-name="ro1">
          <table:table-cell office:value-type="float" office:value="2.60775960767" calcext:value-type="float">
            <text:p>2.6077596077</text:p>
          </table:table-cell>
        </table:table-row>
        <table:table-row table:style-name="ro1">
          <table:table-cell office:value-type="float" office:value="2.6079585488" calcext:value-type="float">
            <text:p>2.6079585488</text:p>
          </table:table-cell>
        </table:table-row>
        <table:table-row table:style-name="ro1">
          <table:table-cell office:value-type="float" office:value="2.60815517769" calcext:value-type="float">
            <text:p>2.6081551777</text:p>
          </table:table-cell>
        </table:table-row>
        <table:table-row table:style-name="ro1">
          <table:table-cell office:value-type="float" office:value="2.60834904413" calcext:value-type="float">
            <text:p>2.6083490441</text:p>
          </table:table-cell>
        </table:table-row>
        <table:table-row table:style-name="ro1">
          <table:table-cell office:value-type="float" office:value="2.60853964883" calcext:value-type="float">
            <text:p>2.6085396488</text:p>
          </table:table-cell>
        </table:table-row>
        <table:table-row table:style-name="ro1">
          <table:table-cell office:value-type="float" office:value="2.60872641694" calcext:value-type="float">
            <text:p>2.6087264169</text:p>
          </table:table-cell>
        </table:table-row>
        <table:table-row table:style-name="ro1">
          <table:table-cell office:value-type="float" office:value="2.60890885441" calcext:value-type="float">
            <text:p>2.6089088544</text:p>
          </table:table-cell>
        </table:table-row>
        <table:table-row table:style-name="ro1">
          <table:table-cell office:value-type="float" office:value="2.60908645066" calcext:value-type="float">
            <text:p>2.6090864507</text:p>
          </table:table-cell>
        </table:table-row>
        <table:table-row table:style-name="ro1">
          <table:table-cell office:value-type="float" office:value="2.60925876599" calcext:value-type="float">
            <text:p>2.609258766</text:p>
          </table:table-cell>
        </table:table-row>
        <table:table-row table:style-name="ro1">
          <table:table-cell office:value-type="float" office:value="2.60942535212" calcext:value-type="float">
            <text:p>2.6094253521</text:p>
          </table:table-cell>
        </table:table-row>
        <table:table-row table:style-name="ro1">
          <table:table-cell office:value-type="float" office:value="2.60958574442" calcext:value-type="float">
            <text:p>2.6095857444</text:p>
          </table:table-cell>
        </table:table-row>
        <table:table-row table:style-name="ro1">
          <table:table-cell office:value-type="float" office:value="2.60973955785" calcext:value-type="float">
            <text:p>2.6097395579</text:p>
          </table:table-cell>
        </table:table-row>
        <table:table-row table:style-name="ro1">
          <table:table-cell office:value-type="float" office:value="2.60988637341" calcext:value-type="float">
            <text:p>2.6098863734</text:p>
          </table:table-cell>
        </table:table-row>
        <table:table-row table:style-name="ro1">
          <table:table-cell office:value-type="float" office:value="2.61002580287" calcext:value-type="float">
            <text:p>2.6100258029</text:p>
          </table:table-cell>
        </table:table-row>
        <table:table-row table:style-name="ro1">
          <table:table-cell office:value-type="float" office:value="2.61015753421" calcext:value-type="float">
            <text:p>2.6101575342</text:p>
          </table:table-cell>
        </table:table-row>
        <table:table-row table:style-name="ro1">
          <table:table-cell office:value-type="float" office:value="2.61028127668" calcext:value-type="float">
            <text:p>2.6102812767</text:p>
          </table:table-cell>
        </table:table-row>
        <table:table-row table:style-name="ro1">
          <table:table-cell office:value-type="float" office:value="2.61039675918" calcext:value-type="float">
            <text:p>2.6103967592</text:p>
          </table:table-cell>
        </table:table-row>
        <table:table-row table:style-name="ro1">
          <table:table-cell office:value-type="float" office:value="2.61050373636" calcext:value-type="float">
            <text:p>2.6105037364</text:p>
          </table:table-cell>
        </table:table-row>
        <table:table-row table:style-name="ro1">
          <table:table-cell office:value-type="float" office:value="2.61060199875" calcext:value-type="float">
            <text:p>2.6106019988</text:p>
          </table:table-cell>
        </table:table-row>
        <table:table-row table:style-name="ro1">
          <table:table-cell office:value-type="float" office:value="2.6106913759" calcext:value-type="float">
            <text:p>2.6106913759</text:p>
          </table:table-cell>
        </table:table-row>
        <table:table-row table:style-name="ro1">
          <table:table-cell office:value-type="float" office:value="2.61077174031" calcext:value-type="float">
            <text:p>2.6107717403</text:p>
          </table:table-cell>
        </table:table-row>
        <table:table-row table:style-name="ro1">
          <table:table-cell office:value-type="float" office:value="2.6108429874" calcext:value-type="float">
            <text:p>2.6108429874</text:p>
          </table:table-cell>
        </table:table-row>
        <table:table-row table:style-name="ro1">
          <table:table-cell office:value-type="float" office:value="2.61090505191" calcext:value-type="float">
            <text:p>2.6109050519</text:p>
          </table:table-cell>
        </table:table-row>
        <table:table-row table:style-name="ro1">
          <table:table-cell office:value-type="float" office:value="2.61095789528" calcext:value-type="float">
            <text:p>2.6109578953</text:p>
          </table:table-cell>
        </table:table-row>
        <table:table-row table:style-name="ro1">
          <table:table-cell office:value-type="float" office:value="2.61100151668" calcext:value-type="float">
            <text:p>2.6110015167</text:p>
          </table:table-cell>
        </table:table-row>
        <table:table-row table:style-name="ro1">
          <table:table-cell office:value-type="float" office:value="2.61103594544" calcext:value-type="float">
            <text:p>2.6110359454</text:p>
          </table:table-cell>
        </table:table-row>
        <table:table-row table:style-name="ro1">
          <table:table-cell office:value-type="float" office:value="2.61106125392" calcext:value-type="float">
            <text:p>2.6110612539</text:p>
          </table:table-cell>
        </table:table-row>
        <table:table-row table:style-name="ro1">
          <table:table-cell office:value-type="float" office:value="2.61107753146" calcext:value-type="float">
            <text:p>2.6110775315</text:p>
          </table:table-cell>
        </table:table-row>
        <table:table-row table:style-name="ro1">
          <table:table-cell office:value-type="float" office:value="2.61108490309" calcext:value-type="float">
            <text:p>2.6110849031</text:p>
          </table:table-cell>
        </table:table-row>
        <table:table-row table:style-name="ro1">
          <table:table-cell office:value-type="float" office:value="2.61108351651" calcext:value-type="float">
            <text:p>2.6110835165</text:p>
          </table:table-cell>
        </table:table-row>
        <table:table-row table:style-name="ro1">
          <table:table-cell office:value-type="float" office:value="2.61107354743" calcext:value-type="float">
            <text:p>2.6110735474</text:p>
          </table:table-cell>
        </table:table-row>
        <table:table-row table:style-name="ro1">
          <table:table-cell office:value-type="float" office:value="2.61105518739" calcext:value-type="float">
            <text:p>2.6110551874</text:p>
          </table:table-cell>
        </table:table-row>
        <table:table-row table:style-name="ro1">
          <table:table-cell office:value-type="float" office:value="2.61102865179" calcext:value-type="float">
            <text:p>2.6110286518</text:p>
          </table:table-cell>
        </table:table-row>
        <table:table-row table:style-name="ro1">
          <table:table-cell office:value-type="float" office:value="2.61099417565" calcext:value-type="float">
            <text:p>2.6109941757</text:p>
          </table:table-cell>
        </table:table-row>
        <table:table-row table:style-name="ro1">
          <table:table-cell office:value-type="float" office:value="2.61095201484" calcext:value-type="float">
            <text:p>2.6109520148</text:p>
          </table:table-cell>
        </table:table-row>
        <table:table-row table:style-name="ro1">
          <table:table-cell office:value-type="float" office:value="2.61090243061" calcext:value-type="float">
            <text:p>2.6109024306</text:p>
          </table:table-cell>
        </table:table-row>
        <table:table-row table:style-name="ro1">
          <table:table-cell office:value-type="float" office:value="2.61084570402" calcext:value-type="float">
            <text:p>2.610845704</text:p>
          </table:table-cell>
        </table:table-row>
        <table:table-row table:style-name="ro1">
          <table:table-cell office:value-type="float" office:value="2.61078212467" calcext:value-type="float">
            <text:p>2.6107821247</text:p>
          </table:table-cell>
        </table:table-row>
        <table:table-row table:style-name="ro1">
          <table:table-cell office:value-type="float" office:value="2.61071199735" calcext:value-type="float">
            <text:p>2.6107119974</text:p>
          </table:table-cell>
        </table:table-row>
        <table:table-row table:style-name="ro1">
          <table:table-cell office:value-type="float" office:value="2.6106356172" calcext:value-type="float">
            <text:p>2.6106356172</text:p>
          </table:table-cell>
        </table:table-row>
        <table:table-row table:style-name="ro1">
          <table:table-cell office:value-type="float" office:value="2.61055329469" calcext:value-type="float">
            <text:p>2.6105532947</text:p>
          </table:table-cell>
        </table:table-row>
        <table:table-row table:style-name="ro1">
          <table:table-cell office:value-type="float" office:value="2.61046534248" calcext:value-type="float">
            <text:p>2.6104653425</text:p>
          </table:table-cell>
        </table:table-row>
        <table:table-row table:style-name="ro1">
          <table:table-cell office:value-type="float" office:value="2.61037208001" calcext:value-type="float">
            <text:p>2.61037208</text:p>
          </table:table-cell>
        </table:table-row>
        <table:table-row table:style-name="ro1">
          <table:table-cell office:value-type="float" office:value="2.61027380154" calcext:value-type="float">
            <text:p>2.6102738015</text:p>
          </table:table-cell>
        </table:table-row>
        <table:table-row table:style-name="ro1">
          <table:table-cell office:value-type="float" office:value="2.61017081388" calcext:value-type="float">
            <text:p>2.6101708139</text:p>
          </table:table-cell>
        </table:table-row>
        <table:table-row table:style-name="ro1">
          <table:table-cell office:value-type="float" office:value="2.61006342871" calcext:value-type="float">
            <text:p>2.6100634287</text:p>
          </table:table-cell>
        </table:table-row>
        <table:table-row table:style-name="ro1">
          <table:table-cell office:value-type="float" office:value="2.6099519521" calcext:value-type="float">
            <text:p>2.6099519521</text:p>
          </table:table-cell>
        </table:table-row>
        <table:table-row table:style-name="ro1">
          <table:table-cell office:value-type="float" office:value="2.60983664274" calcext:value-type="float">
            <text:p>2.6098366427</text:p>
          </table:table-cell>
        </table:table-row>
        <table:table-row table:style-name="ro1">
          <table:table-cell office:value-type="float" office:value="2.60971777611" calcext:value-type="float">
            <text:p>2.6097177761</text:p>
          </table:table-cell>
        </table:table-row>
        <table:table-row table:style-name="ro1">
          <table:table-cell office:value-type="float" office:value="2.60959565384" calcext:value-type="float">
            <text:p>2.6095956538</text:p>
          </table:table-cell>
        </table:table-row>
        <table:table-row table:style-name="ro1">
          <table:table-cell office:value-type="float" office:value="2.60947054883" calcext:value-type="float">
            <text:p>2.6094705488</text:p>
          </table:table-cell>
        </table:table-row>
        <table:table-row table:style-name="ro1">
          <table:table-cell office:value-type="float" office:value="2.60934264547" calcext:value-type="float">
            <text:p>2.6093426455</text:p>
          </table:table-cell>
        </table:table-row>
        <table:table-row table:style-name="ro1">
          <table:table-cell office:value-type="float" office:value="2.60921216434" calcext:value-type="float">
            <text:p>2.6092121643</text:p>
          </table:table-cell>
        </table:table-row>
        <table:table-row table:style-name="ro1">
          <table:table-cell office:value-type="float" office:value="2.60907942126" calcext:value-type="float">
            <text:p>2.6090794213</text:p>
          </table:table-cell>
        </table:table-row>
        <table:table-row table:style-name="ro1">
          <table:table-cell office:value-type="float" office:value="2.60894465132" calcext:value-type="float">
            <text:p>2.6089446513</text:p>
          </table:table-cell>
        </table:table-row>
        <table:table-row table:style-name="ro1">
          <table:table-cell office:value-type="float" office:value="2.60880788843" calcext:value-type="float">
            <text:p>2.6088078884</text:p>
          </table:table-cell>
        </table:table-row>
        <table:table-row table:style-name="ro1">
          <table:table-cell office:value-type="float" office:value="2.6086692797" calcext:value-type="float">
            <text:p>2.6086692797</text:p>
          </table:table-cell>
        </table:table-row>
        <table:table-row table:style-name="ro1">
          <table:table-cell office:value-type="float" office:value="2.60852926622" calcext:value-type="float">
            <text:p>2.6085292662</text:p>
          </table:table-cell>
        </table:table-row>
        <table:table-row table:style-name="ro1">
          <table:table-cell office:value-type="float" office:value="2.60838806317" calcext:value-type="float">
            <text:p>2.6083880632</text:p>
          </table:table-cell>
        </table:table-row>
        <table:table-row table:style-name="ro1">
          <table:table-cell office:value-type="float" office:value="2.60824541274" calcext:value-type="float">
            <text:p>2.6082454127</text:p>
          </table:table-cell>
        </table:table-row>
        <table:table-row table:style-name="ro1">
          <table:table-cell office:value-type="float" office:value="2.60810136817" calcext:value-type="float">
            <text:p>2.6081013682</text:p>
          </table:table-cell>
        </table:table-row>
        <table:table-row table:style-name="ro1">
          <table:table-cell office:value-type="float" office:value="2.6079564425" calcext:value-type="float">
            <text:p>2.6079564425</text:p>
          </table:table-cell>
        </table:table-row>
        <table:table-row table:style-name="ro1">
          <table:table-cell office:value-type="float" office:value="2.60781077603" calcext:value-type="float">
            <text:p>2.607810776</text:p>
          </table:table-cell>
        </table:table-row>
        <table:table-row table:style-name="ro1">
          <table:table-cell office:value-type="float" office:value="2.60766426917" calcext:value-type="float">
            <text:p>2.6076642692</text:p>
          </table:table-cell>
        </table:table-row>
        <table:table-row table:style-name="ro1">
          <table:table-cell office:value-type="float" office:value="2.60751704795" calcext:value-type="float">
            <text:p>2.607517048</text:p>
          </table:table-cell>
        </table:table-row>
        <table:table-row table:style-name="ro1">
          <table:table-cell office:value-type="float" office:value="2.60736926763" calcext:value-type="float">
            <text:p>2.6073692676</text:p>
          </table:table-cell>
        </table:table-row>
        <table:table-row table:style-name="ro1">
          <table:table-cell office:value-type="float" office:value="2.60722096461" calcext:value-type="float">
            <text:p>2.6072209646</text:p>
          </table:table-cell>
        </table:table-row>
        <table:table-row table:style-name="ro1">
          <table:table-cell office:value-type="float" office:value="2.60707198034" calcext:value-type="float">
            <text:p>2.6070719803</text:p>
          </table:table-cell>
        </table:table-row>
        <table:table-row table:style-name="ro1">
          <table:table-cell office:value-type="float" office:value="2.60692232348" calcext:value-type="float">
            <text:p>2.6069223235</text:p>
          </table:table-cell>
        </table:table-row>
        <table:table-row table:style-name="ro1">
          <table:table-cell office:value-type="float" office:value="2.6067724413" calcext:value-type="float">
            <text:p>2.6067724413</text:p>
          </table:table-cell>
        </table:table-row>
        <table:table-row table:style-name="ro1">
          <table:table-cell office:value-type="float" office:value="2.60662240272" calcext:value-type="float">
            <text:p>2.6066224027</text:p>
          </table:table-cell>
        </table:table-row>
        <table:table-row table:style-name="ro1">
          <table:table-cell office:value-type="float" office:value="2.60647182283" calcext:value-type="float">
            <text:p>2.6064718228</text:p>
          </table:table-cell>
        </table:table-row>
        <table:table-row table:style-name="ro1">
          <table:table-cell office:value-type="float" office:value="2.60632077001" calcext:value-type="float">
            <text:p>2.60632077</text:p>
          </table:table-cell>
        </table:table-row>
        <table:table-row table:style-name="ro1">
          <table:table-cell office:value-type="float" office:value="2.60616976182" calcext:value-type="float">
            <text:p>2.6061697618</text:p>
          </table:table-cell>
        </table:table-row>
        <table:table-row table:style-name="ro1">
          <table:table-cell office:value-type="float" office:value="2.60601875609" calcext:value-type="float">
            <text:p>2.6060187561</text:p>
          </table:table-cell>
        </table:table-row>
        <table:table-row table:style-name="ro1">
          <table:table-cell office:value-type="float" office:value="2.60586697182" calcext:value-type="float">
            <text:p>2.6058669718</text:p>
          </table:table-cell>
        </table:table-row>
        <table:table-row table:style-name="ro1">
          <table:table-cell office:value-type="float" office:value="2.60571435409" calcext:value-type="float">
            <text:p>2.6057143541</text:p>
          </table:table-cell>
        </table:table-row>
        <table:table-row table:style-name="ro1">
          <table:table-cell office:value-type="float" office:value="2.60556208469" calcext:value-type="float">
            <text:p>2.6055620847</text:p>
          </table:table-cell>
        </table:table-row>
        <table:table-row table:style-name="ro1">
          <table:table-cell office:value-type="float" office:value="2.60540977513" calcext:value-type="float">
            <text:p>2.6054097751</text:p>
          </table:table-cell>
        </table:table-row>
        <table:table-row table:style-name="ro1">
          <table:table-cell office:value-type="float" office:value="2.60525726297" calcext:value-type="float">
            <text:p>2.605257263</text:p>
          </table:table-cell>
        </table:table-row>
        <table:table-row table:style-name="ro1">
          <table:table-cell office:value-type="float" office:value="2.60510419533" calcext:value-type="float">
            <text:p>2.6051041953</text:p>
          </table:table-cell>
        </table:table-row>
        <table:table-row table:style-name="ro1">
          <table:table-cell office:value-type="float" office:value="2.60495130877" calcext:value-type="float">
            <text:p>2.6049513088</text:p>
          </table:table-cell>
        </table:table-row>
        <table:table-row table:style-name="ro1">
          <table:table-cell office:value-type="float" office:value="2.60479801467" calcext:value-type="float">
            <text:p>2.6047980147</text:p>
          </table:table-cell>
        </table:table-row>
        <table:table-row table:style-name="ro1">
          <table:table-cell office:value-type="float" office:value="2.60464410379" calcext:value-type="float">
            <text:p>2.6046441038</text:p>
          </table:table-cell>
        </table:table-row>
        <table:table-row table:style-name="ro1">
          <table:table-cell office:value-type="float" office:value="2.60449041571" calcext:value-type="float">
            <text:p>2.6044904157</text:p>
          </table:table-cell>
        </table:table-row>
        <table:table-row table:style-name="ro1">
          <table:table-cell office:value-type="float" office:value="2.60433656359" calcext:value-type="float">
            <text:p>2.6043365636</text:p>
          </table:table-cell>
        </table:table-row>
        <table:table-row table:style-name="ro1">
          <table:table-cell office:value-type="float" office:value="2.60418268505" calcext:value-type="float">
            <text:p>2.6041826851</text:p>
          </table:table-cell>
        </table:table-row>
        <table:table-row table:style-name="ro1">
          <table:table-cell office:value-type="float" office:value="2.60402870801" calcext:value-type="float">
            <text:p>2.604028708</text:p>
          </table:table-cell>
        </table:table-row>
        <table:table-row table:style-name="ro1">
          <table:table-cell office:value-type="float" office:value="2.60387400285" calcext:value-type="float">
            <text:p>2.6038740029</text:p>
          </table:table-cell>
        </table:table-row>
        <table:table-row table:style-name="ro1">
          <table:table-cell office:value-type="float" office:value="2.60371949498" calcext:value-type="float">
            <text:p>2.603719495</text:p>
          </table:table-cell>
        </table:table-row>
        <table:table-row table:style-name="ro1">
          <table:table-cell office:value-type="float" office:value="2.60356513341" calcext:value-type="float">
            <text:p>2.6035651334</text:p>
          </table:table-cell>
        </table:table-row>
        <table:table-row table:style-name="ro1">
          <table:table-cell office:value-type="float" office:value="2.60341043115" calcext:value-type="float">
            <text:p>2.6034104312</text:p>
          </table:table-cell>
        </table:table-row>
        <table:table-row table:style-name="ro1">
          <table:table-cell office:value-type="float" office:value="2.60325551334" calcext:value-type="float">
            <text:p>2.6032555133</text:p>
          </table:table-cell>
        </table:table-row>
        <table:table-row table:style-name="ro1">
          <table:table-cell office:value-type="float" office:value="2.60310048371" calcext:value-type="float">
            <text:p>2.6031004837</text:p>
          </table:table-cell>
        </table:table-row>
        <table:table-row table:style-name="ro1">
          <table:table-cell office:value-type="float" office:value="2.60294541763" calcext:value-type="float">
            <text:p>2.6029454176</text:p>
          </table:table-cell>
        </table:table-row>
        <table:table-row table:style-name="ro1">
          <table:table-cell office:value-type="float" office:value="2.60279032882" calcext:value-type="float">
            <text:p>2.6027903288</text:p>
          </table:table-cell>
        </table:table-row>
        <table:table-row table:style-name="ro1">
          <table:table-cell office:value-type="float" office:value="2.60263534568" calcext:value-type="float">
            <text:p>2.6026353457</text:p>
          </table:table-cell>
        </table:table-row>
        <table:table-row table:style-name="ro1">
          <table:table-cell office:value-type="float" office:value="2.60248024118" calcext:value-type="float">
            <text:p>2.6024802412</text:p>
          </table:table-cell>
        </table:table-row>
        <table:table-row table:style-name="ro1">
          <table:table-cell office:value-type="float" office:value="2.60232505836" calcext:value-type="float">
            <text:p>2.6023250584</text:p>
          </table:table-cell>
        </table:table-row>
        <table:table-row table:style-name="ro1">
          <table:table-cell office:value-type="float" office:value="2.6021702327" calcext:value-type="float">
            <text:p>2.6021702327</text:p>
          </table:table-cell>
        </table:table-row>
        <table:table-row table:style-name="ro1">
          <table:table-cell office:value-type="float" office:value="2.60201474194" calcext:value-type="float">
            <text:p>2.6020147419</text:p>
          </table:table-cell>
        </table:table-row>
        <table:table-row table:style-name="ro1">
          <table:table-cell office:value-type="float" office:value="2.60185955562" calcext:value-type="float">
            <text:p>2.6018595556</text:p>
          </table:table-cell>
        </table:table-row>
        <table:table-row table:style-name="ro1">
          <table:table-cell office:value-type="float" office:value="2.6017052755" calcext:value-type="float">
            <text:p>2.6017052755</text:p>
          </table:table-cell>
        </table:table-row>
        <table:table-row table:style-name="ro1">
          <table:table-cell office:value-type="float" office:value="2.60155055214" calcext:value-type="float">
            <text:p>2.6015505521</text:p>
          </table:table-cell>
        </table:table-row>
        <table:table-row table:style-name="ro1">
          <table:table-cell office:value-type="float" office:value="2.60139567618" calcext:value-type="float">
            <text:p>2.6013956762</text:p>
          </table:table-cell>
        </table:table-row>
        <table:table-row table:style-name="ro1">
          <table:table-cell office:value-type="float" office:value="2.60124087568" calcext:value-type="float">
            <text:p>2.6012408757</text:p>
          </table:table-cell>
        </table:table-row>
        <table:table-row table:style-name="ro1">
          <table:table-cell office:value-type="float" office:value="2.60108660109" calcext:value-type="float">
            <text:p>2.6010866011</text:p>
          </table:table-cell>
        </table:table-row>
        <table:table-row table:style-name="ro1">
          <table:table-cell office:value-type="float" office:value="2.60093241769" calcext:value-type="float">
            <text:p>2.6009324177</text:p>
          </table:table-cell>
        </table:table-row>
        <table:table-row table:style-name="ro1">
          <table:table-cell office:value-type="float" office:value="2.60077843454" calcext:value-type="float">
            <text:p>2.6007784345</text:p>
          </table:table-cell>
        </table:table-row>
        <table:table-row table:style-name="ro1">
          <table:table-cell office:value-type="float" office:value="2.60062463778" calcext:value-type="float">
            <text:p>2.6006246378</text:p>
          </table:table-cell>
        </table:table-row>
        <table:table-row table:style-name="ro1">
          <table:table-cell office:value-type="float" office:value="2.60047109731" calcext:value-type="float">
            <text:p>2.6004710973</text:p>
          </table:table-cell>
        </table:table-row>
        <table:table-row table:style-name="ro1">
          <table:table-cell office:value-type="float" office:value="2.60031781329" calcext:value-type="float">
            <text:p>2.6003178133</text:p>
          </table:table-cell>
        </table:table-row>
        <table:table-row table:style-name="ro1">
          <table:table-cell office:value-type="float" office:value="2.6001648088" calcext:value-type="float">
            <text:p>2.6001648088</text:p>
          </table:table-cell>
        </table:table-row>
        <table:table-row table:style-name="ro1">
          <table:table-cell office:value-type="float" office:value="2.60001210318" calcext:value-type="float">
            <text:p>2.6000121032</text:p>
          </table:table-cell>
        </table:table-row>
        <table:table-row table:style-name="ro1">
          <table:table-cell office:value-type="float" office:value="2.59985971284" calcext:value-type="float">
            <text:p>2.5998597128</text:p>
          </table:table-cell>
        </table:table-row>
        <table:table-row table:style-name="ro1">
          <table:table-cell office:value-type="float" office:value="2.59970765048" calcext:value-type="float">
            <text:p>2.5997076505</text:p>
          </table:table-cell>
        </table:table-row>
        <table:table-row table:style-name="ro1">
          <table:table-cell office:value-type="float" office:value="2.59955594474" calcext:value-type="float">
            <text:p>2.5995559447</text:p>
          </table:table-cell>
        </table:table-row>
        <table:table-row table:style-name="ro1">
          <table:table-cell office:value-type="float" office:value="2.59940460002" calcext:value-type="float">
            <text:p>2.5994046</text:p>
          </table:table-cell>
        </table:table-row>
        <table:table-row table:style-name="ro1">
          <table:table-cell office:value-type="float" office:value="2.59925362226" calcext:value-type="float">
            <text:p>2.5992536223</text:p>
          </table:table-cell>
        </table:table-row>
        <table:table-row table:style-name="ro1">
          <table:table-cell office:value-type="float" office:value="2.59910302709" calcext:value-type="float">
            <text:p>2.5991030271</text:p>
          </table:table-cell>
        </table:table-row>
        <table:table-row table:style-name="ro1">
          <table:table-cell office:value-type="float" office:value="2.59895285601" calcext:value-type="float">
            <text:p>2.598952856</text:p>
          </table:table-cell>
        </table:table-row>
        <table:table-row table:style-name="ro1">
          <table:table-cell office:value-type="float" office:value="2.59880310207" calcext:value-type="float">
            <text:p>2.5988031021</text:p>
          </table:table-cell>
        </table:table-row>
        <table:table-row table:style-name="ro1">
          <table:table-cell office:value-type="float" office:value="2.59865377371" calcext:value-type="float">
            <text:p>2.5986537737</text:p>
          </table:table-cell>
        </table:table-row>
        <table:table-row table:style-name="ro1">
          <table:table-cell office:value-type="float" office:value="2.59850488718" calcext:value-type="float">
            <text:p>2.5985048872</text:p>
          </table:table-cell>
        </table:table-row>
        <table:table-row table:style-name="ro1">
          <table:table-cell office:value-type="float" office:value="2.59835646148" calcext:value-type="float">
            <text:p>2.5983564615</text:p>
          </table:table-cell>
        </table:table-row>
        <table:table-row table:style-name="ro1">
          <table:table-cell office:value-type="float" office:value="2.59820850094" calcext:value-type="float">
            <text:p>2.5982085009</text:p>
          </table:table-cell>
        </table:table-row>
        <table:table-row table:style-name="ro1">
          <table:table-cell office:value-type="float" office:value="2.59806101503" calcext:value-type="float">
            <text:p>2.598061015</text:p>
          </table:table-cell>
        </table:table-row>
        <table:table-row table:style-name="ro1">
          <table:table-cell office:value-type="float" office:value="2.59791401285" calcext:value-type="float">
            <text:p>2.5979140129</text:p>
          </table:table-cell>
        </table:table-row>
        <table:table-row table:style-name="ro1">
          <table:table-cell office:value-type="float" office:value="2.59776750264" calcext:value-type="float">
            <text:p>2.5977675026</text:p>
          </table:table-cell>
        </table:table-row>
        <table:table-row table:style-name="ro1">
          <table:table-cell office:value-type="float" office:value="2.59762149167" calcext:value-type="float">
            <text:p>2.5976214917</text:p>
          </table:table-cell>
        </table:table-row>
        <table:table-row table:style-name="ro1">
          <table:table-cell office:value-type="float" office:value="2.59747598659" calcext:value-type="float">
            <text:p>2.5974759866</text:p>
          </table:table-cell>
        </table:table-row>
        <table:table-row table:style-name="ro1">
          <table:table-cell office:value-type="float" office:value="2.59733099475" calcext:value-type="float">
            <text:p>2.5973309948</text:p>
          </table:table-cell>
        </table:table-row>
        <table:table-row table:style-name="ro1">
          <table:table-cell office:value-type="float" office:value="2.59718652161" calcext:value-type="float">
            <text:p>2.5971865216</text:p>
          </table:table-cell>
        </table:table-row>
        <table:table-row table:style-name="ro1">
          <table:table-cell office:value-type="float" office:value="2.59704257206" calcext:value-type="float">
            <text:p>2.5970425721</text:p>
          </table:table-cell>
        </table:table-row>
        <table:table-row table:style-name="ro1">
          <table:table-cell office:value-type="float" office:value="2.59689915052" calcext:value-type="float">
            <text:p>2.5968991505</text:p>
          </table:table-cell>
        </table:table-row>
        <table:table-row table:style-name="ro1">
          <table:table-cell office:value-type="float" office:value="2.59675626379" calcext:value-type="float">
            <text:p>2.5967562638</text:p>
          </table:table-cell>
        </table:table-row>
        <table:table-row table:style-name="ro1">
          <table:table-cell office:value-type="float" office:value="2.59661391468" calcext:value-type="float">
            <text:p>2.5966139147</text:p>
          </table:table-cell>
        </table:table-row>
        <table:table-row table:style-name="ro1">
          <table:table-cell office:value-type="float" office:value="2.59647210665" calcext:value-type="float">
            <text:p>2.5964721067</text:p>
          </table:table-cell>
        </table:table-row>
        <table:table-row table:style-name="ro1">
          <table:table-cell office:value-type="float" office:value="2.59633084278" calcext:value-type="float">
            <text:p>2.5963308428</text:p>
          </table:table-cell>
        </table:table-row>
        <table:table-row table:style-name="ro1">
          <table:table-cell office:value-type="float" office:value="2.59619012631" calcext:value-type="float">
            <text:p>2.5961901263</text:p>
          </table:table-cell>
        </table:table-row>
        <table:table-row table:style-name="ro1">
          <table:table-cell office:value-type="float" office:value="2.59604995914" calcext:value-type="float">
            <text:p>2.5960499591</text:p>
          </table:table-cell>
        </table:table-row>
        <table:table-row table:style-name="ro1">
          <table:table-cell office:value-type="float" office:value="2.59591034299" calcext:value-type="float">
            <text:p>2.595910343</text:p>
          </table:table-cell>
        </table:table-row>
        <table:table-row table:style-name="ro1">
          <table:table-cell office:value-type="float" office:value="2.59577127926" calcext:value-type="float">
            <text:p>2.5957712793</text:p>
          </table:table-cell>
        </table:table-row>
        <table:table-row table:style-name="ro1">
          <table:table-cell office:value-type="float" office:value="2.59563276912" calcext:value-type="float">
            <text:p>2.5956327691</text:p>
          </table:table-cell>
        </table:table-row>
        <table:table-row table:style-name="ro1">
          <table:table-cell office:value-type="float" office:value="2.59549481288" calcext:value-type="float">
            <text:p>2.5954948129</text:p>
          </table:table-cell>
        </table:table-row>
        <table:table-row table:style-name="ro1">
          <table:table-cell office:value-type="float" office:value="2.59535741057" calcext:value-type="float">
            <text:p>2.5953574106</text:p>
          </table:table-cell>
        </table:table-row>
        <table:table-row table:style-name="ro1">
          <table:table-cell office:value-type="float" office:value="2.59522056241" calcext:value-type="float">
            <text:p>2.5952205624</text:p>
          </table:table-cell>
        </table:table-row>
        <table:table-row table:style-name="ro1">
          <table:table-cell office:value-type="float" office:value="2.59508426832" calcext:value-type="float">
            <text:p>2.5950842683</text:p>
          </table:table-cell>
        </table:table-row>
        <table:table-row table:style-name="ro1">
          <table:table-cell office:value-type="float" office:value="2.5949485271" calcext:value-type="float">
            <text:p>2.5949485271</text:p>
          </table:table-cell>
        </table:table-row>
        <table:table-row table:style-name="ro1">
          <table:table-cell office:value-type="float" office:value="2.59481333748" calcext:value-type="float">
            <text:p>2.5948133375</text:p>
          </table:table-cell>
        </table:table-row>
        <table:table-row table:style-name="ro1">
          <table:table-cell office:value-type="float" office:value="2.59467869905" calcext:value-type="float">
            <text:p>2.5946786991</text:p>
          </table:table-cell>
        </table:table-row>
        <table:table-row table:style-name="ro1">
          <table:table-cell office:value-type="float" office:value="2.59454461037" calcext:value-type="float">
            <text:p>2.5945446104</text:p>
          </table:table-cell>
        </table:table-row>
        <table:table-row table:style-name="ro1">
          <table:table-cell office:value-type="float" office:value="2.59441106926" calcext:value-type="float">
            <text:p>2.5944110693</text:p>
          </table:table-cell>
        </table:table-row>
        <table:table-row table:style-name="ro1">
          <table:table-cell office:value-type="float" office:value="2.59427807352" calcext:value-type="float">
            <text:p>2.5942780735</text:p>
          </table:table-cell>
        </table:table-row>
        <table:table-row table:style-name="ro1">
          <table:table-cell office:value-type="float" office:value="2.59414562061" calcext:value-type="float">
            <text:p>2.5941456206</text:p>
          </table:table-cell>
        </table:table-row>
        <table:table-row table:style-name="ro1">
          <table:table-cell office:value-type="float" office:value="2.59401370763" calcext:value-type="float">
            <text:p>2.5940137076</text:p>
          </table:table-cell>
        </table:table-row>
        <table:table-row table:style-name="ro1">
          <table:table-cell office:value-type="float" office:value="2.59388233505" calcext:value-type="float">
            <text:p>2.5938823351</text:p>
          </table:table-cell>
        </table:table-row>
        <table:table-row table:style-name="ro1">
          <table:table-cell office:value-type="float" office:value="2.59375149877" calcext:value-type="float">
            <text:p>2.5937514988</text:p>
          </table:table-cell>
        </table:table-row>
        <table:table-row table:style-name="ro1">
          <table:table-cell office:value-type="float" office:value="2.59362119564" calcext:value-type="float">
            <text:p>2.5936211956</text:p>
          </table:table-cell>
        </table:table-row>
        <table:table-row table:style-name="ro1">
          <table:table-cell office:value-type="float" office:value="2.59349142251" calcext:value-type="float">
            <text:p>2.5934914225</text:p>
          </table:table-cell>
        </table:table-row>
        <table:table-row table:style-name="ro1">
          <table:table-cell office:value-type="float" office:value="2.59336217605" calcext:value-type="float">
            <text:p>2.5933621761</text:p>
          </table:table-cell>
        </table:table-row>
        <table:table-row table:style-name="ro1">
          <table:table-cell office:value-type="float" office:value="2.59323345256" calcext:value-type="float">
            <text:p>2.5932334526</text:p>
          </table:table-cell>
        </table:table-row>
        <table:table-row table:style-name="ro1">
          <table:table-cell office:value-type="float" office:value="2.59310524665" calcext:value-type="float">
            <text:p>2.5931052467</text:p>
          </table:table-cell>
        </table:table-row>
        <table:table-row table:style-name="ro1">
          <table:table-cell office:value-type="float" office:value="2.59297755486" calcext:value-type="float">
            <text:p>2.5929775549</text:p>
          </table:table-cell>
        </table:table-row>
        <table:table-row table:style-name="ro1">
          <table:table-cell office:value-type="float" office:value="2.59285037263" calcext:value-type="float">
            <text:p>2.5928503726</text:p>
          </table:table-cell>
        </table:table-row>
        <table:table-row table:style-name="ro1">
          <table:table-cell office:value-type="float" office:value="2.59272369515" calcext:value-type="float">
            <text:p>2.5927236952</text:p>
          </table:table-cell>
        </table:table-row>
        <table:table-row table:style-name="ro1">
          <table:table-cell office:value-type="float" office:value="2.59259751734" calcext:value-type="float">
            <text:p>2.5925975173</text:p>
          </table:table-cell>
        </table:table-row>
        <table:table-row table:style-name="ro1">
          <table:table-cell office:value-type="float" office:value="2.59247183551" calcext:value-type="float">
            <text:p>2.5924718355</text:p>
          </table:table-cell>
        </table:table-row>
        <table:table-row table:style-name="ro1">
          <table:table-cell office:value-type="float" office:value="2.59234664842" calcext:value-type="float">
            <text:p>2.5923466484</text:p>
          </table:table-cell>
        </table:table-row>
        <table:table-row table:style-name="ro1">
          <table:table-cell office:value-type="float" office:value="2.5922219492" calcext:value-type="float">
            <text:p>2.5922219492</text:p>
          </table:table-cell>
        </table:table-row>
        <table:table-row table:style-name="ro1">
          <table:table-cell office:value-type="float" office:value="2.59209773334" calcext:value-type="float">
            <text:p>2.5920977333</text:p>
          </table:table-cell>
        </table:table-row>
        <table:table-row table:style-name="ro1">
          <table:table-cell office:value-type="float" office:value="2.59197399633" calcext:value-type="float">
            <text:p>2.5919739963</text:p>
          </table:table-cell>
        </table:table-row>
        <table:table-row table:style-name="ro1">
          <table:table-cell office:value-type="float" office:value="2.59185073369" calcext:value-type="float">
            <text:p>2.5918507337</text:p>
          </table:table-cell>
        </table:table-row>
        <table:table-row table:style-name="ro1">
          <table:table-cell office:value-type="float" office:value="2.59172794074" calcext:value-type="float">
            <text:p>2.5917279407</text:p>
          </table:table-cell>
        </table:table-row>
        <table:table-row table:style-name="ro1">
          <table:table-cell office:value-type="float" office:value="2.59160561288" calcext:value-type="float">
            <text:p>2.5916056129</text:p>
          </table:table-cell>
        </table:table-row>
        <table:table-row table:style-name="ro1">
          <table:table-cell office:value-type="float" office:value="2.59148374582" calcext:value-type="float">
            <text:p>2.5914837458</text:p>
          </table:table-cell>
        </table:table-row>
        <table:table-row table:style-name="ro1">
          <table:table-cell office:value-type="float" office:value="2.59136233521" calcext:value-type="float">
            <text:p>2.5913623352</text:p>
          </table:table-cell>
        </table:table-row>
        <table:table-row table:style-name="ro1">
          <table:table-cell office:value-type="float" office:value="2.5912413768" calcext:value-type="float">
            <text:p>2.5912413768</text:p>
          </table:table-cell>
        </table:table-row>
        <table:table-row table:style-name="ro1">
          <table:table-cell office:value-type="float" office:value="2.59112086644" calcext:value-type="float">
            <text:p>2.5911208664</text:p>
          </table:table-cell>
        </table:table-row>
        <table:table-row table:style-name="ro1">
          <table:table-cell office:value-type="float" office:value="2.59100079807" calcext:value-type="float">
            <text:p>2.5910007981</text:p>
          </table:table-cell>
        </table:table-row>
        <table:table-row table:style-name="ro1">
          <table:table-cell office:value-type="float" office:value="2.5908811673" calcext:value-type="float">
            <text:p>2.5908811673</text:p>
          </table:table-cell>
        </table:table-row>
        <table:table-row table:style-name="ro1">
          <table:table-cell office:value-type="float" office:value="2.59076197024" calcext:value-type="float">
            <text:p>2.5907619702</text:p>
          </table:table-cell>
        </table:table-row>
        <table:table-row table:style-name="ro1">
          <table:table-cell office:value-type="float" office:value="2.59064320247" calcext:value-type="float">
            <text:p>2.5906432025</text:p>
          </table:table-cell>
        </table:table-row>
        <table:table-row table:style-name="ro1">
          <table:table-cell office:value-type="float" office:value="2.59052485965" calcext:value-type="float">
            <text:p>2.5905248597</text:p>
          </table:table-cell>
        </table:table-row>
        <table:table-row table:style-name="ro1">
          <table:table-cell office:value-type="float" office:value="2.59040693751" calcext:value-type="float">
            <text:p>2.5904069375</text:p>
          </table:table-cell>
        </table:table-row>
        <table:table-row table:style-name="ro1">
          <table:table-cell office:value-type="float" office:value="2.59028942863" calcext:value-type="float">
            <text:p>2.5902894286</text:p>
          </table:table-cell>
        </table:table-row>
        <table:table-row table:style-name="ro1">
          <table:table-cell office:value-type="float" office:value="2.59017232944" calcext:value-type="float">
            <text:p>2.5901723294</text:p>
          </table:table-cell>
        </table:table-row>
        <table:table-row table:style-name="ro1">
          <table:table-cell office:value-type="float" office:value="2.59005563518" calcext:value-type="float">
            <text:p>2.5900556352</text:p>
          </table:table-cell>
        </table:table-row>
        <table:table-row table:style-name="ro1">
          <table:table-cell office:value-type="float" office:value="2.58993934088" calcext:value-type="float">
            <text:p>2.5899393409</text:p>
          </table:table-cell>
        </table:table-row>
        <table:table-row table:style-name="ro1">
          <table:table-cell office:value-type="float" office:value="2.5898234415" calcext:value-type="float">
            <text:p>2.5898234415</text:p>
          </table:table-cell>
        </table:table-row>
        <table:table-row table:style-name="ro1">
          <table:table-cell office:value-type="float" office:value="2.58970793237" calcext:value-type="float">
            <text:p>2.5897079324</text:p>
          </table:table-cell>
        </table:table-row>
        <table:table-row table:style-name="ro1">
          <table:table-cell office:value-type="float" office:value="2.58959281208" calcext:value-type="float">
            <text:p>2.5895928121</text:p>
          </table:table-cell>
        </table:table-row>
        <table:table-row table:style-name="ro1">
          <table:table-cell office:value-type="float" office:value="2.58947807437" calcext:value-type="float">
            <text:p>2.5894780744</text:p>
          </table:table-cell>
        </table:table-row>
        <table:table-row table:style-name="ro1">
          <table:table-cell office:value-type="float" office:value="2.58936371496" calcext:value-type="float">
            <text:p>2.589363715</text:p>
          </table:table-cell>
        </table:table-row>
        <table:table-row table:style-name="ro1">
          <table:table-cell office:value-type="float" office:value="2.58924972966" calcext:value-type="float">
            <text:p>2.5892497297</text:p>
          </table:table-cell>
        </table:table-row>
        <table:table-row table:style-name="ro1">
          <table:table-cell office:value-type="float" office:value="2.5891361144" calcext:value-type="float">
            <text:p>2.5891361144</text:p>
          </table:table-cell>
        </table:table-row>
        <table:table-row table:style-name="ro1">
          <table:table-cell office:value-type="float" office:value="2.58902286597" calcext:value-type="float">
            <text:p>2.589022866</text:p>
          </table:table-cell>
        </table:table-row>
        <table:table-row table:style-name="ro1">
          <table:table-cell office:value-type="float" office:value="2.58890998238" calcext:value-type="float">
            <text:p>2.5889099824</text:p>
          </table:table-cell>
        </table:table-row>
        <table:table-row table:style-name="ro1">
          <table:table-cell office:value-type="float" office:value="2.58879745952" calcext:value-type="float">
            <text:p>2.5887974595</text:p>
          </table:table-cell>
        </table:table-row>
        <table:table-row table:style-name="ro1">
          <table:table-cell office:value-type="float" office:value="2.58868529456" calcext:value-type="float">
            <text:p>2.5886852946</text:p>
          </table:table-cell>
        </table:table-row>
        <table:table-row table:style-name="ro1">
          <table:table-cell office:value-type="float" office:value="2.58857348491" calcext:value-type="float">
            <text:p>2.5885734849</text:p>
          </table:table-cell>
        </table:table-row>
        <table:table-row table:style-name="ro1">
          <table:table-cell office:value-type="float" office:value="2.58846202831" calcext:value-type="float">
            <text:p>2.5884620283</text:p>
          </table:table-cell>
        </table:table-row>
        <table:table-row table:style-name="ro1">
          <table:table-cell office:value-type="float" office:value="2.58835091993" calcext:value-type="float">
            <text:p>2.5883509199</text:p>
          </table:table-cell>
        </table:table-row>
        <table:table-row table:style-name="ro1">
          <table:table-cell office:value-type="float" office:value="2.58824015554" calcext:value-type="float">
            <text:p>2.5882401555</text:p>
          </table:table-cell>
        </table:table-row>
        <table:table-row table:style-name="ro1">
          <table:table-cell office:value-type="float" office:value="2.58812973412" calcext:value-type="float">
            <text:p>2.5881297341</text:p>
          </table:table-cell>
        </table:table-row>
        <table:table-row table:style-name="ro1">
          <table:table-cell office:value-type="float" office:value="2.58801965313" calcext:value-type="float">
            <text:p>2.5880196531</text:p>
          </table:table-cell>
        </table:table-row>
        <table:table-row table:style-name="ro1">
          <table:table-cell office:value-type="float" office:value="2.58790991013" calcext:value-type="float">
            <text:p>2.5879099101</text:p>
          </table:table-cell>
        </table:table-row>
        <table:table-row table:style-name="ro1">
          <table:table-cell office:value-type="float" office:value="2.58780050277" calcext:value-type="float">
            <text:p>2.5878005028</text:p>
          </table:table-cell>
        </table:table-row>
        <table:table-row table:style-name="ro1">
          <table:table-cell office:value-type="float" office:value="2.58769142777" calcext:value-type="float">
            <text:p>2.5876914278</text:p>
          </table:table-cell>
        </table:table-row>
        <table:table-row table:style-name="ro1">
          <table:table-cell office:value-type="float" office:value="2.5875826828" calcext:value-type="float">
            <text:p>2.5875826828</text:p>
          </table:table-cell>
        </table:table-row>
        <table:table-row table:style-name="ro1">
          <table:table-cell office:value-type="float" office:value="2.58747426573" calcext:value-type="float">
            <text:p>2.5874742657</text:p>
          </table:table-cell>
        </table:table-row>
        <table:table-row table:style-name="ro1">
          <table:table-cell office:value-type="float" office:value="2.58736617423" calcext:value-type="float">
            <text:p>2.5873661742</text:p>
          </table:table-cell>
        </table:table-row>
        <table:table-row table:style-name="ro1">
          <table:table-cell office:value-type="float" office:value="2.58725840602" calcext:value-type="float">
            <text:p>2.587258406</text:p>
          </table:table-cell>
        </table:table-row>
        <table:table-row table:style-name="ro1">
          <table:table-cell office:value-type="float" office:value="2.5871509588" calcext:value-type="float">
            <text:p>2.5871509588</text:p>
          </table:table-cell>
        </table:table-row>
        <table:table-row table:style-name="ro1">
          <table:table-cell office:value-type="float" office:value="2.58704383563" calcext:value-type="float">
            <text:p>2.5870438356</text:p>
          </table:table-cell>
        </table:table-row>
        <table:table-row table:style-name="ro1">
          <table:table-cell office:value-type="float" office:value="2.5869370332" calcext:value-type="float">
            <text:p>2.5869370332</text:p>
          </table:table-cell>
        </table:table-row>
        <table:table-row table:style-name="ro1">
          <table:table-cell office:value-type="float" office:value="2.58683055046" calcext:value-type="float">
            <text:p>2.5868305505</text:p>
          </table:table-cell>
        </table:table-row>
        <table:table-row table:style-name="ro1">
          <table:table-cell office:value-type="float" office:value="2.5867243868" calcext:value-type="float">
            <text:p>2.5867243868</text:p>
          </table:table-cell>
        </table:table-row>
        <table:table-row table:style-name="ro1">
          <table:table-cell office:value-type="float" office:value="2.58661854188" calcext:value-type="float">
            <text:p>2.5866185419</text:p>
          </table:table-cell>
        </table:table-row>
        <table:table-row table:style-name="ro1">
          <table:table-cell office:value-type="float" office:value="2.58651301496" calcext:value-type="float">
            <text:p>2.586513015</text:p>
          </table:table-cell>
        </table:table-row>
        <table:table-row table:style-name="ro1">
          <table:table-cell office:value-type="float" office:value="2.58640780122" calcext:value-type="float">
            <text:p>2.5864078012</text:p>
          </table:table-cell>
        </table:table-row>
        <table:table-row table:style-name="ro1">
          <table:table-cell office:value-type="float" office:value="2.58630290249" calcext:value-type="float">
            <text:p>2.5863029025</text:p>
          </table:table-cell>
        </table:table-row>
        <table:table-row table:style-name="ro1">
          <table:table-cell office:value-type="float" office:value="2.58619831812" calcext:value-type="float">
            <text:p>2.5861983181</text:p>
          </table:table-cell>
        </table:table-row>
        <table:table-row table:style-name="ro1">
          <table:table-cell office:value-type="float" office:value="2.58609404753" calcext:value-type="float">
            <text:p>2.5860940475</text:p>
          </table:table-cell>
        </table:table-row>
        <table:table-row table:style-name="ro1">
          <table:table-cell office:value-type="float" office:value="2.58599009021" calcext:value-type="float">
            <text:p>2.5859900902</text:p>
          </table:table-cell>
        </table:table-row>
        <table:table-row table:style-name="ro1">
          <table:table-cell office:value-type="float" office:value="2.58588644547" calcext:value-type="float">
            <text:p>2.5858864455</text:p>
          </table:table-cell>
        </table:table-row>
        <table:table-row table:style-name="ro1">
          <table:table-cell office:value-type="float" office:value="2.58578311243" calcext:value-type="float">
            <text:p>2.5857831124</text:p>
          </table:table-cell>
        </table:table-row>
        <table:table-row table:style-name="ro1">
          <table:table-cell office:value-type="float" office:value="2.58568009082" calcext:value-type="float">
            <text:p>2.5856800908</text:p>
          </table:table-cell>
        </table:table-row>
        <table:table-row table:style-name="ro1">
          <table:table-cell office:value-type="float" office:value="2.58557738011" calcext:value-type="float">
            <text:p>2.5855773801</text:p>
          </table:table-cell>
        </table:table-row>
        <table:table-row table:style-name="ro1">
          <table:table-cell office:value-type="float" office:value="2.58547497977" calcext:value-type="float">
            <text:p>2.5854749798</text:p>
          </table:table-cell>
        </table:table-row>
        <table:table-row table:style-name="ro1">
          <table:table-cell office:value-type="float" office:value="2.58537288924" calcext:value-type="float">
            <text:p>2.5853728892</text:p>
          </table:table-cell>
        </table:table-row>
        <table:table-row table:style-name="ro1">
          <table:table-cell office:value-type="float" office:value="2.58527111155" calcext:value-type="float">
            <text:p>2.5852711116</text:p>
          </table:table-cell>
        </table:table-row>
        <table:table-row table:style-name="ro1">
          <table:table-cell office:value-type="float" office:value="2.58516964916" calcext:value-type="float">
            <text:p>2.5851696492</text:p>
          </table:table-cell>
        </table:table-row>
        <table:table-row table:style-name="ro1">
          <table:table-cell office:value-type="float" office:value="2.58506850111" calcext:value-type="float">
            <text:p>2.5850685011</text:p>
          </table:table-cell>
        </table:table-row>
        <table:table-row table:style-name="ro1">
          <table:table-cell office:value-type="float" office:value="2.58496766872" calcext:value-type="float">
            <text:p>2.5849676687</text:p>
          </table:table-cell>
        </table:table-row>
        <table:table-row table:style-name="ro1">
          <table:table-cell office:value-type="float" office:value="2.58486715358" calcext:value-type="float">
            <text:p>2.5848671536</text:p>
          </table:table-cell>
        </table:table-row>
        <table:table-row table:style-name="ro1">
          <table:table-cell office:value-type="float" office:value="2.58476695755" calcext:value-type="float">
            <text:p>2.5847669576</text:p>
          </table:table-cell>
        </table:table-row>
        <table:table-row table:style-name="ro1">
          <table:table-cell office:value-type="float" office:value="2.58466707776" calcext:value-type="float">
            <text:p>2.5846670778</text:p>
          </table:table-cell>
        </table:table-row>
        <table:table-row table:style-name="ro1">
          <table:table-cell office:value-type="float" office:value="2.58456751585" calcext:value-type="float">
            <text:p>2.5845675159</text:p>
          </table:table-cell>
        </table:table-row>
        <table:table-row table:style-name="ro1">
          <table:table-cell office:value-type="float" office:value="2.58446827408" calcext:value-type="float">
            <text:p>2.5844682741</text:p>
          </table:table-cell>
        </table:table-row>
        <table:table-row table:style-name="ro1">
          <table:table-cell office:value-type="float" office:value="2.58436935366" calcext:value-type="float">
            <text:p>2.5843693537</text:p>
          </table:table-cell>
        </table:table-row>
        <table:table-row table:style-name="ro1">
          <table:table-cell office:value-type="float" office:value="2.58427075582" calcext:value-type="float">
            <text:p>2.5842707558</text:p>
          </table:table-cell>
        </table:table-row>
        <table:table-row table:style-name="ro1">
          <table:table-cell office:value-type="float" office:value="2.58417248181" calcext:value-type="float">
            <text:p>2.5841724818</text:p>
          </table:table-cell>
        </table:table-row>
        <table:table-row table:style-name="ro1">
          <table:table-cell office:value-type="float" office:value="2.58407452841" calcext:value-type="float">
            <text:p>2.5840745284</text:p>
          </table:table-cell>
        </table:table-row>
        <table:table-row table:style-name="ro1">
          <table:table-cell office:value-type="float" office:value="2.58397689793" calcext:value-type="float">
            <text:p>2.5839768979</text:p>
          </table:table-cell>
        </table:table-row>
        <table:table-row table:style-name="ro1">
          <table:table-cell office:value-type="float" office:value="2.58387959064" calcext:value-type="float">
            <text:p>2.5838795906</text:p>
          </table:table-cell>
        </table:table-row>
        <table:table-row table:style-name="ro1">
          <table:table-cell office:value-type="float" office:value="2.58378260651" calcext:value-type="float">
            <text:p>2.5837826065</text:p>
          </table:table-cell>
        </table:table-row>
        <table:table-row table:style-name="ro1">
          <table:table-cell office:value-type="float" office:value="2.58368594525" calcext:value-type="float">
            <text:p>2.5836859453</text:p>
          </table:table-cell>
        </table:table-row>
        <table:table-row table:style-name="ro1">
          <table:table-cell office:value-type="float" office:value="2.5835896076" calcext:value-type="float">
            <text:p>2.5835896076</text:p>
          </table:table-cell>
        </table:table-row>
        <table:table-row table:style-name="ro1">
          <table:table-cell office:value-type="float" office:value="2.58349360148" calcext:value-type="float">
            <text:p>2.5834936015</text:p>
          </table:table-cell>
        </table:table-row>
        <table:table-row table:style-name="ro1">
          <table:table-cell office:value-type="float" office:value="2.5833979235" calcext:value-type="float">
            <text:p>2.5833979235</text:p>
          </table:table-cell>
        </table:table-row>
        <table:table-row table:style-name="ro1">
          <table:table-cell office:value-type="float" office:value="2.58330257483" calcext:value-type="float">
            <text:p>2.5833025748</text:p>
          </table:table-cell>
        </table:table-row>
        <table:table-row table:style-name="ro1">
          <table:table-cell office:value-type="float" office:value="2.58320755669" calcext:value-type="float">
            <text:p>2.5832075567</text:p>
          </table:table-cell>
        </table:table-row>
        <table:table-row table:style-name="ro1">
          <table:table-cell office:value-type="float" office:value="2.58311287043" calcext:value-type="float">
            <text:p>2.5831128704</text:p>
          </table:table-cell>
        </table:table-row>
        <table:table-row table:style-name="ro1">
          <table:table-cell office:value-type="float" office:value="2.5830185188" calcext:value-type="float">
            <text:p>2.5830185188</text:p>
          </table:table-cell>
        </table:table-row>
        <table:table-row table:style-name="ro1">
          <table:table-cell office:value-type="float" office:value="2.58292450615" calcext:value-type="float">
            <text:p>2.5829245062</text:p>
          </table:table-cell>
        </table:table-row>
        <table:table-row table:style-name="ro1">
          <table:table-cell office:value-type="float" office:value="2.58283083362" calcext:value-type="float">
            <text:p>2.5828308336</text:p>
          </table:table-cell>
        </table:table-row>
        <table:table-row table:style-name="ro1">
          <table:table-cell office:value-type="float" office:value="2.58273750419" calcext:value-type="float">
            <text:p>2.5827375042</text:p>
          </table:table-cell>
        </table:table-row>
        <table:table-row table:style-name="ro1">
          <table:table-cell office:value-type="float" office:value="2.5826445212" calcext:value-type="float">
            <text:p>2.5826445212</text:p>
          </table:table-cell>
        </table:table-row>
        <table:table-row table:style-name="ro1">
          <table:table-cell office:value-type="float" office:value="2.58255188835" calcext:value-type="float">
            <text:p>2.5825518884</text:p>
          </table:table-cell>
        </table:table-row>
        <table:table-row table:style-name="ro1">
          <table:table-cell office:value-type="float" office:value="2.58245960341" calcext:value-type="float">
            <text:p>2.5824596034</text:p>
          </table:table-cell>
        </table:table-row>
        <table:table-row table:style-name="ro1">
          <table:table-cell office:value-type="float" office:value="2.5823676659" calcext:value-type="float">
            <text:p>2.5823676659</text:p>
          </table:table-cell>
        </table:table-row>
        <table:table-row table:style-name="ro1">
          <table:table-cell office:value-type="float" office:value="2.58227608119" calcext:value-type="float">
            <text:p>2.5822760812</text:p>
          </table:table-cell>
        </table:table-row>
        <table:table-row table:style-name="ro1">
          <table:table-cell office:value-type="float" office:value="2.58218485125" calcext:value-type="float">
            <text:p>2.5821848513</text:p>
          </table:table-cell>
        </table:table-row>
        <table:table-row table:style-name="ro1">
          <table:table-cell office:value-type="float" office:value="2.58209397798" calcext:value-type="float">
            <text:p>2.582093978</text:p>
          </table:table-cell>
        </table:table-row>
        <table:table-row table:style-name="ro1">
          <table:table-cell office:value-type="float" office:value="2.58200346315" calcext:value-type="float">
            <text:p>2.5820034632</text:p>
          </table:table-cell>
        </table:table-row>
        <table:table-row table:style-name="ro1">
          <table:table-cell office:value-type="float" office:value="2.5819132972" calcext:value-type="float">
            <text:p>2.5819132972</text:p>
          </table:table-cell>
        </table:table-row>
        <table:table-row table:style-name="ro1">
          <table:table-cell office:value-type="float" office:value="2.58182348012" calcext:value-type="float">
            <text:p>2.5818234801</text:p>
          </table:table-cell>
        </table:table-row>
        <table:table-row table:style-name="ro1">
          <table:table-cell office:value-type="float" office:value="2.58173401192" calcext:value-type="float">
            <text:p>2.5817340119</text:p>
          </table:table-cell>
        </table:table-row>
        <table:table-row table:style-name="ro1">
          <table:table-cell office:value-type="float" office:value="2.58164488947" calcext:value-type="float">
            <text:p>2.5816448895</text:p>
          </table:table-cell>
        </table:table-row>
        <table:table-row table:style-name="ro1">
          <table:table-cell office:value-type="float" office:value="2.58155610872" calcext:value-type="float">
            <text:p>2.5815561087</text:p>
          </table:table-cell>
        </table:table-row>
        <table:table-row table:style-name="ro1">
          <table:table-cell office:value-type="float" office:value="2.58146766468" calcext:value-type="float">
            <text:p>2.5814676647</text:p>
          </table:table-cell>
        </table:table-row>
        <table:table-row table:style-name="ro1">
          <table:table-cell office:value-type="float" office:value="2.58137958861" calcext:value-type="float">
            <text:p>2.5813795886</text:p>
          </table:table-cell>
        </table:table-row>
        <table:table-row table:style-name="ro1">
          <table:table-cell office:value-type="float" office:value="2.58129186413" calcext:value-type="float">
            <text:p>2.5812918641</text:p>
          </table:table-cell>
        </table:table-row>
        <table:table-row table:style-name="ro1">
          <table:table-cell office:value-type="float" office:value="2.58120449167" calcext:value-type="float">
            <text:p>2.5812044917</text:p>
          </table:table-cell>
        </table:table-row>
        <table:table-row table:style-name="ro1">
          <table:table-cell office:value-type="float" office:value="2.58111747269" calcext:value-type="float">
            <text:p>2.5811174727</text:p>
          </table:table-cell>
        </table:table-row>
        <table:table-row table:style-name="ro1">
          <table:table-cell office:value-type="float" office:value="2.58103080912" calcext:value-type="float">
            <text:p>2.5810308091</text:p>
          </table:table-cell>
        </table:table-row>
        <table:table-row table:style-name="ro1">
          <table:table-cell office:value-type="float" office:value="2.58094450617" calcext:value-type="float">
            <text:p>2.5809445062</text:p>
          </table:table-cell>
        </table:table-row>
        <table:table-row table:style-name="ro1">
          <table:table-cell office:value-type="float" office:value="2.58085858383" calcext:value-type="float">
            <text:p>2.5808585838</text:p>
          </table:table-cell>
        </table:table-row>
        <table:table-row table:style-name="ro1">
          <table:table-cell office:value-type="float" office:value="2.58077304137" calcext:value-type="float">
            <text:p>2.5807730414</text:p>
          </table:table-cell>
        </table:table-row>
        <table:table-row table:style-name="ro1">
          <table:table-cell office:value-type="float" office:value="2.58068788822" calcext:value-type="float">
            <text:p>2.5806878882</text:p>
          </table:table-cell>
        </table:table-row>
        <table:table-row table:style-name="ro1">
          <table:table-cell office:value-type="float" office:value="2.5806031354" calcext:value-type="float">
            <text:p>2.5806031354</text:p>
          </table:table-cell>
        </table:table-row>
        <table:table-row table:style-name="ro1">
          <table:table-cell office:value-type="float" office:value="2.58051879569" calcext:value-type="float">
            <text:p>2.5805187957</text:p>
          </table:table-cell>
        </table:table-row>
        <table:table-row table:style-name="ro1">
          <table:table-cell office:value-type="float" office:value="2.58043485288" calcext:value-type="float">
            <text:p>2.5804348529</text:p>
          </table:table-cell>
        </table:table-row>
        <table:table-row table:style-name="ro1">
          <table:table-cell office:value-type="float" office:value="2.58035126187" calcext:value-type="float">
            <text:p>2.5803512619</text:p>
          </table:table-cell>
        </table:table-row>
        <table:table-row table:style-name="ro1">
          <table:table-cell office:value-type="float" office:value="2.58026805413" calcext:value-type="float">
            <text:p>2.5802680541</text:p>
          </table:table-cell>
        </table:table-row>
        <table:table-row table:style-name="ro1">
          <table:table-cell office:value-type="float" office:value="2.58018522487" calcext:value-type="float">
            <text:p>2.5801852249</text:p>
          </table:table-cell>
        </table:table-row>
        <table:table-row table:style-name="ro1">
          <table:table-cell office:value-type="float" office:value="2.58010276727" calcext:value-type="float">
            <text:p>2.5801027673</text:p>
          </table:table-cell>
        </table:table-row>
        <table:table-row table:style-name="ro1">
          <table:table-cell office:value-type="float" office:value="2.5800206723" calcext:value-type="float">
            <text:p>2.5800206723</text:p>
          </table:table-cell>
        </table:table-row>
        <table:table-row table:style-name="ro1">
          <table:table-cell office:value-type="float" office:value="2.57993893916" calcext:value-type="float">
            <text:p>2.5799389392</text:p>
          </table:table-cell>
        </table:table-row>
        <table:table-row table:style-name="ro1">
          <table:table-cell office:value-type="float" office:value="2.57985756592" calcext:value-type="float">
            <text:p>2.5798575659</text:p>
          </table:table-cell>
        </table:table-row>
        <table:table-row table:style-name="ro1">
          <table:table-cell office:value-type="float" office:value="2.5797765405" calcext:value-type="float">
            <text:p>2.5797765405</text:p>
          </table:table-cell>
        </table:table-row>
        <table:table-row table:style-name="ro1">
          <table:table-cell office:value-type="float" office:value="2.57969585485" calcext:value-type="float">
            <text:p>2.5796958549</text:p>
          </table:table-cell>
        </table:table-row>
        <table:table-row table:style-name="ro1">
          <table:table-cell office:value-type="float" office:value="2.57961552625" calcext:value-type="float">
            <text:p>2.5796155263</text:p>
          </table:table-cell>
        </table:table-row>
        <table:table-row table:style-name="ro1">
          <table:table-cell office:value-type="float" office:value="2.5795355899" calcext:value-type="float">
            <text:p>2.5795355899</text:p>
          </table:table-cell>
        </table:table-row>
        <table:table-row table:style-name="ro1">
          <table:table-cell office:value-type="float" office:value="2.57945604806" calcext:value-type="float">
            <text:p>2.5794560481</text:p>
          </table:table-cell>
        </table:table-row>
        <table:table-row table:style-name="ro1">
          <table:table-cell office:value-type="float" office:value="2.57937692604" calcext:value-type="float">
            <text:p>2.579376926</text:p>
          </table:table-cell>
        </table:table-row>
        <table:table-row table:style-name="ro1">
          <table:table-cell office:value-type="float" office:value="2.57929822303" calcext:value-type="float">
            <text:p>2.579298223</text:p>
          </table:table-cell>
        </table:table-row>
        <table:table-row table:style-name="ro1">
          <table:table-cell office:value-type="float" office:value="2.57921989514" calcext:value-type="float">
            <text:p>2.5792198951</text:p>
          </table:table-cell>
        </table:table-row>
        <table:table-row table:style-name="ro1">
          <table:table-cell office:value-type="float" office:value="2.57914197739" calcext:value-type="float">
            <text:p>2.5791419774</text:p>
          </table:table-cell>
        </table:table-row>
        <table:table-row table:style-name="ro1">
          <table:table-cell office:value-type="float" office:value="2.57906447181" calcext:value-type="float">
            <text:p>2.5790644718</text:p>
          </table:table-cell>
        </table:table-row>
        <table:table-row table:style-name="ro1">
          <table:table-cell office:value-type="float" office:value="2.57898736867" calcext:value-type="float">
            <text:p>2.5789873687</text:p>
          </table:table-cell>
        </table:table-row>
        <table:table-row table:style-name="ro1">
          <table:table-cell office:value-type="float" office:value="2.5789106289" calcext:value-type="float">
            <text:p>2.5789106289</text:p>
          </table:table-cell>
        </table:table-row>
        <table:table-row table:style-name="ro1">
          <table:table-cell office:value-type="float" office:value="2.57883424135" calcext:value-type="float">
            <text:p>2.5788342414</text:p>
          </table:table-cell>
        </table:table-row>
        <table:table-row table:style-name="ro1">
          <table:table-cell office:value-type="float" office:value="2.57875817359" calcext:value-type="float">
            <text:p>2.5787581736</text:p>
          </table:table-cell>
        </table:table-row>
        <table:table-row table:style-name="ro1">
          <table:table-cell office:value-type="float" office:value="2.57868240853" calcext:value-type="float">
            <text:p>2.5786824085</text:p>
          </table:table-cell>
        </table:table-row>
        <table:table-row table:style-name="ro1">
          <table:table-cell office:value-type="float" office:value="2.57860705281" calcext:value-type="float">
            <text:p>2.5786070528</text:p>
          </table:table-cell>
        </table:table-row>
        <table:table-row table:style-name="ro1">
          <table:table-cell office:value-type="float" office:value="2.5785320559" calcext:value-type="float">
            <text:p>2.5785320559</text:p>
          </table:table-cell>
        </table:table-row>
        <table:table-row table:style-name="ro1">
          <table:table-cell office:value-type="float" office:value="2.57845743088" calcext:value-type="float">
            <text:p>2.5784574309</text:p>
          </table:table-cell>
        </table:table-row>
        <table:table-row table:style-name="ro1">
          <table:table-cell office:value-type="float" office:value="2.57838319799" calcext:value-type="float">
            <text:p>2.578383198</text:p>
          </table:table-cell>
        </table:table-row>
        <table:table-row table:style-name="ro1">
          <table:table-cell office:value-type="float" office:value="2.57830938248" calcext:value-type="float">
            <text:p>2.5783093825</text:p>
          </table:table-cell>
        </table:table-row>
        <table:table-row table:style-name="ro1">
          <table:table-cell office:value-type="float" office:value="2.5782360211" calcext:value-type="float">
            <text:p>2.5782360211</text:p>
          </table:table-cell>
        </table:table-row>
        <table:table-row table:style-name="ro1">
          <table:table-cell office:value-type="float" office:value="2.57816314132" calcext:value-type="float">
            <text:p>2.5781631413</text:p>
          </table:table-cell>
        </table:table-row>
        <table:table-row table:style-name="ro1">
          <table:table-cell office:value-type="float" office:value="2.57809064786" calcext:value-type="float">
            <text:p>2.5780906479</text:p>
          </table:table-cell>
        </table:table-row>
        <table:table-row table:style-name="ro1">
          <table:table-cell office:value-type="float" office:value="2.57801853461" calcext:value-type="float">
            <text:p>2.5780185346</text:p>
          </table:table-cell>
        </table:table-row>
        <table:table-row table:style-name="ro1">
          <table:table-cell office:value-type="float" office:value="2.5779467614" calcext:value-type="float">
            <text:p>2.5779467614</text:p>
          </table:table-cell>
        </table:table-row>
        <table:table-row table:style-name="ro1">
          <table:table-cell office:value-type="float" office:value="2.57787537683" calcext:value-type="float">
            <text:p>2.5778753768</text:p>
          </table:table-cell>
        </table:table-row>
        <table:table-row table:style-name="ro1">
          <table:table-cell office:value-type="float" office:value="2.57780432167" calcext:value-type="float">
            <text:p>2.5778043217</text:p>
          </table:table-cell>
        </table:table-row>
        <table:table-row table:style-name="ro1">
          <table:table-cell office:value-type="float" office:value="2.57773359001" calcext:value-type="float">
            <text:p>2.57773359</text:p>
          </table:table-cell>
        </table:table-row>
        <table:table-row table:style-name="ro1">
          <table:table-cell office:value-type="float" office:value="2.5776632675" calcext:value-type="float">
            <text:p>2.5776632675</text:p>
          </table:table-cell>
        </table:table-row>
        <table:table-row table:style-name="ro1">
          <table:table-cell office:value-type="float" office:value="2.57759340419" calcext:value-type="float">
            <text:p>2.5775934042</text:p>
          </table:table-cell>
        </table:table-row>
        <table:table-row table:style-name="ro1">
          <table:table-cell office:value-type="float" office:value="2.57752391706" calcext:value-type="float">
            <text:p>2.5775239171</text:p>
          </table:table-cell>
        </table:table-row>
        <table:table-row table:style-name="ro1">
          <table:table-cell office:value-type="float" office:value="2.57745480383" calcext:value-type="float">
            <text:p>2.5774548038</text:p>
          </table:table-cell>
        </table:table-row>
        <table:table-row table:style-name="ro1">
          <table:table-cell office:value-type="float" office:value="2.57738607152" calcext:value-type="float">
            <text:p>2.5773860715</text:p>
          </table:table-cell>
        </table:table-row>
        <table:table-row table:style-name="ro1">
          <table:table-cell office:value-type="float" office:value="2.57731767586" calcext:value-type="float">
            <text:p>2.5773176759</text:p>
          </table:table-cell>
        </table:table-row>
        <table:table-row table:style-name="ro1">
          <table:table-cell office:value-type="float" office:value="2.5772496794" calcext:value-type="float">
            <text:p>2.5772496794</text:p>
          </table:table-cell>
        </table:table-row>
        <table:table-row table:style-name="ro1">
          <table:table-cell office:value-type="float" office:value="2.57718209816" calcext:value-type="float">
            <text:p>2.5771820982</text:p>
          </table:table-cell>
        </table:table-row>
        <table:table-row table:style-name="ro1">
          <table:table-cell office:value-type="float" office:value="2.57711491807" calcext:value-type="float">
            <text:p>2.5771149181</text:p>
          </table:table-cell>
        </table:table-row>
        <table:table-row table:style-name="ro1">
          <table:table-cell office:value-type="float" office:value="2.57704811633" calcext:value-type="float">
            <text:p>2.5770481163</text:p>
          </table:table-cell>
        </table:table-row>
        <table:table-row table:style-name="ro1">
          <table:table-cell office:value-type="float" office:value="2.57698168362" calcext:value-type="float">
            <text:p>2.5769816836</text:p>
          </table:table-cell>
        </table:table-row>
        <table:table-row table:style-name="ro1">
          <table:table-cell office:value-type="float" office:value="2.57691561689" calcext:value-type="float">
            <text:p>2.5769156169</text:p>
          </table:table-cell>
        </table:table-row>
        <table:table-row table:style-name="ro1">
          <table:table-cell office:value-type="float" office:value="2.57684992302" calcext:value-type="float">
            <text:p>2.576849923</text:p>
          </table:table-cell>
        </table:table-row>
        <table:table-row table:style-name="ro1">
          <table:table-cell office:value-type="float" office:value="2.57678460619" calcext:value-type="float">
            <text:p>2.5767846062</text:p>
          </table:table-cell>
        </table:table-row>
        <table:table-row table:style-name="ro1">
          <table:table-cell office:value-type="float" office:value="2.57671967479" calcext:value-type="float">
            <text:p>2.5767196748</text:p>
          </table:table-cell>
        </table:table-row>
        <table:table-row table:style-name="ro1">
          <table:table-cell office:value-type="float" office:value="2.57665512619" calcext:value-type="float">
            <text:p>2.5766551262</text:p>
          </table:table-cell>
        </table:table-row>
        <table:table-row table:style-name="ro1">
          <table:table-cell office:value-type="float" office:value="2.57659095651" calcext:value-type="float">
            <text:p>2.5765909565</text:p>
          </table:table-cell>
        </table:table-row>
        <table:table-row table:style-name="ro1">
          <table:table-cell office:value-type="float" office:value="2.5765271587" calcext:value-type="float">
            <text:p>2.5765271587</text:p>
          </table:table-cell>
        </table:table-row>
        <table:table-row table:style-name="ro1">
          <table:table-cell office:value-type="float" office:value="2.57646373312" calcext:value-type="float">
            <text:p>2.5764637331</text:p>
          </table:table-cell>
        </table:table-row>
        <table:table-row table:style-name="ro1">
          <table:table-cell office:value-type="float" office:value="2.57640068041" calcext:value-type="float">
            <text:p>2.5764006804</text:p>
          </table:table-cell>
        </table:table-row>
        <table:table-row table:style-name="ro1">
          <table:table-cell office:value-type="float" office:value="2.5763380044" calcext:value-type="float">
            <text:p>2.5763380044</text:p>
          </table:table-cell>
        </table:table-row>
        <table:table-row table:style-name="ro1">
          <table:table-cell office:value-type="float" office:value="2.57627570109" calcext:value-type="float">
            <text:p>2.5762757011</text:p>
          </table:table-cell>
        </table:table-row>
        <table:table-row table:style-name="ro1">
          <table:table-cell office:value-type="float" office:value="2.57621377478" calcext:value-type="float">
            <text:p>2.5762137748</text:p>
          </table:table-cell>
        </table:table-row>
        <table:table-row table:style-name="ro1">
          <table:table-cell office:value-type="float" office:value="2.57615222284" calcext:value-type="float">
            <text:p>2.5761522228</text:p>
          </table:table-cell>
        </table:table-row>
        <table:table-row table:style-name="ro1">
          <table:table-cell office:value-type="float" office:value="2.57609104409" calcext:value-type="float">
            <text:p>2.5760910441</text:p>
          </table:table-cell>
        </table:table-row>
        <table:table-row table:style-name="ro1">
          <table:table-cell office:value-type="float" office:value="2.57603023769" calcext:value-type="float">
            <text:p>2.5760302377</text:p>
          </table:table-cell>
        </table:table-row>
        <table:table-row table:style-name="ro1">
          <table:table-cell office:value-type="float" office:value="2.5759698016" calcext:value-type="float">
            <text:p>2.5759698016</text:p>
          </table:table-cell>
        </table:table-row>
        <table:table-row table:style-name="ro1">
          <table:table-cell office:value-type="float" office:value="2.57590973516" calcext:value-type="float">
            <text:p>2.5759097352</text:p>
          </table:table-cell>
        </table:table-row>
        <table:table-row table:style-name="ro1">
          <table:table-cell office:value-type="float" office:value="2.57585004001" calcext:value-type="float">
            <text:p>2.57585004</text:p>
          </table:table-cell>
        </table:table-row>
        <table:table-row table:style-name="ro1">
          <table:table-cell office:value-type="float" office:value="2.57579071312" calcext:value-type="float">
            <text:p>2.5757907131</text:p>
          </table:table-cell>
        </table:table-row>
        <table:table-row table:style-name="ro1">
          <table:table-cell office:value-type="float" office:value="2.57573175204" calcext:value-type="float">
            <text:p>2.575731752</text:p>
          </table:table-cell>
        </table:table-row>
        <table:table-row table:style-name="ro1">
          <table:table-cell office:value-type="float" office:value="2.57567315367" calcext:value-type="float">
            <text:p>2.5756731537</text:p>
          </table:table-cell>
        </table:table-row>
        <table:table-row table:style-name="ro1">
          <table:table-cell office:value-type="float" office:value="2.57561492739" calcext:value-type="float">
            <text:p>2.5756149274</text:p>
          </table:table-cell>
        </table:table-row>
        <table:table-row table:style-name="ro1">
          <table:table-cell office:value-type="float" office:value="2.57555707709" calcext:value-type="float">
            <text:p>2.5755570771</text:p>
          </table:table-cell>
        </table:table-row>
        <table:table-row table:style-name="ro1">
          <table:table-cell office:value-type="float" office:value="2.57549959358" calcext:value-type="float">
            <text:p>2.5754995936</text:p>
          </table:table-cell>
        </table:table-row>
        <table:table-row table:style-name="ro1">
          <table:table-cell office:value-type="float" office:value="2.5754424738" calcext:value-type="float">
            <text:p>2.5754424738</text:p>
          </table:table-cell>
        </table:table-row>
        <table:table-row table:style-name="ro1">
          <table:table-cell office:value-type="float" office:value="2.57538571392" calcext:value-type="float">
            <text:p>2.5753857139</text:p>
          </table:table-cell>
        </table:table-row>
        <table:table-row table:style-name="ro1">
          <table:table-cell office:value-type="float" office:value="2.57532930927" calcext:value-type="float">
            <text:p>2.5753293093</text:p>
          </table:table-cell>
        </table:table-row>
        <table:table-row table:style-name="ro1">
          <table:table-cell office:value-type="float" office:value="2.57527325445" calcext:value-type="float">
            <text:p>2.5752732545</text:p>
          </table:table-cell>
        </table:table-row>
        <table:table-row table:style-name="ro1">
          <table:table-cell office:value-type="float" office:value="2.57521754321" calcext:value-type="float">
            <text:p>2.5752175432</text:p>
          </table:table-cell>
        </table:table-row>
        <table:table-row table:style-name="ro1">
          <table:table-cell office:value-type="float" office:value="2.57516218236" calcext:value-type="float">
            <text:p>2.5751621824</text:p>
          </table:table-cell>
        </table:table-row>
        <table:table-row table:style-name="ro1">
          <table:table-cell office:value-type="float" office:value="2.57510722028" calcext:value-type="float">
            <text:p>2.5751072203</text:p>
          </table:table-cell>
        </table:table-row>
        <table:table-row table:style-name="ro1">
          <table:table-cell office:value-type="float" office:value="2.57505261332" calcext:value-type="float">
            <text:p>2.5750526133</text:p>
          </table:table-cell>
        </table:table-row>
        <table:table-row table:style-name="ro1">
          <table:table-cell office:value-type="float" office:value="2.57499835825" calcext:value-type="float">
            <text:p>2.5749983583</text:p>
          </table:table-cell>
        </table:table-row>
        <table:table-row table:style-name="ro1">
          <table:table-cell office:value-type="float" office:value="2.57494445148" calcext:value-type="float">
            <text:p>2.5749444515</text:p>
          </table:table-cell>
        </table:table-row>
        <table:table-row table:style-name="ro1">
          <table:table-cell office:value-type="float" office:value="2.574890889" calcext:value-type="float">
            <text:p>2.574890889</text:p>
          </table:table-cell>
        </table:table-row>
        <table:table-row table:style-name="ro1">
          <table:table-cell office:value-type="float" office:value="2.5748376664" calcext:value-type="float">
            <text:p>2.5748376664</text:p>
          </table:table-cell>
        </table:table-row>
        <table:table-row table:style-name="ro1">
          <table:table-cell office:value-type="float" office:value="2.57478477888" calcext:value-type="float">
            <text:p>2.5747847789</text:p>
          </table:table-cell>
        </table:table-row>
        <table:table-row table:style-name="ro1">
          <table:table-cell office:value-type="float" office:value="2.57473222123" calcext:value-type="float">
            <text:p>2.5747322212</text:p>
          </table:table-cell>
        </table:table-row>
        <table:table-row table:style-name="ro1">
          <table:table-cell office:value-type="float" office:value="2.57468004197" calcext:value-type="float">
            <text:p>2.574680042</text:p>
          </table:table-cell>
        </table:table-row>
        <table:table-row table:style-name="ro1">
          <table:table-cell office:value-type="float" office:value="2.5746282163" calcext:value-type="float">
            <text:p>2.5746282163</text:p>
          </table:table-cell>
        </table:table-row>
        <table:table-row table:style-name="ro1">
          <table:table-cell office:value-type="float" office:value="2.57457673504" calcext:value-type="float">
            <text:p>2.574576735</text:p>
          </table:table-cell>
        </table:table-row>
        <table:table-row table:style-name="ro1">
          <table:table-cell office:value-type="float" office:value="2.57452559681" calcext:value-type="float">
            <text:p>2.5745255968</text:p>
          </table:table-cell>
        </table:table-row>
        <table:table-row table:style-name="ro1">
          <table:table-cell office:value-type="float" office:value="2.57447480023" calcext:value-type="float">
            <text:p>2.5744748002</text:p>
          </table:table-cell>
        </table:table-row>
        <table:table-row table:style-name="ro1">
          <table:table-cell office:value-type="float" office:value="2.57442434386" calcext:value-type="float">
            <text:p>2.5744243439</text:p>
          </table:table-cell>
        </table:table-row>
        <table:table-row table:style-name="ro1">
          <table:table-cell office:value-type="float" office:value="2.57437422626" calcext:value-type="float">
            <text:p>2.5743742263</text:p>
          </table:table-cell>
        </table:table-row>
        <table:table-row table:style-name="ro1">
          <table:table-cell office:value-type="float" office:value="2.57432444592" calcext:value-type="float">
            <text:p>2.5743244459</text:p>
          </table:table-cell>
        </table:table-row>
        <table:table-row table:style-name="ro1">
          <table:table-cell office:value-type="float" office:value="2.5742750054" calcext:value-type="float">
            <text:p>2.5742750054</text:p>
          </table:table-cell>
        </table:table-row>
        <table:table-row table:style-name="ro1">
          <table:table-cell office:value-type="float" office:value="2.57422590624" calcext:value-type="float">
            <text:p>2.5742259062</text:p>
          </table:table-cell>
        </table:table-row>
        <table:table-row table:style-name="ro1">
          <table:table-cell office:value-type="float" office:value="2.57417714403" calcext:value-type="float">
            <text:p>2.574177144</text:p>
          </table:table-cell>
        </table:table-row>
        <table:table-row table:style-name="ro1">
          <table:table-cell office:value-type="float" office:value="2.57412871791" calcext:value-type="float">
            <text:p>2.5741287179</text:p>
          </table:table-cell>
        </table:table-row>
        <table:table-row table:style-name="ro1">
          <table:table-cell office:value-type="float" office:value="2.57408062704" calcext:value-type="float">
            <text:p>2.574080627</text:p>
          </table:table-cell>
        </table:table-row>
        <table:table-row table:style-name="ro1">
          <table:table-cell office:value-type="float" office:value="2.57403287057" calcext:value-type="float">
            <text:p>2.5740328706</text:p>
          </table:table-cell>
        </table:table-row>
        <table:table-row table:style-name="ro1">
          <table:table-cell office:value-type="float" office:value="2.57398544769" calcext:value-type="float">
            <text:p>2.5739854477</text:p>
          </table:table-cell>
        </table:table-row>
        <table:table-row table:style-name="ro1">
          <table:table-cell office:value-type="float" office:value="2.57393835762" calcext:value-type="float">
            <text:p>2.5739383576</text:p>
          </table:table-cell>
        </table:table-row>
        <table:table-row table:style-name="ro1">
          <table:table-cell office:value-type="float" office:value="2.57389159897" calcext:value-type="float">
            <text:p>2.573891599</text:p>
          </table:table-cell>
        </table:table-row>
        <table:table-row table:style-name="ro1">
          <table:table-cell office:value-type="float" office:value="2.57384516578" calcext:value-type="float">
            <text:p>2.5738451658</text:p>
          </table:table-cell>
        </table:table-row>
        <table:table-row table:style-name="ro1">
          <table:table-cell office:value-type="float" office:value="2.57379906045" calcext:value-type="float">
            <text:p>2.5737990605</text:p>
          </table:table-cell>
        </table:table-row>
        <table:table-row table:style-name="ro1">
          <table:table-cell office:value-type="float" office:value="2.57375328178" calcext:value-type="float">
            <text:p>2.5737532818</text:p>
          </table:table-cell>
        </table:table-row>
        <table:table-row table:style-name="ro1">
          <table:table-cell office:value-type="float" office:value="2.57370782856" calcext:value-type="float">
            <text:p>2.5737078286</text:p>
          </table:table-cell>
        </table:table-row>
        <table:table-row table:style-name="ro1">
          <table:table-cell office:value-type="float" office:value="2.57366269955" calcext:value-type="float">
            <text:p>2.5736626996</text:p>
          </table:table-cell>
        </table:table-row>
        <table:table-row table:style-name="ro1">
          <table:table-cell office:value-type="float" office:value="2.5736178935" calcext:value-type="float">
            <text:p>2.5736178935</text:p>
          </table:table-cell>
        </table:table-row>
        <table:table-row table:style-name="ro1">
          <table:table-cell office:value-type="float" office:value="2.57357340917" calcext:value-type="float">
            <text:p>2.5735734092</text:p>
          </table:table-cell>
        </table:table-row>
        <table:table-row table:style-name="ro1">
          <table:table-cell office:value-type="float" office:value="2.57352924527" calcext:value-type="float">
            <text:p>2.5735292453</text:p>
          </table:table-cell>
        </table:table-row>
        <table:table-row table:style-name="ro1">
          <table:table-cell office:value-type="float" office:value="2.57348539897" calcext:value-type="float">
            <text:p>2.573485399</text:p>
          </table:table-cell>
        </table:table-row>
        <table:table-row table:style-name="ro1">
          <table:table-cell office:value-type="float" office:value="2.57344186923" calcext:value-type="float">
            <text:p>2.5734418692</text:p>
          </table:table-cell>
        </table:table-row>
        <table:table-row table:style-name="ro1">
          <table:table-cell office:value-type="float" office:value="2.57339865495" calcext:value-type="float">
            <text:p>2.573398655</text:p>
          </table:table-cell>
        </table:table-row>
        <table:table-row table:style-name="ro1">
          <table:table-cell office:value-type="float" office:value="2.57335575463" calcext:value-type="float">
            <text:p>2.5733557546</text:p>
          </table:table-cell>
        </table:table-row>
        <table:table-row table:style-name="ro1">
          <table:table-cell office:value-type="float" office:value="2.57331316674" calcext:value-type="float">
            <text:p>2.5733131667</text:p>
          </table:table-cell>
        </table:table-row>
        <table:table-row table:style-name="ro1">
          <table:table-cell office:value-type="float" office:value="2.5732708897" calcext:value-type="float">
            <text:p>2.5732708897</text:p>
          </table:table-cell>
        </table:table-row>
        <table:table-row table:style-name="ro1">
          <table:table-cell office:value-type="float" office:value="2.57322892192" calcext:value-type="float">
            <text:p>2.5732289219</text:p>
          </table:table-cell>
        </table:table-row>
        <table:table-row table:style-name="ro1">
          <table:table-cell office:value-type="float" office:value="2.57318726179" calcext:value-type="float">
            <text:p>2.5731872618</text:p>
          </table:table-cell>
        </table:table-row>
        <table:table-row table:style-name="ro1">
          <table:table-cell office:value-type="float" office:value="2.57314591009" calcext:value-type="float">
            <text:p>2.5731459101</text:p>
          </table:table-cell>
        </table:table-row>
        <table:table-row table:style-name="ro1">
          <table:table-cell office:value-type="float" office:value="2.57310486811" calcext:value-type="float">
            <text:p>2.5731048681</text:p>
          </table:table-cell>
        </table:table-row>
        <table:table-row table:style-name="ro1">
          <table:table-cell office:value-type="float" office:value="2.5730641312" calcext:value-type="float">
            <text:p>2.5730641312</text:p>
          </table:table-cell>
        </table:table-row>
        <table:table-row table:style-name="ro1">
          <table:table-cell office:value-type="float" office:value="2.57302369787" calcext:value-type="float">
            <text:p>2.5730236979</text:p>
          </table:table-cell>
        </table:table-row>
        <table:table-row table:style-name="ro1">
          <table:table-cell office:value-type="float" office:value="2.57298356661" calcext:value-type="float">
            <text:p>2.5729835666</text:p>
          </table:table-cell>
        </table:table-row>
        <table:table-row table:style-name="ro1">
          <table:table-cell office:value-type="float" office:value="2.57294373589" calcext:value-type="float">
            <text:p>2.5729437359</text:p>
          </table:table-cell>
        </table:table-row>
        <table:table-row table:style-name="ro1">
          <table:table-cell office:value-type="float" office:value="2.57290420415" calcext:value-type="float">
            <text:p>2.5729042042</text:p>
          </table:table-cell>
        </table:table-row>
        <table:table-row table:style-name="ro1">
          <table:table-cell office:value-type="float" office:value="2.5728649698" calcext:value-type="float">
            <text:p>2.5728649698</text:p>
          </table:table-cell>
        </table:table-row>
        <table:table-row table:style-name="ro1">
          <table:table-cell office:value-type="float" office:value="2.57282603122" calcext:value-type="float">
            <text:p>2.5728260312</text:p>
          </table:table-cell>
        </table:table-row>
        <table:table-row table:style-name="ro1">
          <table:table-cell office:value-type="float" office:value="2.57278738676" calcext:value-type="float">
            <text:p>2.5727873868</text:p>
          </table:table-cell>
        </table:table-row>
        <table:table-row table:style-name="ro1">
          <table:table-cell office:value-type="float" office:value="2.57274903476" calcext:value-type="float">
            <text:p>2.5727490348</text:p>
          </table:table-cell>
        </table:table-row>
        <table:table-row table:style-name="ro1">
          <table:table-cell office:value-type="float" office:value="2.57271097351" calcext:value-type="float">
            <text:p>2.5727109735</text:p>
          </table:table-cell>
        </table:table-row>
        <table:table-row table:style-name="ro1">
          <table:table-cell office:value-type="float" office:value="2.57267320128" calcext:value-type="float">
            <text:p>2.5726732013</text:p>
          </table:table-cell>
        </table:table-row>
        <table:table-row table:style-name="ro1">
          <table:table-cell office:value-type="float" office:value="2.57263571632" calcext:value-type="float">
            <text:p>2.5726357163</text:p>
          </table:table-cell>
        </table:table-row>
        <table:table-row table:style-name="ro1">
          <table:table-cell office:value-type="float" office:value="2.57259851911" calcext:value-type="float">
            <text:p>2.5725985191</text:p>
          </table:table-cell>
        </table:table-row>
        <table:table-row table:style-name="ro1">
          <table:table-cell office:value-type="float" office:value="2.57256161847" calcext:value-type="float">
            <text:p>2.5725616185</text:p>
          </table:table-cell>
        </table:table-row>
        <table:table-row table:style-name="ro1">
          <table:table-cell office:value-type="float" office:value="2.57252500351" calcext:value-type="float">
            <text:p>2.5725250035</text:p>
          </table:table-cell>
        </table:table-row>
        <table:table-row table:style-name="ro1">
          <table:table-cell office:value-type="float" office:value="2.57248867279" calcext:value-type="float">
            <text:p>2.5724886728</text:p>
          </table:table-cell>
        </table:table-row>
        <table:table-row table:style-name="ro1">
          <table:table-cell office:value-type="float" office:value="2.57245262484" calcext:value-type="float">
            <text:p>2.5724526248</text:p>
          </table:table-cell>
        </table:table-row>
        <table:table-row table:style-name="ro1">
          <table:table-cell office:value-type="float" office:value="2.5724168582" calcext:value-type="float">
            <text:p>2.5724168582</text:p>
          </table:table-cell>
        </table:table-row>
        <table:table-row table:style-name="ro1">
          <table:table-cell office:value-type="float" office:value="2.57238137139" calcext:value-type="float">
            <text:p>2.5723813714</text:p>
          </table:table-cell>
        </table:table-row>
        <table:table-row table:style-name="ro1">
          <table:table-cell office:value-type="float" office:value="2.57234616291" calcext:value-type="float">
            <text:p>2.5723461629</text:p>
          </table:table-cell>
        </table:table-row>
        <table:table-row table:style-name="ro1">
          <table:table-cell office:value-type="float" office:value="2.57231123127" calcext:value-type="float">
            <text:p>2.5723112313</text:p>
          </table:table-cell>
        </table:table-row>
        <table:table-row table:style-name="ro1">
          <table:table-cell office:value-type="float" office:value="2.57227657496" calcext:value-type="float">
            <text:p>2.572276575</text:p>
          </table:table-cell>
        </table:table-row>
        <table:table-row table:style-name="ro1">
          <table:table-cell office:value-type="float" office:value="2.57224219244" calcext:value-type="float">
            <text:p>2.5722421924</text:p>
          </table:table-cell>
        </table:table-row>
        <table:table-row table:style-name="ro1">
          <table:table-cell office:value-type="float" office:value="2.57220808219" calcext:value-type="float">
            <text:p>2.5722080822</text:p>
          </table:table-cell>
        </table:table-row>
        <table:table-row table:style-name="ro1">
          <table:table-cell office:value-type="float" office:value="2.57217424266" calcext:value-type="float">
            <text:p>2.5721742427</text:p>
          </table:table-cell>
        </table:table-row>
        <table:table-row table:style-name="ro1">
          <table:table-cell office:value-type="float" office:value="2.57214067229" calcext:value-type="float">
            <text:p>2.5721406723</text:p>
          </table:table-cell>
        </table:table-row>
        <table:table-row table:style-name="ro1">
          <table:table-cell office:value-type="float" office:value="2.57210736952" calcext:value-type="float">
            <text:p>2.5721073695</text:p>
          </table:table-cell>
        </table:table-row>
        <table:table-row table:style-name="ro1">
          <table:table-cell office:value-type="float" office:value="2.57207434023" calcext:value-type="float">
            <text:p>2.5720743402</text:p>
          </table:table-cell>
        </table:table-row>
        <table:table-row table:style-name="ro1">
          <table:table-cell office:value-type="float" office:value="2.57204157768" calcext:value-type="float">
            <text:p>2.5720415777</text:p>
          </table:table-cell>
        </table:table-row>
        <table:table-row table:style-name="ro1">
          <table:table-cell office:value-type="float" office:value="2.57200908017" calcext:value-type="float">
            <text:p>2.5720090802</text:p>
          </table:table-cell>
        </table:table-row>
        <table:table-row table:style-name="ro1">
          <table:table-cell office:value-type="float" office:value="2.57197684631" calcext:value-type="float">
            <text:p>2.5719768463</text:p>
          </table:table-cell>
        </table:table-row>
        <table:table-row table:style-name="ro1">
          <table:table-cell office:value-type="float" office:value="2.57194487472" calcext:value-type="float">
            <text:p>2.5719448747</text:p>
          </table:table-cell>
        </table:table-row>
        <table:table-row table:style-name="ro1">
          <table:table-cell office:value-type="float" office:value="2.57191316403" calcext:value-type="float">
            <text:p>2.571913164</text:p>
          </table:table-cell>
        </table:table-row>
        <table:table-row table:style-name="ro1">
          <table:table-cell office:value-type="float" office:value="2.57188171283" calcext:value-type="float">
            <text:p>2.5718817128</text:p>
          </table:table-cell>
        </table:table-row>
        <table:table-row table:style-name="ro1">
          <table:table-cell office:value-type="float" office:value="2.57185051975" calcext:value-type="float">
            <text:p>2.5718505198</text:p>
          </table:table-cell>
        </table:table-row>
        <table:table-row table:style-name="ro1">
          <table:table-cell office:value-type="float" office:value="2.5718195834" calcext:value-type="float">
            <text:p>2.5718195834</text:p>
          </table:table-cell>
        </table:table-row>
        <table:table-row table:style-name="ro1">
          <table:table-cell office:value-type="float" office:value="2.57178890239" calcext:value-type="float">
            <text:p>2.5717889024</text:p>
          </table:table-cell>
        </table:table-row>
        <table:table-row table:style-name="ro1">
          <table:table-cell office:value-type="float" office:value="2.57175847533" calcext:value-type="float">
            <text:p>2.5717584753</text:p>
          </table:table-cell>
        </table:table-row>
        <table:table-row table:style-name="ro1">
          <table:table-cell office:value-type="float" office:value="2.57172830082" calcext:value-type="float">
            <text:p>2.5717283008</text:p>
          </table:table-cell>
        </table:table-row>
        <table:table-row table:style-name="ro1">
          <table:table-cell office:value-type="float" office:value="2.57169837746" calcext:value-type="float">
            <text:p>2.5716983775</text:p>
          </table:table-cell>
        </table:table-row>
        <table:table-row table:style-name="ro1">
          <table:table-cell office:value-type="float" office:value="2.57166870388" calcext:value-type="float">
            <text:p>2.5716687039</text:p>
          </table:table-cell>
        </table:table-row>
        <table:table-row table:style-name="ro1">
          <table:table-cell office:value-type="float" office:value="2.57163927962" calcext:value-type="float">
            <text:p>2.5716392796</text:p>
          </table:table-cell>
        </table:table-row>
        <table:table-row table:style-name="ro1">
          <table:table-cell office:value-type="float" office:value="2.57161010297" calcext:value-type="float">
            <text:p>2.571610103</text:p>
          </table:table-cell>
        </table:table-row>
        <table:table-row table:style-name="ro1">
          <table:table-cell office:value-type="float" office:value="2.57158117226" calcext:value-type="float">
            <text:p>2.5715811723</text:p>
          </table:table-cell>
        </table:table-row>
        <table:table-row table:style-name="ro1">
          <table:table-cell office:value-type="float" office:value="2.57155248613" calcext:value-type="float">
            <text:p>2.5715524861</text:p>
          </table:table-cell>
        </table:table-row>
        <table:table-row table:style-name="ro1">
          <table:table-cell office:value-type="float" office:value="2.57152404322" calcext:value-type="float">
            <text:p>2.5715240432</text:p>
          </table:table-cell>
        </table:table-row>
        <table:table-row table:style-name="ro1">
          <table:table-cell office:value-type="float" office:value="2.57149584217" calcext:value-type="float">
            <text:p>2.5714958422</text:p>
          </table:table-cell>
        </table:table-row>
        <table:table-row table:style-name="ro1">
          <table:table-cell office:value-type="float" office:value="2.57146788161" calcext:value-type="float">
            <text:p>2.5714678816</text:p>
          </table:table-cell>
        </table:table-row>
        <table:table-row table:style-name="ro1">
          <table:table-cell office:value-type="float" office:value="2.5714401602" calcext:value-type="float">
            <text:p>2.5714401602</text:p>
          </table:table-cell>
        </table:table-row>
        <table:table-row table:style-name="ro1">
          <table:table-cell office:value-type="float" office:value="2.57141267656" calcext:value-type="float">
            <text:p>2.5714126766</text:p>
          </table:table-cell>
        </table:table-row>
        <table:table-row table:style-name="ro1">
          <table:table-cell office:value-type="float" office:value="2.57138542934" calcext:value-type="float">
            <text:p>2.5713854293</text:p>
          </table:table-cell>
        </table:table-row>
        <table:table-row table:style-name="ro1">
          <table:table-cell office:value-type="float" office:value="2.57135841718" calcext:value-type="float">
            <text:p>2.5713584172</text:p>
          </table:table-cell>
        </table:table-row>
        <table:table-row table:style-name="ro1">
          <table:table-cell office:value-type="float" office:value="2.57133163871" calcext:value-type="float">
            <text:p>2.5713316387</text:p>
          </table:table-cell>
        </table:table-row>
        <table:table-row table:style-name="ro1">
          <table:table-cell office:value-type="float" office:value="2.57130509259" calcext:value-type="float">
            <text:p>2.5713050926</text:p>
          </table:table-cell>
        </table:table-row>
        <table:table-row table:style-name="ro1">
          <table:table-cell office:value-type="float" office:value="2.57127877746" calcext:value-type="float">
            <text:p>2.5712787775</text:p>
          </table:table-cell>
        </table:table-row>
        <table:table-row table:style-name="ro1">
          <table:table-cell office:value-type="float" office:value="2.57125269242" calcext:value-type="float">
            <text:p>2.5712526924</text:p>
          </table:table-cell>
        </table:table-row>
        <table:table-row table:style-name="ro1">
          <table:table-cell office:value-type="float" office:value="2.57122683627" calcext:value-type="float">
            <text:p>2.5712268363</text:p>
          </table:table-cell>
        </table:table-row>
        <table:table-row table:style-name="ro1">
          <table:table-cell office:value-type="float" office:value="2.57120120728" calcext:value-type="float">
            <text:p>2.5712012073</text:p>
          </table:table-cell>
        </table:table-row>
        <table:table-row table:style-name="ro1">
          <table:table-cell office:value-type="float" office:value="2.57117580414" calcext:value-type="float">
            <text:p>2.5711758041</text:p>
          </table:table-cell>
        </table:table-row>
        <table:table-row table:style-name="ro1">
          <table:table-cell office:value-type="float" office:value="2.57115062551" calcext:value-type="float">
            <text:p>2.5711506255</text:p>
          </table:table-cell>
        </table:table-row>
        <table:table-row table:style-name="ro1">
          <table:table-cell office:value-type="float" office:value="2.57112567006" calcext:value-type="float">
            <text:p>2.5711256701</text:p>
          </table:table-cell>
        </table:table-row>
        <table:table-row table:style-name="ro1">
          <table:table-cell office:value-type="float" office:value="2.57110093648" calcext:value-type="float">
            <text:p>2.5711009365</text:p>
          </table:table-cell>
        </table:table-row>
        <table:table-row table:style-name="ro1">
          <table:table-cell office:value-type="float" office:value="2.57107642344" calcext:value-type="float">
            <text:p>2.5710764234</text:p>
          </table:table-cell>
        </table:table-row>
        <table:table-row table:style-name="ro1">
          <table:table-cell office:value-type="float" office:value="2.57105212961" calcext:value-type="float">
            <text:p>2.5710521296</text:p>
          </table:table-cell>
        </table:table-row>
        <table:table-row table:style-name="ro1">
          <table:table-cell office:value-type="float" office:value="2.57102805368" calcext:value-type="float">
            <text:p>2.5710280537</text:p>
          </table:table-cell>
        </table:table-row>
        <table:table-row table:style-name="ro1">
          <table:table-cell office:value-type="float" office:value="2.57100419433" calcext:value-type="float">
            <text:p>2.5710041943</text:p>
          </table:table-cell>
        </table:table-row>
        <table:table-row table:style-name="ro1">
          <table:table-cell office:value-type="float" office:value="2.57098055024" calcext:value-type="float">
            <text:p>2.5709805502</text:p>
          </table:table-cell>
        </table:table-row>
        <table:table-row table:style-name="ro1">
          <table:table-cell office:value-type="float" office:value="2.57095712009" calcext:value-type="float">
            <text:p>2.5709571201</text:p>
          </table:table-cell>
        </table:table-row>
        <table:table-row table:style-name="ro1">
          <table:table-cell office:value-type="float" office:value="2.57093390258" calcext:value-type="float">
            <text:p>2.5709339026</text:p>
          </table:table-cell>
        </table:table-row>
        <table:table-row table:style-name="ro1">
          <table:table-cell office:value-type="float" office:value="2.57091089674" calcext:value-type="float">
            <text:p>2.5709108967</text:p>
          </table:table-cell>
        </table:table-row>
        <table:table-row table:style-name="ro1">
          <table:table-cell office:value-type="float" office:value="2.57088810194" calcext:value-type="float">
            <text:p>2.5708881019</text:p>
          </table:table-cell>
        </table:table-row>
        <table:table-row table:style-name="ro1">
          <table:table-cell office:value-type="float" office:value="2.57086551618" calcext:value-type="float">
            <text:p>2.5708655162</text:p>
          </table:table-cell>
        </table:table-row>
        <table:table-row table:style-name="ro1">
          <table:table-cell office:value-type="float" office:value="2.57084313818" calcext:value-type="float">
            <text:p>2.5708431382</text:p>
          </table:table-cell>
        </table:table-row>
        <table:table-row table:style-name="ro1">
          <table:table-cell office:value-type="float" office:value="2.57082096668" calcext:value-type="float">
            <text:p>2.5708209667</text:p>
          </table:table-cell>
        </table:table-row>
        <table:table-row table:style-name="ro1">
          <table:table-cell office:value-type="float" office:value="2.57079900042" calcext:value-type="float">
            <text:p>2.5707990004</text:p>
          </table:table-cell>
        </table:table-row>
        <table:table-row table:style-name="ro1">
          <table:table-cell office:value-type="float" office:value="2.57077723812" calcext:value-type="float">
            <text:p>2.5707772381</text:p>
          </table:table-cell>
        </table:table-row>
        <table:table-row table:style-name="ro1">
          <table:table-cell office:value-type="float" office:value="2.57075567854" calcext:value-type="float">
            <text:p>2.5707556785</text:p>
          </table:table-cell>
        </table:table-row>
        <table:table-row table:style-name="ro1">
          <table:table-cell office:value-type="float" office:value="2.57073432041" calcext:value-type="float">
            <text:p>2.5707343204</text:p>
          </table:table-cell>
        </table:table-row>
        <table:table-row table:style-name="ro1">
          <table:table-cell office:value-type="float" office:value="2.57071316249" calcext:value-type="float">
            <text:p>2.5707131625</text:p>
          </table:table-cell>
        </table:table-row>
        <table:table-row table:style-name="ro1">
          <table:table-cell office:value-type="float" office:value="2.57069220351" calcext:value-type="float">
            <text:p>2.5706922035</text:p>
          </table:table-cell>
        </table:table-row>
        <table:table-row table:style-name="ro1">
          <table:table-cell office:value-type="float" office:value="2.57067144225" calcext:value-type="float">
            <text:p>2.5706714423</text:p>
          </table:table-cell>
        </table:table-row>
        <table:table-row table:style-name="ro1">
          <table:table-cell office:value-type="float" office:value="2.57065087744" calcext:value-type="float">
            <text:p>2.5706508774</text:p>
          </table:table-cell>
        </table:table-row>
        <table:table-row table:style-name="ro1">
          <table:table-cell office:value-type="float" office:value="2.57063050786" calcext:value-type="float">
            <text:p>2.5706305079</text:p>
          </table:table-cell>
        </table:table-row>
        <table:table-row table:style-name="ro1">
          <table:table-cell office:value-type="float" office:value="2.57061033233" calcext:value-type="float">
            <text:p>2.5706103323</text:p>
          </table:table-cell>
        </table:table-row>
        <table:table-row table:style-name="ro1">
          <table:table-cell office:value-type="float" office:value="2.57059035026" calcext:value-type="float">
            <text:p>2.5705903503</text:p>
          </table:table-cell>
        </table:table-row>
        <table:table-row table:style-name="ro1">
          <table:table-cell office:value-type="float" office:value="2.5705705599" calcext:value-type="float">
            <text:p>2.5705705599</text:p>
          </table:table-cell>
        </table:table-row>
        <table:table-row table:style-name="ro1">
          <table:table-cell office:value-type="float" office:value="2.57055096005" calcext:value-type="float">
            <text:p>2.5705509601</text:p>
          </table:table-cell>
        </table:table-row>
        <table:table-row table:style-name="ro1">
          <table:table-cell office:value-type="float" office:value="2.57053154951" calcext:value-type="float">
            <text:p>2.5705315495</text:p>
          </table:table-cell>
        </table:table-row>
        <table:table-row table:style-name="ro1">
          <table:table-cell office:value-type="float" office:value="2.57051232708" calcext:value-type="float">
            <text:p>2.5705123271</text:p>
          </table:table-cell>
        </table:table-row>
        <table:table-row table:style-name="ro1">
          <table:table-cell office:value-type="float" office:value="2.57049329155" calcext:value-type="float">
            <text:p>2.5704932916</text:p>
          </table:table-cell>
        </table:table-row>
        <table:table-row table:style-name="ro1">
          <table:table-cell office:value-type="float" office:value="2.57047444175" calcext:value-type="float">
            <text:p>2.5704744418</text:p>
          </table:table-cell>
        </table:table-row>
        <table:table-row table:style-name="ro1">
          <table:table-cell office:value-type="float" office:value="2.57045577649" calcext:value-type="float">
            <text:p>2.5704557765</text:p>
          </table:table-cell>
        </table:table-row>
        <table:table-row table:style-name="ro1">
          <table:table-cell office:value-type="float" office:value="2.57043729457" calcext:value-type="float">
            <text:p>2.5704372946</text:p>
          </table:table-cell>
        </table:table-row>
        <table:table-row table:style-name="ro1">
          <table:table-cell office:value-type="float" office:value="2.57041899483" calcext:value-type="float">
            <text:p>2.5704189948</text:p>
          </table:table-cell>
        </table:table-row>
        <table:table-row table:style-name="ro1">
          <table:table-cell office:value-type="float" office:value="2.57040087609" calcext:value-type="float">
            <text:p>2.5704008761</text:p>
          </table:table-cell>
        </table:table-row>
        <table:table-row table:style-name="ro1">
          <table:table-cell office:value-type="float" office:value="2.57038293718" calcext:value-type="float">
            <text:p>2.5703829372</text:p>
          </table:table-cell>
        </table:table-row>
        <table:table-row table:style-name="ro1">
          <table:table-cell office:value-type="float" office:value="2.57036517693" calcext:value-type="float">
            <text:p>2.5703651769</text:p>
          </table:table-cell>
        </table:table-row>
        <table:table-row table:style-name="ro1">
          <table:table-cell office:value-type="float" office:value="2.57034759419" calcext:value-type="float">
            <text:p>2.5703475942</text:p>
          </table:table-cell>
        </table:table-row>
        <table:table-row table:style-name="ro1">
          <table:table-cell office:value-type="float" office:value="2.57033018824" calcext:value-type="float">
            <text:p>2.5703301882</text:p>
          </table:table-cell>
        </table:table-row>
        <table:table-row table:style-name="ro1">
          <table:table-cell office:value-type="float" office:value="2.57031295767" calcext:value-type="float">
            <text:p>2.5703129577</text:p>
          </table:table-cell>
        </table:table-row>
        <table:table-row table:style-name="ro1">
          <table:table-cell office:value-type="float" office:value="2.57029590125" calcext:value-type="float">
            <text:p>2.5702959013</text:p>
          </table:table-cell>
        </table:table-row>
        <table:table-row table:style-name="ro1">
          <table:table-cell office:value-type="float" office:value="2.57027901785" calcext:value-type="float">
            <text:p>2.5702790179</text:p>
          </table:table-cell>
        </table:table-row>
        <table:table-row table:style-name="ro1">
          <table:table-cell office:value-type="float" office:value="2.57026230633" calcext:value-type="float">
            <text:p>2.5702623063</text:p>
          </table:table-cell>
        </table:table-row>
        <table:table-row table:style-name="ro1">
          <table:table-cell office:value-type="float" office:value="2.57024576557" calcext:value-type="float">
            <text:p>2.5702457656</text:p>
          </table:table-cell>
        </table:table-row>
        <table:table-row table:style-name="ro1">
          <table:table-cell office:value-type="float" office:value="2.57022939445" calcext:value-type="float">
            <text:p>2.5702293945</text:p>
          </table:table-cell>
        </table:table-row>
        <table:table-row table:style-name="ro1">
          <table:table-cell office:value-type="float" office:value="2.57021319182" calcext:value-type="float">
            <text:p>2.5702131918</text:p>
          </table:table-cell>
        </table:table-row>
        <table:table-row table:style-name="ro1">
          <table:table-cell office:value-type="float" office:value="2.57019715659" calcext:value-type="float">
            <text:p>2.5701971566</text:p>
          </table:table-cell>
        </table:table-row>
        <table:table-row table:style-name="ro1">
          <table:table-cell office:value-type="float" office:value="2.57018128764" calcext:value-type="float">
            <text:p>2.5701812876</text:p>
          </table:table-cell>
        </table:table-row>
        <table:table-row table:style-name="ro1">
          <table:table-cell office:value-type="float" office:value="2.57016558385" calcext:value-type="float">
            <text:p>2.5701655839</text:p>
          </table:table-cell>
        </table:table-row>
        <table:table-row table:style-name="ro1">
          <table:table-cell office:value-type="float" office:value="2.57015004413" calcext:value-type="float">
            <text:p>2.5701500441</text:p>
          </table:table-cell>
        </table:table-row>
        <table:table-row table:style-name="ro1">
          <table:table-cell office:value-type="float" office:value="2.57013466737" calcext:value-type="float">
            <text:p>2.5701346674</text:p>
          </table:table-cell>
        </table:table-row>
        <table:table-row table:style-name="ro1">
          <table:table-cell office:value-type="float" office:value="2.57011945246" calcext:value-type="float">
            <text:p>2.5701194525</text:p>
          </table:table-cell>
        </table:table-row>
        <table:table-row table:style-name="ro1">
          <table:table-cell office:value-type="float" office:value="2.57010439833" calcext:value-type="float">
            <text:p>2.5701043983</text:p>
          </table:table-cell>
        </table:table-row>
        <table:table-row table:style-name="ro1">
          <table:table-cell office:value-type="float" office:value="2.57008950389" calcext:value-type="float">
            <text:p>2.5700895039</text:p>
          </table:table-cell>
        </table:table-row>
        <table:table-row table:style-name="ro1">
          <table:table-cell office:value-type="float" office:value="2.57007476803" calcext:value-type="float">
            <text:p>2.570074768</text:p>
          </table:table-cell>
        </table:table-row>
        <table:table-row table:style-name="ro1">
          <table:table-cell office:value-type="float" office:value="2.5700601897" calcext:value-type="float">
            <text:p>2.5700601897</text:p>
          </table:table-cell>
        </table:table-row>
        <table:table-row table:style-name="ro1">
          <table:table-cell office:value-type="float" office:value="2.5700457678" calcext:value-type="float">
            <text:p>2.5700457678</text:p>
          </table:table-cell>
        </table:table-row>
        <table:table-row table:style-name="ro1">
          <table:table-cell office:value-type="float" office:value="2.57003150126" calcext:value-type="float">
            <text:p>2.5700315013</text:p>
          </table:table-cell>
        </table:table-row>
        <table:table-row table:style-name="ro1">
          <table:table-cell office:value-type="float" office:value="2.57001738903" calcext:value-type="float">
            <text:p>2.570017389</text:p>
          </table:table-cell>
        </table:table-row>
        <table:table-row table:style-name="ro1">
          <table:table-cell office:value-type="float" office:value="2.57000343014" calcext:value-type="float">
            <text:p>2.5700034301</text:p>
          </table:table-cell>
        </table:table-row>
        <table:table-row table:style-name="ro1">
          <table:table-cell office:value-type="float" office:value="2.56998962422" calcext:value-type="float">
            <text:p>2.5699896242</text:p>
          </table:table-cell>
        </table:table-row>
        <table:table-row table:style-name="ro1">
          <table:table-cell office:value-type="float" office:value="2.56997596956" calcext:value-type="float">
            <text:p>2.5699759696</text:p>
          </table:table-cell>
        </table:table-row>
        <table:table-row table:style-name="ro1">
          <table:table-cell office:value-type="float" office:value="2.56996246513" calcext:value-type="float">
            <text:p>2.5699624651</text:p>
          </table:table-cell>
        </table:table-row>
        <table:table-row table:style-name="ro1">
          <table:table-cell office:value-type="float" office:value="2.56994910989" calcext:value-type="float">
            <text:p>2.5699491099</text:p>
          </table:table-cell>
        </table:table-row>
        <table:table-row table:style-name="ro1">
          <table:table-cell office:value-type="float" office:value="2.5699359028" calcext:value-type="float">
            <text:p>2.5699359028</text:p>
          </table:table-cell>
        </table:table-row>
        <table:table-row table:style-name="ro1">
          <table:table-cell office:value-type="float" office:value="2.56992284285" calcext:value-type="float">
            <text:p>2.5699228429</text:p>
          </table:table-cell>
        </table:table-row>
        <table:table-row table:style-name="ro1">
          <table:table-cell office:value-type="float" office:value="2.56990992901" calcext:value-type="float">
            <text:p>2.569909929</text:p>
          </table:table-cell>
        </table:table-row>
        <table:table-row table:style-name="ro1">
          <table:table-cell office:value-type="float" office:value="2.56989716025" calcext:value-type="float">
            <text:p>2.5698971603</text:p>
          </table:table-cell>
        </table:table-row>
        <table:table-row table:style-name="ro1">
          <table:table-cell office:value-type="float" office:value="2.56988453556" calcext:value-type="float">
            <text:p>2.5698845356</text:p>
          </table:table-cell>
        </table:table-row>
        <table:table-row table:style-name="ro1">
          <table:table-cell office:value-type="float" office:value="2.56987205393" calcext:value-type="float">
            <text:p>2.5698720539</text:p>
          </table:table-cell>
        </table:table-row>
        <table:table-row table:style-name="ro1">
          <table:table-cell office:value-type="float" office:value="2.56985971437" calcext:value-type="float">
            <text:p>2.5698597144</text:p>
          </table:table-cell>
        </table:table-row>
        <table:table-row table:style-name="ro1">
          <table:table-cell office:value-type="float" office:value="2.56984751585" calcext:value-type="float">
            <text:p>2.5698475159</text:p>
          </table:table-cell>
        </table:table-row>
        <table:table-row table:style-name="ro1">
          <table:table-cell office:value-type="float" office:value="2.56983545739" calcext:value-type="float">
            <text:p>2.5698354574</text:p>
          </table:table-cell>
        </table:table-row>
        <table:table-row table:style-name="ro1">
          <table:table-cell office:value-type="float" office:value="2.569823538" calcext:value-type="float">
            <text:p>2.569823538</text:p>
          </table:table-cell>
        </table:table-row>
        <table:table-row table:style-name="ro1">
          <table:table-cell office:value-type="float" office:value="2.56981175668" calcext:value-type="float">
            <text:p>2.5698117567</text:p>
          </table:table-cell>
        </table:table-row>
        <table:table-row table:style-name="ro1">
          <table:table-cell office:value-type="float" office:value="2.56980011246" calcext:value-type="float">
            <text:p>2.5698001125</text:p>
          </table:table-cell>
        </table:table-row>
        <table:table-row table:style-name="ro1">
          <table:table-cell office:value-type="float" office:value="2.56978860434" calcext:value-type="float">
            <text:p>2.5697886043</text:p>
          </table:table-cell>
        </table:table-row>
        <table:table-row table:style-name="ro1">
          <table:table-cell office:value-type="float" office:value="2.56977723137" calcext:value-type="float">
            <text:p>2.5697772314</text:p>
          </table:table-cell>
        </table:table-row>
        <table:table-row table:style-name="ro1">
          <table:table-cell office:value-type="float" office:value="2.56976599256" calcext:value-type="float">
            <text:p>2.5697659926</text:p>
          </table:table-cell>
        </table:table-row>
        <table:table-row table:style-name="ro1">
          <table:table-cell office:value-type="float" office:value="2.56975488695" calcext:value-type="float">
            <text:p>2.569754887</text:p>
          </table:table-cell>
        </table:table-row>
        <table:table-row table:style-name="ro1">
          <table:table-cell office:value-type="float" office:value="2.56974391357" calcext:value-type="float">
            <text:p>2.5697439136</text:p>
          </table:table-cell>
        </table:table-row>
        <table:table-row table:style-name="ro1">
          <table:table-cell office:value-type="float" office:value="2.56973307243" calcext:value-type="float">
            <text:p>2.5697330724</text:p>
          </table:table-cell>
        </table:table-row>
        <table:table-row table:style-name="ro1">
          <table:table-cell office:value-type="float" office:value="2.56972236328" calcext:value-type="float">
            <text:p>2.5697223633</text:p>
          </table:table-cell>
        </table:table-row>
        <table:table-row table:style-name="ro1">
          <table:table-cell office:value-type="float" office:value="2.56971178391" calcext:value-type="float">
            <text:p>2.5697117839</text:p>
          </table:table-cell>
        </table:table-row>
        <table:table-row table:style-name="ro1">
          <table:table-cell office:value-type="float" office:value="2.56970133344" calcext:value-type="float">
            <text:p>2.5697013334</text:p>
          </table:table-cell>
        </table:table-row>
        <table:table-row table:style-name="ro1">
          <table:table-cell office:value-type="float" office:value="2.56969101094" calcext:value-type="float">
            <text:p>2.5696910109</text:p>
          </table:table-cell>
        </table:table-row>
        <table:table-row table:style-name="ro1">
          <table:table-cell office:value-type="float" office:value="2.56968081551" calcext:value-type="float">
            <text:p>2.5696808155</text:p>
          </table:table-cell>
        </table:table-row>
        <table:table-row table:style-name="ro1">
          <table:table-cell office:value-type="float" office:value="2.56967074625" calcext:value-type="float">
            <text:p>2.5696707463</text:p>
          </table:table-cell>
        </table:table-row>
        <table:table-row table:style-name="ro1">
          <table:table-cell office:value-type="float" office:value="2.56966080227" calcext:value-type="float">
            <text:p>2.5696608023</text:p>
          </table:table-cell>
        </table:table-row>
        <table:table-row table:style-name="ro1">
          <table:table-cell office:value-type="float" office:value="2.56965098269" calcext:value-type="float">
            <text:p>2.5696509827</text:p>
          </table:table-cell>
        </table:table-row>
        <table:table-row table:style-name="ro1">
          <table:table-cell office:value-type="float" office:value="2.56964128661" calcext:value-type="float">
            <text:p>2.5696412866</text:p>
          </table:table-cell>
        </table:table-row>
        <table:table-row table:style-name="ro1">
          <table:table-cell office:value-type="float" office:value="2.56963171317" calcext:value-type="float">
            <text:p>2.5696317132</text:p>
          </table:table-cell>
        </table:table-row>
        <table:table-row table:style-name="ro1">
          <table:table-cell office:value-type="float" office:value="2.56962226148" calcext:value-type="float">
            <text:p>2.5696222615</text:p>
          </table:table-cell>
        </table:table-row>
        <table:table-row table:style-name="ro1">
          <table:table-cell office:value-type="float" office:value="2.56961293069" calcext:value-type="float">
            <text:p>2.5696129307</text:p>
          </table:table-cell>
        </table:table-row>
        <table:table-row table:style-name="ro1">
          <table:table-cell office:value-type="float" office:value="2.56960371994" calcext:value-type="float">
            <text:p>2.5696037199</text:p>
          </table:table-cell>
        </table:table-row>
        <table:table-row table:style-name="ro1">
          <table:table-cell office:value-type="float" office:value="2.56959462835" calcext:value-type="float">
            <text:p>2.5695946284</text:p>
          </table:table-cell>
        </table:table-row>
        <table:table-row table:style-name="ro1">
          <table:table-cell office:value-type="float" office:value="2.56958565509" calcext:value-type="float">
            <text:p>2.5695856551</text:p>
          </table:table-cell>
        </table:table-row>
        <table:table-row table:style-name="ro1">
          <table:table-cell office:value-type="float" office:value="2.56957679931" calcext:value-type="float">
            <text:p>2.5695767993</text:p>
          </table:table-cell>
        </table:table-row>
        <table:table-row table:style-name="ro1">
          <table:table-cell office:value-type="float" office:value="2.56956806017" calcext:value-type="float">
            <text:p>2.5695680602</text:p>
          </table:table-cell>
        </table:table-row>
        <table:table-row table:style-name="ro1">
          <table:table-cell office:value-type="float" office:value="2.56955943683" calcext:value-type="float">
            <text:p>2.5695594368</text:p>
          </table:table-cell>
        </table:table-row>
        <table:table-row table:style-name="ro1">
          <table:table-cell office:value-type="float" office:value="2.56955092846" calcext:value-type="float">
            <text:p>2.5695509285</text:p>
          </table:table-cell>
        </table:table-row>
        <table:table-row table:style-name="ro1">
          <table:table-cell office:value-type="float" office:value="2.56954253424" calcext:value-type="float">
            <text:p>2.5695425342</text:p>
          </table:table-cell>
        </table:table-row>
        <table:table-row table:style-name="ro1">
          <table:table-cell office:value-type="float" office:value="2.56953425335" calcext:value-type="float">
            <text:p>2.5695342534</text:p>
          </table:table-cell>
        </table:table-row>
        <table:table-row table:style-name="ro1">
          <table:table-cell office:value-type="float" office:value="2.56952608358" calcext:value-type="float">
            <text:p>2.5695260836</text:p>
          </table:table-cell>
        </table:table-row>
        <table:table-row table:style-name="ro1">
          <table:table-cell office:value-type="float" office:value="2.56951802456" calcext:value-type="float">
            <text:p>2.5695180246</text:p>
          </table:table-cell>
        </table:table-row>
        <table:table-row table:style-name="ro1">
          <table:table-cell office:value-type="float" office:value="2.56951007607" calcext:value-type="float">
            <text:p>2.5695100761</text:p>
          </table:table-cell>
        </table:table-row>
        <table:table-row table:style-name="ro1">
          <table:table-cell office:value-type="float" office:value="2.56950223729" calcext:value-type="float">
            <text:p>2.5695022373</text:p>
          </table:table-cell>
        </table:table-row>
        <table:table-row table:style-name="ro1">
          <table:table-cell office:value-type="float" office:value="2.5694945074" calcext:value-type="float">
            <text:p>2.5694945074</text:p>
          </table:table-cell>
        </table:table-row>
        <table:table-row table:style-name="ro1">
          <table:table-cell office:value-type="float" office:value="2.56948688558" calcext:value-type="float">
            <text:p>2.5694868856</text:p>
          </table:table-cell>
        </table:table-row>
        <table:table-row table:style-name="ro1">
          <table:table-cell office:value-type="float" office:value="2.56947937102" calcext:value-type="float">
            <text:p>2.569479371</text:p>
          </table:table-cell>
        </table:table-row>
        <table:table-row table:style-name="ro1">
          <table:table-cell office:value-type="float" office:value="2.56947196292" calcext:value-type="float">
            <text:p>2.5694719629</text:p>
          </table:table-cell>
        </table:table-row>
        <table:table-row table:style-name="ro1">
          <table:table-cell office:value-type="float" office:value="2.56946466046" calcext:value-type="float">
            <text:p>2.5694646605</text:p>
          </table:table-cell>
        </table:table-row>
        <table:table-row table:style-name="ro1">
          <table:table-cell office:value-type="float" office:value="2.56945746286" calcext:value-type="float">
            <text:p>2.5694574629</text:p>
          </table:table-cell>
        </table:table-row>
        <table:table-row table:style-name="ro1">
          <table:table-cell office:value-type="float" office:value="2.56945036933" calcext:value-type="float">
            <text:p>2.5694503693</text:p>
          </table:table-cell>
        </table:table-row>
        <table:table-row table:style-name="ro1">
          <table:table-cell office:value-type="float" office:value="2.56944337906" calcext:value-type="float">
            <text:p>2.5694433791</text:p>
          </table:table-cell>
        </table:table-row>
        <table:table-row table:style-name="ro1">
          <table:table-cell office:value-type="float" office:value="2.56943649128" calcext:value-type="float">
            <text:p>2.5694364913</text:p>
          </table:table-cell>
        </table:table-row>
        <table:table-row table:style-name="ro1">
          <table:table-cell office:value-type="float" office:value="2.56942970521" calcext:value-type="float">
            <text:p>2.5694297052</text:p>
          </table:table-cell>
        </table:table-row>
        <table:table-row table:style-name="ro1">
          <table:table-cell office:value-type="float" office:value="2.56942302008" calcext:value-type="float">
            <text:p>2.5694230201</text:p>
          </table:table-cell>
        </table:table-row>
        <table:table-row table:style-name="ro1">
          <table:table-cell office:value-type="float" office:value="2.56941643511" calcext:value-type="float">
            <text:p>2.5694164351</text:p>
          </table:table-cell>
        </table:table-row>
        <table:table-row table:style-name="ro1">
          <table:table-cell office:value-type="float" office:value="2.56940994953" calcext:value-type="float">
            <text:p>2.5694099495</text:p>
          </table:table-cell>
        </table:table-row>
        <table:table-row table:style-name="ro1">
          <table:table-cell office:value-type="float" office:value="2.56940356259" calcext:value-type="float">
            <text:p>2.5694035626</text:p>
          </table:table-cell>
        </table:table-row>
        <table:table-row table:style-name="ro1">
          <table:table-cell office:value-type="float" office:value="2.56939727354" calcext:value-type="float">
            <text:p>2.5693972735</text:p>
          </table:table-cell>
        </table:table-row>
        <table:table-row table:style-name="ro1">
          <table:table-cell office:value-type="float" office:value="2.5693910816" calcext:value-type="float">
            <text:p>2.5693910816</text:p>
          </table:table-cell>
        </table:table-row>
        <table:table-row table:style-name="ro1">
          <table:table-cell office:value-type="float" office:value="2.56938498605" calcext:value-type="float">
            <text:p>2.5693849861</text:p>
          </table:table-cell>
        </table:table-row>
        <table:table-row table:style-name="ro1">
          <table:table-cell office:value-type="float" office:value="2.56937898613" calcext:value-type="float">
            <text:p>2.5693789861</text:p>
          </table:table-cell>
        </table:table-row>
        <table:table-row table:style-name="ro1">
          <table:table-cell office:value-type="float" office:value="2.56937308217" calcext:value-type="float">
            <text:p>2.5693730822</text:p>
          </table:table-cell>
        </table:table-row>
        <table:table-row table:style-name="ro1">
          <table:table-cell office:value-type="float" office:value="2.56936727261" calcext:value-type="float">
            <text:p>2.5693672726</text:p>
          </table:table-cell>
        </table:table-row>
        <table:table-row table:style-name="ro1">
          <table:table-cell office:value-type="float" office:value="2.56936155669" calcext:value-type="float">
            <text:p>2.5693615567</text:p>
          </table:table-cell>
        </table:table-row>
        <table:table-row table:style-name="ro1">
          <table:table-cell office:value-type="float" office:value="2.56935593369" calcext:value-type="float">
            <text:p>2.5693559337</text:p>
          </table:table-cell>
        </table:table-row>
        <table:table-row table:style-name="ro1">
          <table:table-cell office:value-type="float" office:value="2.5693504029" calcext:value-type="float">
            <text:p>2.5693504029</text:p>
          </table:table-cell>
        </table:table-row>
        <table:table-row table:style-name="ro1">
          <table:table-cell office:value-type="float" office:value="2.56934496363" calcext:value-type="float">
            <text:p>2.5693449636</text:p>
          </table:table-cell>
        </table:table-row>
        <table:table-row table:style-name="ro1">
          <table:table-cell office:value-type="float" office:value="2.56933961517" calcext:value-type="float">
            <text:p>2.5693396152</text:p>
          </table:table-cell>
        </table:table-row>
        <table:table-row table:style-name="ro1">
          <table:table-cell office:value-type="float" office:value="2.56933435684" calcext:value-type="float">
            <text:p>2.5693343568</text:p>
          </table:table-cell>
        </table:table-row>
        <table:table-row table:style-name="ro1">
          <table:table-cell office:value-type="float" office:value="2.56932918795" calcext:value-type="float">
            <text:p>2.569329188</text:p>
          </table:table-cell>
        </table:table-row>
        <table:table-row table:style-name="ro1">
          <table:table-cell office:value-type="float" office:value="2.56932410782" calcext:value-type="float">
            <text:p>2.5693241078</text:p>
          </table:table-cell>
        </table:table-row>
        <table:table-row table:style-name="ro1">
          <table:table-cell office:value-type="float" office:value="2.56931911577" calcext:value-type="float">
            <text:p>2.5693191158</text:p>
          </table:table-cell>
        </table:table-row>
        <table:table-row table:style-name="ro1">
          <table:table-cell office:value-type="float" office:value="2.56931421112" calcext:value-type="float">
            <text:p>2.5693142111</text:p>
          </table:table-cell>
        </table:table-row>
        <table:table-row table:style-name="ro1">
          <table:table-cell office:value-type="float" office:value="2.56930939322" calcext:value-type="float">
            <text:p>2.5693093932</text:p>
          </table:table-cell>
        </table:table-row>
        <table:table-row table:style-name="ro1">
          <table:table-cell office:value-type="float" office:value="2.5693046614" calcext:value-type="float">
            <text:p>2.5693046614</text:p>
          </table:table-cell>
        </table:table-row>
        <table:table-row table:style-name="ro1">
          <table:table-cell office:value-type="float" office:value="2.569300015" calcext:value-type="float">
            <text:p>2.569300015</text:p>
          </table:table-cell>
        </table:table-row>
        <table:table-row table:style-name="ro1">
          <table:table-cell office:value-type="float" office:value="2.56929545337" calcext:value-type="float">
            <text:p>2.5692954534</text:p>
          </table:table-cell>
        </table:table-row>
        <table:table-row table:style-name="ro1">
          <table:table-cell office:value-type="float" office:value="2.56929097587" calcext:value-type="float">
            <text:p>2.5692909759</text:p>
          </table:table-cell>
        </table:table-row>
        <table:table-row table:style-name="ro1">
          <table:table-cell office:value-type="float" office:value="2.56928658184" calcext:value-type="float">
            <text:p>2.5692865818</text:p>
          </table:table-cell>
        </table:table-row>
        <table:table-row table:style-name="ro1">
          <table:table-cell office:value-type="float" office:value="2.56928227066" calcext:value-type="float">
            <text:p>2.5692822707</text:p>
          </table:table-cell>
        </table:table-row>
        <table:table-row table:style-name="ro1">
          <table:table-cell office:value-type="float" office:value="2.56927804169" calcext:value-type="float">
            <text:p>2.5692780417</text:p>
          </table:table-cell>
        </table:table-row>
        <table:table-row table:style-name="ro1">
          <table:table-cell office:value-type="float" office:value="2.5692738943" calcext:value-type="float">
            <text:p>2.5692738943</text:p>
          </table:table-cell>
        </table:table-row>
        <table:table-row table:style-name="ro1">
          <table:table-cell office:value-type="float" office:value="2.56926982754" calcext:value-type="float">
            <text:p>2.5692698275</text:p>
          </table:table-cell>
        </table:table-row>
        <table:table-row table:style-name="ro1">
          <table:table-cell office:value-type="float" office:value="2.56926583982" calcext:value-type="float">
            <text:p>2.5692658398</text:p>
          </table:table-cell>
        </table:table-row>
        <table:table-row table:style-name="ro1">
          <table:table-cell office:value-type="float" office:value="2.56926193156" calcext:value-type="float">
            <text:p>2.5692619316</text:p>
          </table:table-cell>
        </table:table-row>
        <table:table-row table:style-name="ro1">
          <table:table-cell office:value-type="float" office:value="2.56925810213" calcext:value-type="float">
            <text:p>2.5692581021</text:p>
          </table:table-cell>
        </table:table-row>
        <table:table-row table:style-name="ro1">
          <table:table-cell office:value-type="float" office:value="2.56925435092" calcext:value-type="float">
            <text:p>2.5692543509</text:p>
          </table:table-cell>
        </table:table-row>
        <table:table-row table:style-name="ro1">
          <table:table-cell office:value-type="float" office:value="2.56925067729" calcext:value-type="float">
            <text:p>2.5692506773</text:p>
          </table:table-cell>
        </table:table-row>
        <table:table-row table:style-name="ro1">
          <table:table-cell office:value-type="float" office:value="2.56924708065" calcext:value-type="float">
            <text:p>2.5692470807</text:p>
          </table:table-cell>
        </table:table-row>
        <table:table-row table:style-name="ro1">
          <table:table-cell office:value-type="float" office:value="2.56924356037" calcext:value-type="float">
            <text:p>2.5692435604</text:p>
          </table:table-cell>
        </table:table-row>
        <table:table-row table:style-name="ro1">
          <table:table-cell office:value-type="float" office:value="2.56924011585" calcext:value-type="float">
            <text:p>2.5692401159</text:p>
          </table:table-cell>
        </table:table-row>
        <table:table-row table:style-name="ro1">
          <table:table-cell office:value-type="float" office:value="2.56923674649" calcext:value-type="float">
            <text:p>2.5692367465</text:p>
          </table:table-cell>
        </table:table-row>
        <table:table-row table:style-name="ro1">
          <table:table-cell office:value-type="float" office:value="2.5692334517" calcext:value-type="float">
            <text:p>2.5692334517</text:p>
          </table:table-cell>
        </table:table-row>
        <table:table-row table:style-name="ro1">
          <table:table-cell office:value-type="float" office:value="2.56923023088" calcext:value-type="float">
            <text:p>2.5692302309</text:p>
          </table:table-cell>
        </table:table-row>
        <table:table-row table:style-name="ro1">
          <table:table-cell office:value-type="float" office:value="2.56922708344" calcext:value-type="float">
            <text:p>2.5692270834</text:p>
          </table:table-cell>
        </table:table-row>
        <table:table-row table:style-name="ro1">
          <table:table-cell office:value-type="float" office:value="2.56922400879" calcext:value-type="float">
            <text:p>2.5692240088</text:p>
          </table:table-cell>
        </table:table-row>
        <table:table-row table:style-name="ro1">
          <table:table-cell office:value-type="float" office:value="2.56922100637" calcext:value-type="float">
            <text:p>2.5692210064</text:p>
          </table:table-cell>
        </table:table-row>
        <table:table-row table:style-name="ro1">
          <table:table-cell office:value-type="float" office:value="2.56921807559" calcext:value-type="float">
            <text:p>2.5692180756</text:p>
          </table:table-cell>
        </table:table-row>
        <table:table-row table:style-name="ro1">
          <table:table-cell office:value-type="float" office:value="2.56921521589" calcext:value-type="float">
            <text:p>2.5692152159</text:p>
          </table:table-cell>
        </table:table-row>
        <table:table-row table:style-name="ro1">
          <table:table-cell office:value-type="float" office:value="2.56921242669" calcext:value-type="float">
            <text:p>2.5692124267</text:p>
          </table:table-cell>
        </table:table-row>
        <table:table-row table:style-name="ro1">
          <table:table-cell office:value-type="float" office:value="2.56920970743" calcext:value-type="float">
            <text:p>2.5692097074</text:p>
          </table:table-cell>
        </table:table-row>
        <table:table-row table:style-name="ro1">
          <table:table-cell office:value-type="float" office:value="2.56920705756" calcext:value-type="float">
            <text:p>2.5692070576</text:p>
          </table:table-cell>
        </table:table-row>
        <table:table-row table:style-name="ro1">
          <table:table-cell office:value-type="float" office:value="2.56920447652" calcext:value-type="float">
            <text:p>2.5692044765</text:p>
          </table:table-cell>
        </table:table-row>
        <table:table-row table:style-name="ro1">
          <table:table-cell office:value-type="float" office:value="2.56920196377" calcext:value-type="float">
            <text:p>2.5692019638</text:p>
          </table:table-cell>
        </table:table-row>
        <table:table-row table:style-name="ro1">
          <table:table-cell office:value-type="float" office:value="2.56919951819" calcext:value-type="float">
            <text:p>2.5691995182</text:p>
          </table:table-cell>
        </table:table-row>
        <table:table-row table:style-name="ro1">
          <table:table-cell office:value-type="float" office:value="2.56919713909" calcext:value-type="float">
            <text:p>2.5691971391</text:p>
          </table:table-cell>
        </table:table-row>
        <table:table-row table:style-name="ro1">
          <table:table-cell office:value-type="float" office:value="2.56919482645" calcext:value-type="float">
            <text:p>2.5691948265</text:p>
          </table:table-cell>
        </table:table-row>
        <table:table-row table:style-name="ro1">
          <table:table-cell office:value-type="float" office:value="2.56919257972" calcext:value-type="float">
            <text:p>2.5691925797</text:p>
          </table:table-cell>
        </table:table-row>
        <table:table-row table:style-name="ro1">
          <table:table-cell office:value-type="float" office:value="2.56919039836" calcext:value-type="float">
            <text:p>2.5691903984</text:p>
          </table:table-cell>
        </table:table-row>
        <table:table-row table:style-name="ro1">
          <table:table-cell office:value-type="float" office:value="2.56918828182" calcext:value-type="float">
            <text:p>2.5691882818</text:p>
          </table:table-cell>
        </table:table-row>
        <table:table-row table:style-name="ro1">
          <table:table-cell office:value-type="float" office:value="2.56918622958" calcext:value-type="float">
            <text:p>2.5691862296</text:p>
          </table:table-cell>
        </table:table-row>
        <table:table-row table:style-name="ro1">
          <table:table-cell office:value-type="float" office:value="2.56918424111" calcext:value-type="float">
            <text:p>2.5691842411</text:p>
          </table:table-cell>
        </table:table-row>
        <table:table-row table:style-name="ro1">
          <table:table-cell office:value-type="float" office:value="2.56918231587" calcext:value-type="float">
            <text:p>2.5691823159</text:p>
          </table:table-cell>
        </table:table-row>
        <table:table-row table:style-name="ro1">
          <table:table-cell office:value-type="float" office:value="2.56918045334" calcext:value-type="float">
            <text:p>2.5691804533</text:p>
          </table:table-cell>
        </table:table-row>
        <table:table-row table:style-name="ro1">
          <table:table-cell office:value-type="float" office:value="2.56917865301" calcext:value-type="float">
            <text:p>2.569178653</text:p>
          </table:table-cell>
        </table:table-row>
        <table:table-row table:style-name="ro1">
          <table:table-cell office:value-type="float" office:value="2.56917691436" calcext:value-type="float">
            <text:p>2.5691769144</text:p>
          </table:table-cell>
        </table:table-row>
        <table:table-row table:style-name="ro1">
          <table:table-cell office:value-type="float" office:value="2.56917523688" calcext:value-type="float">
            <text:p>2.5691752369</text:p>
          </table:table-cell>
        </table:table-row>
        <table:table-row table:style-name="ro1">
          <table:table-cell office:value-type="float" office:value="2.56917362006" calcext:value-type="float">
            <text:p>2.5691736201</text:p>
          </table:table-cell>
        </table:table-row>
        <table:table-row table:style-name="ro1">
          <table:table-cell office:value-type="float" office:value="2.5691720634" calcext:value-type="float">
            <text:p>2.5691720634</text:p>
          </table:table-cell>
        </table:table-row>
        <table:table-row table:style-name="ro1">
          <table:table-cell office:value-type="float" office:value="2.56917056639" calcext:value-type="float">
            <text:p>2.5691705664</text:p>
          </table:table-cell>
        </table:table-row>
        <table:table-row table:style-name="ro1">
          <table:table-cell office:value-type="float" office:value="2.56916912855" calcext:value-type="float">
            <text:p>2.5691691286</text:p>
          </table:table-cell>
        </table:table-row>
        <table:table-row table:style-name="ro1">
          <table:table-cell office:value-type="float" office:value="2.56916774939" calcext:value-type="float">
            <text:p>2.5691677494</text:p>
          </table:table-cell>
        </table:table-row>
        <table:table-row table:style-name="ro1">
          <table:table-cell office:value-type="float" office:value="2.5691664284" calcext:value-type="float">
            <text:p>2.5691664284</text:p>
          </table:table-cell>
        </table:table-row>
        <table:table-row table:style-name="ro1">
          <table:table-cell office:value-type="float" office:value="2.56916516512" calcext:value-type="float">
            <text:p>2.5691651651</text:p>
          </table:table-cell>
        </table:table-row>
        <table:table-row table:style-name="ro1">
          <table:table-cell office:value-type="float" office:value="2.56916395906" calcext:value-type="float">
            <text:p>2.5691639591</text:p>
          </table:table-cell>
        </table:table-row>
        <table:table-row table:style-name="ro1">
          <table:table-cell office:value-type="float" office:value="2.56916280974" calcext:value-type="float">
            <text:p>2.5691628097</text:p>
          </table:table-cell>
        </table:table-row>
        <table:table-row table:style-name="ro1">
          <table:table-cell office:value-type="float" office:value="2.56916171606" calcext:value-type="float">
            <text:p>2.5691617161</text:p>
          </table:table-cell>
        </table:table-row>
        <table:table-row table:style-name="ro1">
          <table:table-cell office:value-type="float" office:value="2.56916067787" calcext:value-type="float">
            <text:p>2.5691606779</text:p>
          </table:table-cell>
        </table:table-row>
        <table:table-row table:style-name="ro1">
          <table:table-cell office:value-type="float" office:value="2.56915969487" calcext:value-type="float">
            <text:p>2.5691596949</text:p>
          </table:table-cell>
        </table:table-row>
        <table:table-row table:style-name="ro1">
          <table:table-cell office:value-type="float" office:value="2.56915876659" calcext:value-type="float">
            <text:p>2.5691587666</text:p>
          </table:table-cell>
        </table:table-row>
        <table:table-row table:style-name="ro1">
          <table:table-cell office:value-type="float" office:value="2.56915789256" calcext:value-type="float">
            <text:p>2.5691578926</text:p>
          </table:table-cell>
        </table:table-row>
        <table:table-row table:style-name="ro1">
          <table:table-cell office:value-type="float" office:value="2.56915707232" calcext:value-type="float">
            <text:p>2.5691570723</text:p>
          </table:table-cell>
        </table:table-row>
        <table:table-row table:style-name="ro1">
          <table:table-cell office:value-type="float" office:value="2.56915630542" calcext:value-type="float">
            <text:p>2.5691563054</text:p>
          </table:table-cell>
        </table:table-row>
        <table:table-row table:style-name="ro1">
          <table:table-cell office:value-type="float" office:value="2.56915559138" calcext:value-type="float">
            <text:p>2.5691555914</text:p>
          </table:table-cell>
        </table:table-row>
        <table:table-row table:style-name="ro1">
          <table:table-cell office:value-type="float" office:value="2.56915492977" calcext:value-type="float">
            <text:p>2.5691549298</text:p>
          </table:table-cell>
        </table:table-row>
        <table:table-row table:style-name="ro1">
          <table:table-cell office:value-type="float" office:value="2.56915432014" calcext:value-type="float">
            <text:p>2.5691543201</text:p>
          </table:table-cell>
        </table:table-row>
        <table:table-row table:style-name="ro1">
          <table:table-cell office:value-type="float" office:value="2.56915376203" calcext:value-type="float">
            <text:p>2.569153762</text:p>
          </table:table-cell>
        </table:table-row>
        <table:table-row table:style-name="ro1">
          <table:table-cell office:value-type="float" office:value="2.569153255" calcext:value-type="float">
            <text:p>2.569153255</text:p>
          </table:table-cell>
        </table:table-row>
        <table:table-row table:style-name="ro1">
          <table:table-cell office:value-type="float" office:value="2.56915279862" calcext:value-type="float">
            <text:p>2.5691527986</text:p>
          </table:table-cell>
        </table:table-row>
        <table:table-row table:style-name="ro1">
          <table:table-cell office:value-type="float" office:value="2.56915239246" calcext:value-type="float">
            <text:p>2.5691523925</text:p>
          </table:table-cell>
        </table:table-row>
        <table:table-row table:style-name="ro1">
          <table:table-cell office:value-type="float" office:value="2.56915203608" calcext:value-type="float">
            <text:p>2.5691520361</text:p>
          </table:table-cell>
        </table:table-row>
        <table:table-row table:style-name="ro1">
          <table:table-cell office:value-type="float" office:value="2.56915172905" calcext:value-type="float">
            <text:p>2.5691517291</text:p>
          </table:table-cell>
        </table:table-row>
        <table:table-row table:style-name="ro1">
          <table:table-cell office:value-type="float" office:value="2.56915147095" calcext:value-type="float">
            <text:p>2.569151471</text:p>
          </table:table-cell>
        </table:table-row>
        <table:table-row table:style-name="ro1">
          <table:table-cell office:value-type="float" office:value="2.56915126136" calcext:value-type="float">
            <text:p>2.5691512614</text:p>
          </table:table-cell>
        </table:table-row>
        <table:table-row table:style-name="ro1">
          <table:table-cell office:value-type="float" office:value="2.56915109987" calcext:value-type="float">
            <text:p>2.5691510999</text:p>
          </table:table-cell>
        </table:table-row>
        <table:table-row table:style-name="ro1">
          <table:table-cell office:value-type="float" office:value="2.56915098606" calcext:value-type="float">
            <text:p>2.5691509861</text:p>
          </table:table-cell>
        </table:table-row>
        <table:table-row table:style-name="ro1">
          <table:table-cell office:value-type="float" office:value="2.56915091952" calcext:value-type="float">
            <text:p>2.5691509195</text:p>
          </table:table-cell>
        </table:table-row>
        <table:table-row table:style-name="ro1">
          <table:table-cell office:value-type="float" office:value="2.56915089981" calcext:value-type="float">
            <text:p>2.5691508998</text:p>
          </table:table-cell>
        </table:table-row>
        <table:table-row table:style-name="ro1">
          <table:table-cell office:value-type="float" office:value="2.56915092545" calcext:value-type="float">
            <text:p>2.5691509255</text:p>
          </table:table-cell>
        </table:table-row>
        <table:table-row table:style-name="ro1">
          <table:table-cell office:value-type="float" office:value="2.56915099697" calcext:value-type="float">
            <text:p>2.569150997</text:p>
          </table:table-cell>
        </table:table-row>
        <table:table-row table:style-name="ro1">
          <table:table-cell office:value-type="float" office:value="2.56915111395" calcext:value-type="float">
            <text:p>2.569151114</text:p>
          </table:table-cell>
        </table:table-row>
        <table:table-row table:style-name="ro1">
          <table:table-cell office:value-type="float" office:value="2.56915127599" calcext:value-type="float">
            <text:p>2.569151276</text:p>
          </table:table-cell>
        </table:table-row>
        <table:table-row table:style-name="ro1">
          <table:table-cell office:value-type="float" office:value="2.56915148269" calcext:value-type="float">
            <text:p>2.5691514827</text:p>
          </table:table-cell>
        </table:table-row>
        <table:table-row table:style-name="ro1">
          <table:table-cell office:value-type="float" office:value="2.56915173365" calcext:value-type="float">
            <text:p>2.5691517337</text:p>
          </table:table-cell>
        </table:table-row>
        <table:table-row table:style-name="ro1">
          <table:table-cell office:value-type="float" office:value="2.56915202847" calcext:value-type="float">
            <text:p>2.5691520285</text:p>
          </table:table-cell>
        </table:table-row>
        <table:table-row table:style-name="ro1">
          <table:table-cell office:value-type="float" office:value="2.56915236676" calcext:value-type="float">
            <text:p>2.5691523668</text:p>
          </table:table-cell>
        </table:table-row>
        <table:table-row table:style-name="ro1">
          <table:table-cell office:value-type="float" office:value="2.56915274813" calcext:value-type="float">
            <text:p>2.5691527481</text:p>
          </table:table-cell>
        </table:table-row>
        <table:table-row table:style-name="ro1">
          <table:table-cell office:value-type="float" office:value="2.5691531722" calcext:value-type="float">
            <text:p>2.5691531722</text:p>
          </table:table-cell>
        </table:table-row>
        <table:table-row table:style-name="ro1">
          <table:table-cell office:value-type="float" office:value="2.56915363857" calcext:value-type="float">
            <text:p>2.5691536386</text:p>
          </table:table-cell>
        </table:table-row>
        <table:table-row table:style-name="ro1">
          <table:table-cell office:value-type="float" office:value="2.56915414688" calcext:value-type="float">
            <text:p>2.5691541469</text:p>
          </table:table-cell>
        </table:table-row>
        <table:table-row table:style-name="ro1">
          <table:table-cell office:value-type="float" office:value="2.56915469675" calcext:value-type="float">
            <text:p>2.5691546968</text:p>
          </table:table-cell>
        </table:table-row>
        <table:table-row table:style-name="ro1">
          <table:table-cell office:value-type="float" office:value="2.56915528779" calcext:value-type="float">
            <text:p>2.5691552878</text:p>
          </table:table-cell>
        </table:table-row>
        <table:table-row table:style-name="ro1">
          <table:table-cell office:value-type="float" office:value="2.56915591965" calcext:value-type="float">
            <text:p>2.5691559197</text:p>
          </table:table-cell>
        </table:table-row>
        <table:table-row table:style-name="ro1">
          <table:table-cell office:value-type="float" office:value="2.56915659195" calcext:value-type="float">
            <text:p>2.569156592</text:p>
          </table:table-cell>
        </table:table-row>
        <table:table-row table:style-name="ro1">
          <table:table-cell office:value-type="float" office:value="2.56915730433" calcext:value-type="float">
            <text:p>2.5691573043</text:p>
          </table:table-cell>
        </table:table-row>
        <table:table-row table:style-name="ro1">
          <table:table-cell office:value-type="float" office:value="2.56915805643" calcext:value-type="float">
            <text:p>2.5691580564</text:p>
          </table:table-cell>
        </table:table-row>
        <table:table-row table:style-name="ro1">
          <table:table-cell office:value-type="float" office:value="2.56915884789" calcext:value-type="float">
            <text:p>2.5691588479</text:p>
          </table:table-cell>
        </table:table-row>
        <table:table-row table:style-name="ro1">
          <table:table-cell office:value-type="float" office:value="2.56915967837" calcext:value-type="float">
            <text:p>2.5691596784</text:p>
          </table:table-cell>
        </table:table-row>
        <table:table-row table:style-name="ro1">
          <table:table-cell office:value-type="float" office:value="2.56916054749" calcext:value-type="float">
            <text:p>2.5691605475</text:p>
          </table:table-cell>
        </table:table-row>
        <table:table-row table:style-name="ro1">
          <table:table-cell office:value-type="float" office:value="2.56916145465" calcext:value-type="float">
            <text:p>2.5691614547</text:p>
          </table:table-cell>
        </table:table-row>
        <table:table-row table:style-name="ro1">
          <table:table-cell office:value-type="float" office:value="2.56916239905" calcext:value-type="float">
            <text:p>2.5691623991</text:p>
          </table:table-cell>
        </table:table-row>
        <table:table-row table:style-name="ro1">
          <table:table-cell office:value-type="float" office:value="2.56916338091" calcext:value-type="float">
            <text:p>2.5691633809</text:p>
          </table:table-cell>
        </table:table-row>
        <table:table-row table:style-name="ro1">
          <table:table-cell office:value-type="float" office:value="2.56916439987" calcext:value-type="float">
            <text:p>2.5691643999</text:p>
          </table:table-cell>
        </table:table-row>
        <table:table-row table:style-name="ro1">
          <table:table-cell office:value-type="float" office:value="2.5691654556" calcext:value-type="float">
            <text:p>2.5691654556</text:p>
          </table:table-cell>
        </table:table-row>
        <table:table-row table:style-name="ro1">
          <table:table-cell office:value-type="float" office:value="2.56916654775" calcext:value-type="float">
            <text:p>2.5691665478</text:p>
          </table:table-cell>
        </table:table-row>
        <table:table-row table:style-name="ro1">
          <table:table-cell office:value-type="float" office:value="2.56916767597" calcext:value-type="float">
            <text:p>2.569167676</text:p>
          </table:table-cell>
        </table:table-row>
        <table:table-row table:style-name="ro1">
          <table:table-cell office:value-type="float" office:value="2.56916883994" calcext:value-type="float">
            <text:p>2.5691688399</text:p>
          </table:table-cell>
        </table:table-row>
        <table:table-row table:style-name="ro1">
          <table:table-cell office:value-type="float" office:value="2.5691700393" calcext:value-type="float">
            <text:p>2.5691700393</text:p>
          </table:table-cell>
        </table:table-row>
        <table:table-row table:style-name="ro1">
          <table:table-cell office:value-type="float" office:value="2.56917127374" calcext:value-type="float">
            <text:p>2.5691712737</text:p>
          </table:table-cell>
        </table:table-row>
        <table:table-row table:style-name="ro1">
          <table:table-cell office:value-type="float" office:value="2.56917254292" calcext:value-type="float">
            <text:p>2.5691725429</text:p>
          </table:table-cell>
        </table:table-row>
        <table:table-row table:style-name="ro1">
          <table:table-cell office:value-type="float" office:value="2.56917384651" calcext:value-type="float">
            <text:p>2.5691738465</text:p>
          </table:table-cell>
        </table:table-row>
        <table:table-row table:style-name="ro1">
          <table:table-cell office:value-type="float" office:value="2.56917518419" calcext:value-type="float">
            <text:p>2.5691751842</text:p>
          </table:table-cell>
        </table:table-row>
        <table:table-row table:style-name="ro1">
          <table:table-cell office:value-type="float" office:value="2.56917655563" calcext:value-type="float">
            <text:p>2.5691765556</text:p>
          </table:table-cell>
        </table:table-row>
        <table:table-row table:style-name="ro1">
          <table:table-cell office:value-type="float" office:value="2.56917796053" calcext:value-type="float">
            <text:p>2.5691779605</text:p>
          </table:table-cell>
        </table:table-row>
        <table:table-row table:style-name="ro1">
          <table:table-cell office:value-type="float" office:value="2.56917939856" calcext:value-type="float">
            <text:p>2.5691793986</text:p>
          </table:table-cell>
        </table:table-row>
        <table:table-row table:style-name="ro1">
          <table:table-cell office:value-type="float" office:value="2.56918086941" calcext:value-type="float">
            <text:p>2.5691808694</text:p>
          </table:table-cell>
        </table:table-row>
        <table:table-row table:style-name="ro1">
          <table:table-cell office:value-type="float" office:value="2.56918237277" calcext:value-type="float">
            <text:p>2.5691823728</text:p>
          </table:table-cell>
        </table:table-row>
        <table:table-row table:style-name="ro1">
          <table:table-cell office:value-type="float" office:value="2.56918390833" calcext:value-type="float">
            <text:p>2.5691839083</text:p>
          </table:table-cell>
        </table:table-row>
        <table:table-row table:style-name="ro1">
          <table:table-cell office:value-type="float" office:value="2.5691854758" calcext:value-type="float">
            <text:p>2.5691854758</text:p>
          </table:table-cell>
        </table:table-row>
        <table:table-row table:style-name="ro1">
          <table:table-cell office:value-type="float" office:value="2.56918707486" calcext:value-type="float">
            <text:p>2.5691870749</text:p>
          </table:table-cell>
        </table:table-row>
        <table:table-row table:style-name="ro1">
          <table:table-cell office:value-type="float" office:value="2.56918870523" calcext:value-type="float">
            <text:p>2.5691887052</text:p>
          </table:table-cell>
        </table:table-row>
        <table:table-row table:style-name="ro1">
          <table:table-cell office:value-type="float" office:value="2.56919036602" calcext:value-type="float">
            <text:p>2.569190366</text:p>
          </table:table-cell>
        </table:table-row>
        <table:table-row table:style-name="ro1">
          <table:table-cell office:value-type="float" office:value="2.56919205696" calcext:value-type="float">
            <text:p>2.569192057</text:p>
          </table:table-cell>
        </table:table-row>
        <table:table-row table:style-name="ro1">
          <table:table-cell office:value-type="float" office:value="2.56919377815" calcext:value-type="float">
            <text:p>2.5691937782</text:p>
          </table:table-cell>
        </table:table-row>
        <table:table-row table:style-name="ro1">
          <table:table-cell office:value-type="float" office:value="2.56919552927" calcext:value-type="float">
            <text:p>2.5691955293</text:p>
          </table:table-cell>
        </table:table-row>
        <table:table-row table:style-name="ro1">
          <table:table-cell office:value-type="float" office:value="2.56919731004" calcext:value-type="float">
            <text:p>2.56919731</text:p>
          </table:table-cell>
        </table:table-row>
        <table:table-row table:style-name="ro1">
          <table:table-cell office:value-type="float" office:value="2.56919912016" calcext:value-type="float">
            <text:p>2.5691991202</text:p>
          </table:table-cell>
        </table:table-row>
        <table:table-row table:style-name="ro1">
          <table:table-cell office:value-type="float" office:value="2.56920095934" calcext:value-type="float">
            <text:p>2.5692009593</text:p>
          </table:table-cell>
        </table:table-row>
        <table:table-row table:style-name="ro1">
          <table:table-cell office:value-type="float" office:value="2.56920282728" calcext:value-type="float">
            <text:p>2.5692028273</text:p>
          </table:table-cell>
        </table:table-row>
        <table:table-row table:style-name="ro1">
          <table:table-cell office:value-type="float" office:value="2.5692047237" calcext:value-type="float">
            <text:p>2.5692047237</text:p>
          </table:table-cell>
        </table:table-row>
        <table:table-row table:style-name="ro1">
          <table:table-cell office:value-type="float" office:value="2.56920664832" calcext:value-type="float">
            <text:p>2.5692066483</text:p>
          </table:table-cell>
        </table:table-row>
        <table:table-row table:style-name="ro1">
          <table:table-cell office:value-type="float" office:value="2.56920860085" calcext:value-type="float">
            <text:p>2.5692086009</text:p>
          </table:table-cell>
        </table:table-row>
        <table:table-row table:style-name="ro1">
          <table:table-cell office:value-type="float" office:value="2.56921058101" calcext:value-type="float">
            <text:p>2.569210581</text:p>
          </table:table-cell>
        </table:table-row>
        <table:table-row table:style-name="ro1">
          <table:table-cell office:value-type="float" office:value="2.56921258853" calcext:value-type="float">
            <text:p>2.5692125885</text:p>
          </table:table-cell>
        </table:table-row>
        <table:table-row table:style-name="ro1">
          <table:table-cell office:value-type="float" office:value="2.56921462313" calcext:value-type="float">
            <text:p>2.5692146231</text:p>
          </table:table-cell>
        </table:table-row>
        <table:table-row table:style-name="ro1">
          <table:table-cell office:value-type="float" office:value="2.56921668453" calcext:value-type="float">
            <text:p>2.5692166845</text:p>
          </table:table-cell>
        </table:table-row>
        <table:table-row table:style-name="ro1">
          <table:table-cell office:value-type="float" office:value="2.56921877247" calcext:value-type="float">
            <text:p>2.5692187725</text:p>
          </table:table-cell>
        </table:table-row>
        <table:table-row table:style-name="ro1">
          <table:table-cell office:value-type="float" office:value="2.56922088668" calcext:value-type="float">
            <text:p>2.5692208867</text:p>
          </table:table-cell>
        </table:table-row>
        <table:table-row table:style-name="ro1">
          <table:table-cell office:value-type="float" office:value="2.5692230269" calcext:value-type="float">
            <text:p>2.5692230269</text:p>
          </table:table-cell>
        </table:table-row>
        <table:table-row table:style-name="ro1">
          <table:table-cell office:value-type="float" office:value="2.56922519286" calcext:value-type="float">
            <text:p>2.5692251929</text:p>
          </table:table-cell>
        </table:table-row>
        <table:table-row table:style-name="ro1">
          <table:table-cell office:value-type="float" office:value="2.5692273843" calcext:value-type="float">
            <text:p>2.5692273843</text:p>
          </table:table-cell>
        </table:table-row>
        <table:table-row table:style-name="ro1">
          <table:table-cell office:value-type="float" office:value="2.56922960097" calcext:value-type="float">
            <text:p>2.569229601</text:p>
          </table:table-cell>
        </table:table-row>
        <table:table-row table:style-name="ro1">
          <table:table-cell office:value-type="float" office:value="2.5692318426" calcext:value-type="float">
            <text:p>2.5692318426</text:p>
          </table:table-cell>
        </table:table-row>
        <table:table-row table:style-name="ro1">
          <table:table-cell office:value-type="float" office:value="2.56923410817" calcext:value-type="float">
            <text:p>2.5692341082</text:p>
          </table:table-cell>
        </table:table-row>
        <table:table-row table:style-name="ro1">
          <table:table-cell office:value-type="float" office:value="2.56923639792" calcext:value-type="float">
            <text:p>2.5692363979</text:p>
          </table:table-cell>
        </table:table-row>
        <table:table-row table:style-name="ro1">
          <table:table-cell office:value-type="float" office:value="2.56923871172" calcext:value-type="float">
            <text:p>2.5692387117</text:p>
          </table:table-cell>
        </table:table-row>
        <table:table-row table:style-name="ro1">
          <table:table-cell office:value-type="float" office:value="2.56924104934" calcext:value-type="float">
            <text:p>2.5692410493</text:p>
          </table:table-cell>
        </table:table-row>
        <table:table-row table:style-name="ro1">
          <table:table-cell office:value-type="float" office:value="2.5692434105" calcext:value-type="float">
            <text:p>2.5692434105</text:p>
          </table:table-cell>
        </table:table-row>
        <table:table-row table:style-name="ro1">
          <table:table-cell office:value-type="float" office:value="2.56924579497" calcext:value-type="float">
            <text:p>2.569245795</text:p>
          </table:table-cell>
        </table:table-row>
        <table:table-row table:style-name="ro1">
          <table:table-cell office:value-type="float" office:value="2.56924820248" calcext:value-type="float">
            <text:p>2.5692482025</text:p>
          </table:table-cell>
        </table:table-row>
        <table:table-row table:style-name="ro1">
          <table:table-cell office:value-type="float" office:value="2.56925063281" calcext:value-type="float">
            <text:p>2.5692506328</text:p>
          </table:table-cell>
        </table:table-row>
        <table:table-row table:style-name="ro1">
          <table:table-cell office:value-type="float" office:value="2.56925308569" calcext:value-type="float">
            <text:p>2.5692530857</text:p>
          </table:table-cell>
        </table:table-row>
        <table:table-row table:style-name="ro1">
          <table:table-cell office:value-type="float" office:value="2.5692555609" calcext:value-type="float">
            <text:p>2.5692555609</text:p>
          </table:table-cell>
        </table:table-row>
        <table:table-row table:style-name="ro1">
          <table:table-cell office:value-type="float" office:value="2.56925805818" calcext:value-type="float">
            <text:p>2.5692580582</text:p>
          </table:table-cell>
        </table:table-row>
        <table:table-row table:style-name="ro1">
          <table:table-cell office:value-type="float" office:value="2.56926057732" calcext:value-type="float">
            <text:p>2.5692605773</text:p>
          </table:table-cell>
        </table:table-row>
        <table:table-row table:style-name="ro1">
          <table:table-cell office:value-type="float" office:value="2.56926311806" calcext:value-type="float">
            <text:p>2.5692631181</text:p>
          </table:table-cell>
        </table:table-row>
        <table:table-row table:style-name="ro1">
          <table:table-cell office:value-type="float" office:value="2.56926568018" calcext:value-type="float">
            <text:p>2.5692656802</text:p>
          </table:table-cell>
        </table:table-row>
        <table:table-row table:style-name="ro1">
          <table:table-cell office:value-type="float" office:value="2.56926826345" calcext:value-type="float">
            <text:p>2.5692682635</text:p>
          </table:table-cell>
        </table:table-row>
        <table:table-row table:style-name="ro1">
          <table:table-cell office:value-type="float" office:value="2.56927086764" calcext:value-type="float">
            <text:p>2.5692708676</text:p>
          </table:table-cell>
        </table:table-row>
        <table:table-row table:style-name="ro1">
          <table:table-cell office:value-type="float" office:value="2.56927349252" calcext:value-type="float">
            <text:p>2.5692734925</text:p>
          </table:table-cell>
        </table:table-row>
        <table:table-row table:style-name="ro1">
          <table:table-cell office:value-type="float" office:value="2.56927613788" calcext:value-type="float">
            <text:p>2.5692761379</text:p>
          </table:table-cell>
        </table:table-row>
        <table:table-row table:style-name="ro1">
          <table:table-cell office:value-type="float" office:value="2.56927880349" calcext:value-type="float">
            <text:p>2.5692788035</text:p>
          </table:table-cell>
        </table:table-row>
        <table:table-row table:style-name="ro1">
          <table:table-cell office:value-type="float" office:value="2.56928148914" calcext:value-type="float">
            <text:p>2.5692814891</text:p>
          </table:table-cell>
        </table:table-row>
        <table:table-row table:style-name="ro1">
          <table:table-cell office:value-type="float" office:value="2.5692841946" calcext:value-type="float">
            <text:p>2.5692841946</text:p>
          </table:table-cell>
        </table:table-row>
        <table:table-row table:style-name="ro1">
          <table:table-cell office:value-type="float" office:value="2.56928691968" calcext:value-type="float">
            <text:p>2.5692869197</text:p>
          </table:table-cell>
        </table:table-row>
        <table:table-row table:style-name="ro1">
          <table:table-cell office:value-type="float" office:value="2.56928966414" calcext:value-type="float">
            <text:p>2.5692896641</text:p>
          </table:table-cell>
        </table:table-row>
        <table:table-row table:style-name="ro1">
          <table:table-cell office:value-type="float" office:value="2.56929242779" calcext:value-type="float">
            <text:p>2.5692924278</text:p>
          </table:table-cell>
        </table:table-row>
        <table:table-row table:style-name="ro1">
          <table:table-cell office:value-type="float" office:value="2.56929521043" calcext:value-type="float">
            <text:p>2.5692952104</text:p>
          </table:table-cell>
        </table:table-row>
        <table:table-row table:style-name="ro1">
          <table:table-cell office:value-type="float" office:value="2.56929801184" calcext:value-type="float">
            <text:p>2.5692980118</text:p>
          </table:table-cell>
        </table:table-row>
        <table:table-row table:style-name="ro1">
          <table:table-cell office:value-type="float" office:value="2.56930083182" calcext:value-type="float">
            <text:p>2.5693008318</text:p>
          </table:table-cell>
        </table:table-row>
        <table:table-row table:style-name="ro1">
          <table:table-cell office:value-type="float" office:value="2.56930367018" calcext:value-type="float">
            <text:p>2.5693036702</text:p>
          </table:table-cell>
        </table:table-row>
        <table:table-row table:style-name="ro1">
          <table:table-cell office:value-type="float" office:value="2.56930652673" calcext:value-type="float">
            <text:p>2.5693065267</text:p>
          </table:table-cell>
        </table:table-row>
        <table:table-row table:style-name="ro1">
          <table:table-cell office:value-type="float" office:value="2.56930940125" calcext:value-type="float">
            <text:p>2.5693094013</text:p>
          </table:table-cell>
        </table:table-row>
        <table:table-row table:style-name="ro1">
          <table:table-cell office:value-type="float" office:value="2.56931229358" calcext:value-type="float">
            <text:p>2.5693122936</text:p>
          </table:table-cell>
        </table:table-row>
        <table:table-row table:style-name="ro1">
          <table:table-cell office:value-type="float" office:value="2.5693152035" calcext:value-type="float">
            <text:p>2.5693152035</text:p>
          </table:table-cell>
        </table:table-row>
        <table:table-row table:style-name="ro1">
          <table:table-cell office:value-type="float" office:value="2.56931813085" calcext:value-type="float">
            <text:p>2.5693181309</text:p>
          </table:table-cell>
        </table:table-row>
        <table:table-row table:style-name="ro1">
          <table:table-cell office:value-type="float" office:value="2.56932107543" calcext:value-type="float">
            <text:p>2.5693210754</text:p>
          </table:table-cell>
        </table:table-row>
        <table:table-row table:style-name="ro1">
          <table:table-cell office:value-type="float" office:value="2.56932403483" calcext:value-type="float">
            <text:p>2.5693240348</text:p>
          </table:table-cell>
        </table:table-row>
        <table:table-row table:style-name="ro1">
          <table:table-cell office:value-type="float" office:value="2.56932701023" calcext:value-type="float">
            <text:p>2.5693270102</text:p>
          </table:table-cell>
        </table:table-row>
        <table:table-row table:style-name="ro1">
          <table:table-cell office:value-type="float" office:value="2.56933000194" calcext:value-type="float">
            <text:p>2.5693300019</text:p>
          </table:table-cell>
        </table:table-row>
        <table:table-row table:style-name="ro1">
          <table:table-cell office:value-type="float" office:value="2.56933300978" calcext:value-type="float">
            <text:p>2.5693330098</text:p>
          </table:table-cell>
        </table:table-row>
        <table:table-row table:style-name="ro1">
          <table:table-cell office:value-type="float" office:value="2.56933603355" calcext:value-type="float">
            <text:p>2.5693360336</text:p>
          </table:table-cell>
        </table:table-row>
        <table:table-row table:style-name="ro1">
          <table:table-cell office:value-type="float" office:value="2.56933907305" calcext:value-type="float">
            <text:p>2.5693390731</text:p>
          </table:table-cell>
        </table:table-row>
        <table:table-row table:style-name="ro1">
          <table:table-cell office:value-type="float" office:value="2.56934212809" calcext:value-type="float">
            <text:p>2.5693421281</text:p>
          </table:table-cell>
        </table:table-row>
        <table:table-row table:style-name="ro1">
          <table:table-cell office:value-type="float" office:value="2.56934519848" calcext:value-type="float">
            <text:p>2.5693451985</text:p>
          </table:table-cell>
        </table:table-row>
        <table:table-row table:style-name="ro1">
          <table:table-cell office:value-type="float" office:value="2.56934828404" calcext:value-type="float">
            <text:p>2.569348284</text:p>
          </table:table-cell>
        </table:table-row>
        <table:table-row table:style-name="ro1">
          <table:table-cell office:value-type="float" office:value="2.56935138457" calcext:value-type="float">
            <text:p>2.5693513846</text:p>
          </table:table-cell>
        </table:table-row>
        <table:table-row table:style-name="ro1">
          <table:table-cell office:value-type="float" office:value="2.56935449989" calcext:value-type="float">
            <text:p>2.5693544999</text:p>
          </table:table-cell>
        </table:table-row>
        <table:table-row table:style-name="ro1">
          <table:table-cell office:value-type="float" office:value="2.56935762983" calcext:value-type="float">
            <text:p>2.5693576298</text:p>
          </table:table-cell>
        </table:table-row>
        <table:table-row table:style-name="ro1">
          <table:table-cell office:value-type="float" office:value="2.56936077419" calcext:value-type="float">
            <text:p>2.5693607742</text:p>
          </table:table-cell>
        </table:table-row>
        <table:table-row table:style-name="ro1">
          <table:table-cell office:value-type="float" office:value="2.56936393279" calcext:value-type="float">
            <text:p>2.5693639328</text:p>
          </table:table-cell>
        </table:table-row>
        <table:table-row table:style-name="ro1">
          <table:table-cell office:value-type="float" office:value="2.56936710547" calcext:value-type="float">
            <text:p>2.5693671055</text:p>
          </table:table-cell>
        </table:table-row>
        <table:table-row table:style-name="ro1">
          <table:table-cell office:value-type="float" office:value="2.56937029204" calcext:value-type="float">
            <text:p>2.569370292</text:p>
          </table:table-cell>
        </table:table-row>
        <table:table-row table:style-name="ro1">
          <table:table-cell office:value-type="float" office:value="2.56937349233" calcext:value-type="float">
            <text:p>2.5693734923</text:p>
          </table:table-cell>
        </table:table-row>
        <table:table-row table:style-name="ro1">
          <table:table-cell office:value-type="float" office:value="2.56937670617" calcext:value-type="float">
            <text:p>2.5693767062</text:p>
          </table:table-cell>
        </table:table-row>
        <table:table-row table:style-name="ro1">
          <table:table-cell office:value-type="float" office:value="2.56937993338" calcext:value-type="float">
            <text:p>2.5693799334</text:p>
          </table:table-cell>
        </table:table-row>
        <table:table-row table:style-name="ro1">
          <table:table-cell office:value-type="float" office:value="2.5693831738" calcext:value-type="float">
            <text:p>2.5693831738</text:p>
          </table:table-cell>
        </table:table-row>
        <table:table-row table:style-name="ro1">
          <table:table-cell office:value-type="float" office:value="2.56938642726" calcext:value-type="float">
            <text:p>2.5693864273</text:p>
          </table:table-cell>
        </table:table-row>
        <table:table-row table:style-name="ro1">
          <table:table-cell office:value-type="float" office:value="2.56938969359" calcext:value-type="float">
            <text:p>2.5693896936</text:p>
          </table:table-cell>
        </table:table-row>
        <table:table-row table:style-name="ro1">
          <table:table-cell office:value-type="float" office:value="2.56939297263" calcext:value-type="float">
            <text:p>2.5693929726</text:p>
          </table:table-cell>
        </table:table-row>
        <table:table-row table:style-name="ro1">
          <table:table-cell office:value-type="float" office:value="2.56939626423" calcext:value-type="float">
            <text:p>2.5693962642</text:p>
          </table:table-cell>
        </table:table-row>
        <table:table-row table:style-name="ro1">
          <table:table-cell office:value-type="float" office:value="2.5693995682" calcext:value-type="float">
            <text:p>2.5693995682</text:p>
          </table:table-cell>
        </table:table-row>
        <table:table-row table:style-name="ro1">
          <table:table-cell office:value-type="float" office:value="2.56940288441" calcext:value-type="float">
            <text:p>2.5694028844</text:p>
          </table:table-cell>
        </table:table-row>
        <table:table-row table:style-name="ro1">
          <table:table-cell office:value-type="float" office:value="2.56940621269" calcext:value-type="float">
            <text:p>2.5694062127</text:p>
          </table:table-cell>
        </table:table-row>
        <table:table-row table:style-name="ro1">
          <table:table-cell office:value-type="float" office:value="2.56940955289" calcext:value-type="float">
            <text:p>2.5694095529</text:p>
          </table:table-cell>
        </table:table-row>
        <table:table-row table:style-name="ro1">
          <table:table-cell office:value-type="float" office:value="2.56941290485" calcext:value-type="float">
            <text:p>2.5694129049</text:p>
          </table:table-cell>
        </table:table-row>
        <table:table-row table:style-name="ro1">
          <table:table-cell office:value-type="float" office:value="2.56941626842" calcext:value-type="float">
            <text:p>2.5694162684</text:p>
          </table:table-cell>
        </table:table-row>
        <table:table-row table:style-name="ro1">
          <table:table-cell office:value-type="float" office:value="2.56941964345" calcext:value-type="float">
            <text:p>2.5694196435</text:p>
          </table:table-cell>
        </table:table-row>
        <table:table-row table:style-name="ro1">
          <table:table-cell office:value-type="float" office:value="2.5694230298" calcext:value-type="float">
            <text:p>2.5694230298</text:p>
          </table:table-cell>
        </table:table-row>
        <table:table-row table:style-name="ro1">
          <table:table-cell office:value-type="float" office:value="2.56942642731" calcext:value-type="float">
            <text:p>2.5694264273</text:p>
          </table:table-cell>
        </table:table-row>
        <table:table-row table:style-name="ro1">
          <table:table-cell office:value-type="float" office:value="2.56942983585" calcext:value-type="float">
            <text:p>2.5694298359</text:p>
          </table:table-cell>
        </table:table-row>
        <table:table-row table:style-name="ro1">
          <table:table-cell office:value-type="float" office:value="2.56943325465" calcext:value-type="float">
            <text:p>2.5694332547</text:p>
          </table:table-cell>
        </table:table-row>
        <table:table-row table:style-name="ro1">
          <table:table-cell office:value-type="float" office:value="2.56943668389" calcext:value-type="float">
            <text:p>2.5694366839</text:p>
          </table:table-cell>
        </table:table-row>
        <table:table-row table:style-name="ro1">
          <table:table-cell office:value-type="float" office:value="2.56944012362" calcext:value-type="float">
            <text:p>2.5694401236</text:p>
          </table:table-cell>
        </table:table-row>
        <table:table-row table:style-name="ro1">
          <table:table-cell office:value-type="float" office:value="2.5694435737" calcext:value-type="float">
            <text:p>2.5694435737</text:p>
          </table:table-cell>
        </table:table-row>
        <table:table-row table:style-name="ro1">
          <table:table-cell office:value-type="float" office:value="2.56944703398" calcext:value-type="float">
            <text:p>2.569447034</text:p>
          </table:table-cell>
        </table:table-row>
        <table:table-row table:style-name="ro1">
          <table:table-cell office:value-type="float" office:value="2.56945050432" calcext:value-type="float">
            <text:p>2.5694505043</text:p>
          </table:table-cell>
        </table:table-row>
        <table:table-row table:style-name="ro1">
          <table:table-cell office:value-type="float" office:value="2.56945398459" calcext:value-type="float">
            <text:p>2.5694539846</text:p>
          </table:table-cell>
        </table:table-row>
        <table:table-row table:style-name="ro1">
          <table:table-cell office:value-type="float" office:value="2.56945747463" calcext:value-type="float">
            <text:p>2.5694574746</text:p>
          </table:table-cell>
        </table:table-row>
        <table:table-row table:style-name="ro1">
          <table:table-cell office:value-type="float" office:value="2.56946097433" calcext:value-type="float">
            <text:p>2.5694609743</text:p>
          </table:table-cell>
        </table:table-row>
        <table:table-row table:style-name="ro1">
          <table:table-cell office:value-type="float" office:value="2.56946448353" calcext:value-type="float">
            <text:p>2.5694644835</text:p>
          </table:table-cell>
        </table:table-row>
        <table:table-row table:style-name="ro1">
          <table:table-cell office:value-type="float" office:value="2.56946800212" calcext:value-type="float">
            <text:p>2.5694680021</text:p>
          </table:table-cell>
        </table:table-row>
        <table:table-row table:style-name="ro1">
          <table:table-cell office:value-type="float" office:value="2.56947152994" calcext:value-type="float">
            <text:p>2.5694715299</text:p>
          </table:table-cell>
        </table:table-row>
        <table:table-row table:style-name="ro1">
          <table:table-cell office:value-type="float" office:value="2.56947506688" calcext:value-type="float">
            <text:p>2.5694750669</text:p>
          </table:table-cell>
        </table:table-row>
        <table:table-row table:style-name="ro1">
          <table:table-cell office:value-type="float" office:value="2.56947861281" calcext:value-type="float">
            <text:p>2.5694786128</text:p>
          </table:table-cell>
        </table:table-row>
        <table:table-row table:style-name="ro1">
          <table:table-cell office:value-type="float" office:value="2.56948216758" calcext:value-type="float">
            <text:p>2.5694821676</text:p>
          </table:table-cell>
        </table:table-row>
        <table:table-row table:style-name="ro1">
          <table:table-cell office:value-type="float" office:value="2.56948573109" calcext:value-type="float">
            <text:p>2.5694857311</text:p>
          </table:table-cell>
        </table:table-row>
        <table:table-row table:style-name="ro1">
          <table:table-cell office:value-type="float" office:value="2.5694893032" calcext:value-type="float">
            <text:p>2.5694893032</text:p>
          </table:table-cell>
        </table:table-row>
        <table:table-row table:style-name="ro1">
          <table:table-cell office:value-type="float" office:value="2.56949288379" calcext:value-type="float">
            <text:p>2.5694928838</text:p>
          </table:table-cell>
        </table:table-row>
        <table:table-row table:style-name="ro1">
          <table:table-cell office:value-type="float" office:value="2.56949647274" calcext:value-type="float">
            <text:p>2.5694964727</text:p>
          </table:table-cell>
        </table:table-row>
        <table:table-row table:style-name="ro1">
          <table:table-cell office:value-type="float" office:value="2.56950006992" calcext:value-type="float">
            <text:p>2.5695000699</text:p>
          </table:table-cell>
        </table:table-row>
        <table:table-row table:style-name="ro1">
          <table:table-cell office:value-type="float" office:value="2.56950367522" calcext:value-type="float">
            <text:p>2.5695036752</text:p>
          </table:table-cell>
        </table:table-row>
        <table:table-row table:style-name="ro1">
          <table:table-cell office:value-type="float" office:value="2.56950728852" calcext:value-type="float">
            <text:p>2.5695072885</text:p>
          </table:table-cell>
        </table:table-row>
        <table:table-row table:style-name="ro1">
          <table:table-cell office:value-type="float" office:value="2.5695109097" calcext:value-type="float">
            <text:p>2.5695109097</text:p>
          </table:table-cell>
        </table:table-row>
        <table:table-row table:style-name="ro1">
          <table:table-cell office:value-type="float" office:value="2.56951453865" calcext:value-type="float">
            <text:p>2.5695145387</text:p>
          </table:table-cell>
        </table:table-row>
        <table:table-row table:style-name="ro1">
          <table:table-cell office:value-type="float" office:value="2.56951817525" calcext:value-type="float">
            <text:p>2.5695181753</text:p>
          </table:table-cell>
        </table:table-row>
        <table:table-row table:style-name="ro1">
          <table:table-cell office:value-type="float" office:value="2.56952181939" calcext:value-type="float">
            <text:p>2.5695218194</text:p>
          </table:table-cell>
        </table:table-row>
        <table:table-row table:style-name="ro1">
          <table:table-cell office:value-type="float" office:value="2.56952547095" calcext:value-type="float">
            <text:p>2.569525471</text:p>
          </table:table-cell>
        </table:table-row>
        <table:table-row table:style-name="ro1">
          <table:table-cell office:value-type="float" office:value="2.56952912984" calcext:value-type="float">
            <text:p>2.5695291298</text:p>
          </table:table-cell>
        </table:table-row>
        <table:table-row table:style-name="ro1">
          <table:table-cell office:value-type="float" office:value="2.56953279594" calcext:value-type="float">
            <text:p>2.5695327959</text:p>
          </table:table-cell>
        </table:table-row>
        <table:table-row table:style-name="ro1">
          <table:table-cell office:value-type="float" office:value="2.56953646914" calcext:value-type="float">
            <text:p>2.5695364691</text:p>
          </table:table-cell>
        </table:table-row>
        <table:table-row table:style-name="ro1">
          <table:table-cell office:value-type="float" office:value="2.56954014934" calcext:value-type="float">
            <text:p>2.5695401493</text:p>
          </table:table-cell>
        </table:table-row>
        <table:table-row table:style-name="ro1">
          <table:table-cell office:value-type="float" office:value="2.56954383643" calcext:value-type="float">
            <text:p>2.5695438364</text:p>
          </table:table-cell>
        </table:table-row>
        <table:table-row table:style-name="ro1">
          <table:table-cell office:value-type="float" office:value="2.56954753031" calcext:value-type="float">
            <text:p>2.5695475303</text:p>
          </table:table-cell>
        </table:table-row>
        <table:table-row table:style-name="ro1">
          <table:table-cell office:value-type="float" office:value="2.56955123088" calcext:value-type="float">
            <text:p>2.5695512309</text:p>
          </table:table-cell>
        </table:table-row>
        <table:table-row table:style-name="ro1">
          <table:table-cell office:value-type="float" office:value="2.56955493549" calcext:value-type="float">
            <text:p>2.5695549355</text:p>
          </table:table-cell>
        </table:table-row>
        <table:table-row table:style-name="ro1">
          <table:table-cell office:value-type="float" office:value="2.5695586451" calcext:value-type="float">
            <text:p>2.5695586451</text:p>
          </table:table-cell>
        </table:table-row>
        <table:table-row table:style-name="ro1">
          <table:table-cell office:value-type="float" office:value="2.56956236063" calcext:value-type="float">
            <text:p>2.5695623606</text:p>
          </table:table-cell>
        </table:table-row>
        <table:table-row table:style-name="ro1">
          <table:table-cell office:value-type="float" office:value="2.56956608195" calcext:value-type="float">
            <text:p>2.569566082</text:p>
          </table:table-cell>
        </table:table-row>
        <table:table-row table:style-name="ro1">
          <table:table-cell office:value-type="float" office:value="2.56956980893" calcext:value-type="float">
            <text:p>2.5695698089</text:p>
          </table:table-cell>
        </table:table-row>
        <table:table-row table:style-name="ro1">
          <table:table-cell office:value-type="float" office:value="2.56957354146" calcext:value-type="float">
            <text:p>2.5695735415</text:p>
          </table:table-cell>
        </table:table-row>
        <table:table-row table:style-name="ro1">
          <table:table-cell office:value-type="float" office:value="2.56957727941" calcext:value-type="float">
            <text:p>2.5695772794</text:p>
          </table:table-cell>
        </table:table-row>
        <table:table-row table:style-name="ro1">
          <table:table-cell office:value-type="float" office:value="2.56958102266" calcext:value-type="float">
            <text:p>2.5695810227</text:p>
          </table:table-cell>
        </table:table-row>
        <table:table-row table:style-name="ro1">
          <table:table-cell office:value-type="float" office:value="2.56958477109" calcext:value-type="float">
            <text:p>2.5695847711</text:p>
          </table:table-cell>
        </table:table-row>
        <table:table-row table:style-name="ro1">
          <table:table-cell office:value-type="float" office:value="2.56958852457" calcext:value-type="float">
            <text:p>2.5695885246</text:p>
          </table:table-cell>
        </table:table-row>
        <table:table-row table:style-name="ro1">
          <table:table-cell office:value-type="float" office:value="2.56959228298" calcext:value-type="float">
            <text:p>2.569592283</text:p>
          </table:table-cell>
        </table:table-row>
        <table:table-row table:style-name="ro1">
          <table:table-cell office:value-type="float" office:value="2.5695960462" calcext:value-type="float">
            <text:p>2.5695960462</text:p>
          </table:table-cell>
        </table:table-row>
        <table:table-row table:style-name="ro1">
          <table:table-cell office:value-type="float" office:value="2.5695998141" calcext:value-type="float">
            <text:p>2.5695998141</text:p>
          </table:table-cell>
        </table:table-row>
        <table:table-row table:style-name="ro1">
          <table:table-cell office:value-type="float" office:value="2.56960358657" calcext:value-type="float">
            <text:p>2.5696035866</text:p>
          </table:table-cell>
        </table:table-row>
        <table:table-row table:style-name="ro1">
          <table:table-cell office:value-type="float" office:value="2.56960736349" calcext:value-type="float">
            <text:p>2.5696073635</text:p>
          </table:table-cell>
        </table:table-row>
        <table:table-row table:style-name="ro1">
          <table:table-cell office:value-type="float" office:value="2.56961114473" calcext:value-type="float">
            <text:p>2.5696111447</text:p>
          </table:table-cell>
        </table:table-row>
        <table:table-row table:style-name="ro1">
          <table:table-cell office:value-type="float" office:value="2.56961493017" calcext:value-type="float">
            <text:p>2.5696149302</text:p>
          </table:table-cell>
        </table:table-row>
        <table:table-row table:style-name="ro1">
          <table:table-cell office:value-type="float" office:value="2.5696187197" calcext:value-type="float">
            <text:p>2.5696187197</text:p>
          </table:table-cell>
        </table:table-row>
        <table:table-row table:style-name="ro1">
          <table:table-cell office:value-type="float" office:value="2.56962251319" calcext:value-type="float">
            <text:p>2.5696225132</text:p>
          </table:table-cell>
        </table:table-row>
        <table:table-row table:style-name="ro1">
          <table:table-cell office:value-type="float" office:value="2.56962631052" calcext:value-type="float">
            <text:p>2.5696263105</text:p>
          </table:table-cell>
        </table:table-row>
        <table:table-row table:style-name="ro1">
          <table:table-cell office:value-type="float" office:value="2.56963011158" calcext:value-type="float">
            <text:p>2.5696301116</text:p>
          </table:table-cell>
        </table:table-row>
        <table:table-row table:style-name="ro1">
          <table:table-cell office:value-type="float" office:value="2.56963391623" calcext:value-type="float">
            <text:p>2.5696339162</text:p>
          </table:table-cell>
        </table:table-row>
        <table:table-row table:style-name="ro1">
          <table:table-cell office:value-type="float" office:value="2.56963772437" calcext:value-type="float">
            <text:p>2.5696377244</text:p>
          </table:table-cell>
        </table:table-row>
        <table:table-row table:style-name="ro1">
          <table:table-cell office:value-type="float" office:value="2.56964153588" calcext:value-type="float">
            <text:p>2.5696415359</text:p>
          </table:table-cell>
        </table:table-row>
        <table:table-row table:style-name="ro1">
          <table:table-cell office:value-type="float" office:value="2.56964535062" calcext:value-type="float">
            <text:p>2.5696453506</text:p>
          </table:table-cell>
        </table:table-row>
        <table:table-row table:style-name="ro1">
          <table:table-cell office:value-type="float" office:value="2.56964916849" calcext:value-type="float">
            <text:p>2.5696491685</text:p>
          </table:table-cell>
        </table:table-row>
        <table:table-row table:style-name="ro1">
          <table:table-cell office:value-type="float" office:value="2.56965298936" calcext:value-type="float">
            <text:p>2.5696529894</text:p>
          </table:table-cell>
        </table:table-row>
        <table:table-row table:style-name="ro1">
          <table:table-cell office:value-type="float" office:value="2.56965681312" calcext:value-type="float">
            <text:p>2.5696568131</text:p>
          </table:table-cell>
        </table:table-row>
        <table:table-row table:style-name="ro1">
          <table:table-cell office:value-type="float" office:value="2.56966063964" calcext:value-type="float">
            <text:p>2.5696606396</text:p>
          </table:table-cell>
        </table:table-row>
        <table:table-row table:style-name="ro1">
          <table:table-cell office:value-type="float" office:value="2.56966446881" calcext:value-type="float">
            <text:p>2.5696644688</text:p>
          </table:table-cell>
        </table:table-row>
        <table:table-row table:style-name="ro1">
          <table:table-cell office:value-type="float" office:value="2.5696683005" calcext:value-type="float">
            <text:p>2.5696683005</text:p>
          </table:table-cell>
        </table:table-row>
        <table:table-row table:style-name="ro1">
          <table:table-cell office:value-type="float" office:value="2.56967213459" calcext:value-type="float">
            <text:p>2.5696721346</text:p>
          </table:table-cell>
        </table:table-row>
        <table:table-row table:style-name="ro1">
          <table:table-cell office:value-type="float" office:value="2.56967597097" calcext:value-type="float">
            <text:p>2.569675971</text:p>
          </table:table-cell>
        </table:table-row>
        <table:table-row table:style-name="ro1">
          <table:table-cell office:value-type="float" office:value="2.56967980951" calcext:value-type="float">
            <text:p>2.5696798095</text:p>
          </table:table-cell>
        </table:table-row>
        <table:table-row table:style-name="ro1">
          <table:table-cell office:value-type="float" office:value="2.56968365377" calcext:value-type="float">
            <text:p>2.5696836538</text:p>
          </table:table-cell>
        </table:table-row>
        <table:table-row table:style-name="ro1">
          <table:table-cell office:value-type="float" office:value="2.56968750253" calcext:value-type="float">
            <text:p>2.5696875025</text:p>
          </table:table-cell>
        </table:table-row>
        <table:table-row table:style-name="ro1">
          <table:table-cell office:value-type="float" office:value="2.56969135384" calcext:value-type="float">
            <text:p>2.5696913538</text:p>
          </table:table-cell>
        </table:table-row>
        <table:table-row table:style-name="ro1">
          <table:table-cell office:value-type="float" office:value="2.56969520761" calcext:value-type="float">
            <text:p>2.5696952076</text:p>
          </table:table-cell>
        </table:table-row>
        <table:table-row table:style-name="ro1">
          <table:table-cell office:value-type="float" office:value="2.56969906377" calcext:value-type="float">
            <text:p>2.5696990638</text:p>
          </table:table-cell>
        </table:table-row>
        <table:table-row table:style-name="ro1">
          <table:table-cell office:value-type="float" office:value="2.56970292224" calcext:value-type="float">
            <text:p>2.5697029222</text:p>
          </table:table-cell>
        </table:table-row>
        <table:table-row table:style-name="ro1">
          <table:table-cell office:value-type="float" office:value="2.56970678296" calcext:value-type="float">
            <text:p>2.569706783</text:p>
          </table:table-cell>
        </table:table-row>
        <table:table-row table:style-name="ro1">
          <table:table-cell office:value-type="float" office:value="2.56971064585" calcext:value-type="float">
            <text:p>2.5697106459</text:p>
          </table:table-cell>
        </table:table-row>
        <table:table-row table:style-name="ro1">
          <table:table-cell office:value-type="float" office:value="2.56971451083" calcext:value-type="float">
            <text:p>2.5697145108</text:p>
          </table:table-cell>
        </table:table-row>
        <table:table-row table:style-name="ro1">
          <table:table-cell office:value-type="float" office:value="2.56971837785" calcext:value-type="float">
            <text:p>2.5697183779</text:p>
          </table:table-cell>
        </table:table-row>
        <table:table-row table:style-name="ro1">
          <table:table-cell office:value-type="float" office:value="2.56972224684" calcext:value-type="float">
            <text:p>2.5697222468</text:p>
          </table:table-cell>
        </table:table-row>
        <table:table-row table:style-name="ro1">
          <table:table-cell office:value-type="float" office:value="2.56972611772" calcext:value-type="float">
            <text:p>2.5697261177</text:p>
          </table:table-cell>
        </table:table-row>
        <table:table-row table:style-name="ro1">
          <table:table-cell office:value-type="float" office:value="2.56972999043" calcext:value-type="float">
            <text:p>2.5697299904</text:p>
          </table:table-cell>
        </table:table-row>
        <table:table-row table:style-name="ro1">
          <table:table-cell office:value-type="float" office:value="2.56973386492" calcext:value-type="float">
            <text:p>2.5697338649</text:p>
          </table:table-cell>
        </table:table-row>
        <table:table-row table:style-name="ro1">
          <table:table-cell office:value-type="float" office:value="2.5697377411" calcext:value-type="float">
            <text:p>2.5697377411</text:p>
          </table:table-cell>
        </table:table-row>
        <table:table-row table:style-name="ro1">
          <table:table-cell office:value-type="float" office:value="2.56974161893" calcext:value-type="float">
            <text:p>2.5697416189</text:p>
          </table:table-cell>
        </table:table-row>
        <table:table-row table:style-name="ro1">
          <table:table-cell office:value-type="float" office:value="2.56974549835" calcext:value-type="float">
            <text:p>2.5697454984</text:p>
          </table:table-cell>
        </table:table-row>
        <table:table-row table:style-name="ro1">
          <table:table-cell office:value-type="float" office:value="2.56974937929" calcext:value-type="float">
            <text:p>2.5697493793</text:p>
          </table:table-cell>
        </table:table-row>
        <table:table-row table:style-name="ro1">
          <table:table-cell office:value-type="float" office:value="2.56975326169" calcext:value-type="float">
            <text:p>2.5697532617</text:p>
          </table:table-cell>
        </table:table-row>
        <table:table-row table:style-name="ro1">
          <table:table-cell office:value-type="float" office:value="2.56975714551" calcext:value-type="float">
            <text:p>2.5697571455</text:p>
          </table:table-cell>
        </table:table-row>
        <table:table-row table:style-name="ro1">
          <table:table-cell office:value-type="float" office:value="2.56976103068" calcext:value-type="float">
            <text:p>2.5697610307</text:p>
          </table:table-cell>
        </table:table-row>
        <table:table-row table:style-name="ro1">
          <table:table-cell office:value-type="float" office:value="2.56976491715" calcext:value-type="float">
            <text:p>2.5697649172</text:p>
          </table:table-cell>
        </table:table-row>
        <table:table-row table:style-name="ro1">
          <table:table-cell office:value-type="float" office:value="2.56976880487" calcext:value-type="float">
            <text:p>2.5697688049</text:p>
          </table:table-cell>
        </table:table-row>
        <table:table-row table:style-name="ro1">
          <table:table-cell office:value-type="float" office:value="2.56977269379" calcext:value-type="float">
            <text:p>2.5697726938</text:p>
          </table:table-cell>
        </table:table-row>
        <table:table-row table:style-name="ro1">
          <table:table-cell office:value-type="float" office:value="2.56977658386" calcext:value-type="float">
            <text:p>2.5697765839</text:p>
          </table:table-cell>
        </table:table-row>
        <table:table-row table:style-name="ro1">
          <table:table-cell office:value-type="float" office:value="2.56978047502" calcext:value-type="float">
            <text:p>2.569780475</text:p>
          </table:table-cell>
        </table:table-row>
        <table:table-row table:style-name="ro1">
          <table:table-cell office:value-type="float" office:value="2.56978436724" calcext:value-type="float">
            <text:p>2.5697843672</text:p>
          </table:table-cell>
        </table:table-row>
        <table:table-row table:style-name="ro1">
          <table:table-cell office:value-type="float" office:value="2.56978826046" calcext:value-type="float">
            <text:p>2.5697882605</text:p>
          </table:table-cell>
        </table:table-row>
        <table:table-row table:style-name="ro1">
          <table:table-cell office:value-type="float" office:value="2.56979215464" calcext:value-type="float">
            <text:p>2.5697921546</text:p>
          </table:table-cell>
        </table:table-row>
        <table:table-row table:style-name="ro1">
          <table:table-cell office:value-type="float" office:value="2.56979604974" calcext:value-type="float">
            <text:p>2.5697960497</text:p>
          </table:table-cell>
        </table:table-row>
        <table:table-row table:style-name="ro1">
          <table:table-cell office:value-type="float" office:value="2.56979994571" calcext:value-type="float">
            <text:p>2.5697999457</text:p>
          </table:table-cell>
        </table:table-row>
        <table:table-row table:style-name="ro1">
          <table:table-cell office:value-type="float" office:value="2.56980384252" calcext:value-type="float">
            <text:p>2.5698038425</text:p>
          </table:table-cell>
        </table:table-row>
        <table:table-row table:style-name="ro1">
          <table:table-cell office:value-type="float" office:value="2.56980774012" calcext:value-type="float">
            <text:p>2.5698077401</text:p>
          </table:table-cell>
        </table:table-row>
        <table:table-row table:style-name="ro1">
          <table:table-cell office:value-type="float" office:value="2.56981163847" calcext:value-type="float">
            <text:p>2.5698116385</text:p>
          </table:table-cell>
        </table:table-row>
        <table:table-row table:style-name="ro1">
          <table:table-cell office:value-type="float" office:value="2.56981553413" calcext:value-type="float">
            <text:p>2.5698155341</text:p>
          </table:table-cell>
        </table:table-row>
        <table:table-row table:style-name="ro1">
          <table:table-cell office:value-type="float" office:value="2.56981942759" calcext:value-type="float">
            <text:p>2.5698194276</text:p>
          </table:table-cell>
        </table:table-row>
        <table:table-row table:style-name="ro1">
          <table:table-cell office:value-type="float" office:value="2.56982332095" calcext:value-type="float">
            <text:p>2.569823321</text:p>
          </table:table-cell>
        </table:table-row>
        <table:table-row table:style-name="ro1">
          <table:table-cell office:value-type="float" office:value="2.56982721413" calcext:value-type="float">
            <text:p>2.5698272141</text:p>
          </table:table-cell>
        </table:table-row>
        <table:table-row table:style-name="ro1">
          <table:table-cell office:value-type="float" office:value="2.56983110707" calcext:value-type="float">
            <text:p>2.5698311071</text:p>
          </table:table-cell>
        </table:table-row>
        <table:table-row table:style-name="ro1">
          <table:table-cell office:value-type="float" office:value="2.56983499967" calcext:value-type="float">
            <text:p>2.5698349997</text:p>
          </table:table-cell>
        </table:table-row>
        <table:table-row table:style-name="ro1">
          <table:table-cell office:value-type="float" office:value="2.56983889186" calcext:value-type="float">
            <text:p>2.5698388919</text:p>
          </table:table-cell>
        </table:table-row>
        <table:table-row table:style-name="ro1">
          <table:table-cell office:value-type="float" office:value="2.56984278357" calcext:value-type="float">
            <text:p>2.5698427836</text:p>
          </table:table-cell>
        </table:table-row>
        <table:table-row table:style-name="ro1">
          <table:table-cell office:value-type="float" office:value="2.5698466747" calcext:value-type="float">
            <text:p>2.5698466747</text:p>
          </table:table-cell>
        </table:table-row>
        <table:table-row table:style-name="ro1">
          <table:table-cell office:value-type="float" office:value="2.5698505652" calcext:value-type="float">
            <text:p>2.5698505652</text:p>
          </table:table-cell>
        </table:table-row>
        <table:table-row table:style-name="ro1">
          <table:table-cell office:value-type="float" office:value="2.56985445497" calcext:value-type="float">
            <text:p>2.569854455</text:p>
          </table:table-cell>
        </table:table-row>
        <table:table-row table:style-name="ro1">
          <table:table-cell office:value-type="float" office:value="2.56985834393" calcext:value-type="float">
            <text:p>2.5698583439</text:p>
          </table:table-cell>
        </table:table-row>
        <table:table-row table:style-name="ro1">
          <table:table-cell office:value-type="float" office:value="2.56986223201" calcext:value-type="float">
            <text:p>2.569862232</text:p>
          </table:table-cell>
        </table:table-row>
        <table:table-row table:style-name="ro1">
          <table:table-cell office:value-type="float" office:value="2.56986611913" calcext:value-type="float">
            <text:p>2.5698661191</text:p>
          </table:table-cell>
        </table:table-row>
        <table:table-row table:style-name="ro1">
          <table:table-cell office:value-type="float" office:value="2.5698700052" calcext:value-type="float">
            <text:p>2.5698700052</text:p>
          </table:table-cell>
        </table:table-row>
        <table:table-row table:style-name="ro1">
          <table:table-cell office:value-type="float" office:value="2.56987389015" calcext:value-type="float">
            <text:p>2.5698738902</text:p>
          </table:table-cell>
        </table:table-row>
        <table:table-row table:style-name="ro1">
          <table:table-cell office:value-type="float" office:value="2.56987777389" calcext:value-type="float">
            <text:p>2.5698777739</text:p>
          </table:table-cell>
        </table:table-row>
        <table:table-row table:style-name="ro1">
          <table:table-cell office:value-type="float" office:value="2.56988165635" calcext:value-type="float">
            <text:p>2.5698816564</text:p>
          </table:table-cell>
        </table:table-row>
        <table:table-row table:style-name="ro1">
          <table:table-cell office:value-type="float" office:value="2.56988553743" calcext:value-type="float">
            <text:p>2.5698855374</text:p>
          </table:table-cell>
        </table:table-row>
        <table:table-row table:style-name="ro1">
          <table:table-cell office:value-type="float" office:value="2.56988941707" calcext:value-type="float">
            <text:p>2.5698894171</text:p>
          </table:table-cell>
        </table:table-row>
        <table:table-row table:style-name="ro1">
          <table:table-cell office:value-type="float" office:value="2.56989329517" calcext:value-type="float">
            <text:p>2.5698932952</text:p>
          </table:table-cell>
        </table:table-row>
        <table:table-row table:style-name="ro1">
          <table:table-cell office:value-type="float" office:value="2.56989717166" calcext:value-type="float">
            <text:p>2.5698971717</text:p>
          </table:table-cell>
        </table:table-row>
        <table:table-row table:style-name="ro1">
          <table:table-cell office:value-type="float" office:value="2.56990104644" calcext:value-type="float">
            <text:p>2.5699010464</text:p>
          </table:table-cell>
        </table:table-row>
        <table:table-row table:style-name="ro1">
          <table:table-cell office:value-type="float" office:value="2.56990491944" calcext:value-type="float">
            <text:p>2.5699049194</text:p>
          </table:table-cell>
        </table:table-row>
        <table:table-row table:style-name="ro1">
          <table:table-cell office:value-type="float" office:value="2.56990879057" calcext:value-type="float">
            <text:p>2.5699087906</text:p>
          </table:table-cell>
        </table:table-row>
        <table:table-row table:style-name="ro1">
          <table:table-cell office:value-type="float" office:value="2.56991265975" calcext:value-type="float">
            <text:p>2.5699126598</text:p>
          </table:table-cell>
        </table:table-row>
        <table:table-row table:style-name="ro1">
          <table:table-cell office:value-type="float" office:value="2.56991652689" calcext:value-type="float">
            <text:p>2.5699165269</text:p>
          </table:table-cell>
        </table:table-row>
        <table:table-row table:style-name="ro1">
          <table:table-cell office:value-type="float" office:value="2.5699203919" calcext:value-type="float">
            <text:p>2.5699203919</text:p>
          </table:table-cell>
        </table:table-row>
        <table:table-row table:style-name="ro1">
          <table:table-cell office:value-type="float" office:value="2.5699242547" calcext:value-type="float">
            <text:p>2.5699242547</text:p>
          </table:table-cell>
        </table:table-row>
        <table:table-row table:style-name="ro1">
          <table:table-cell office:value-type="float" office:value="2.5699281152" calcext:value-type="float">
            <text:p>2.5699281152</text:p>
          </table:table-cell>
        </table:table-row>
        <table:table-row table:style-name="ro1">
          <table:table-cell office:value-type="float" office:value="2.56993197331" calcext:value-type="float">
            <text:p>2.5699319733</text:p>
          </table:table-cell>
        </table:table-row>
        <table:table-row table:style-name="ro1">
          <table:table-cell office:value-type="float" office:value="2.56993582895" calcext:value-type="float">
            <text:p>2.569935829</text:p>
          </table:table-cell>
        </table:table-row>
        <table:table-row table:style-name="ro1">
          <table:table-cell office:value-type="float" office:value="2.56993968202" calcext:value-type="float">
            <text:p>2.569939682</text:p>
          </table:table-cell>
        </table:table-row>
        <table:table-row table:style-name="ro1">
          <table:table-cell office:value-type="float" office:value="2.56994353244" calcext:value-type="float">
            <text:p>2.5699435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6:36:54.495030670</meta:creation-date>
    <dc:date>2018-06-25T17:18:19.686609711</dc:date>
    <meta:editing-duration>PT11M4S</meta:editing-duration>
    <meta:editing-cycles>1</meta:editing-cycles>
    <meta:document-statistic meta:table-count="3" meta:cell-count="1130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59cm" svg:height="12.66cm" xlink:href=".." xlink:type="simple" chart:class="chart:line" chart:style-name="ch1">
        <chart:legend chart:legend-position="end" svg:x="21.814cm" svg:y="6.037cm" style:legend-expansion="high" chart:style-name="ch2"/>
        <chart:plot-area chart:style-name="ch3" table:cell-range-address="Sheet1.A1:Sheet1.A65" svg:x="0.493cm" svg:y="0.253cm" svg:width="20.828cm" svg:height="12.154cm">
          <chartooo:coordinate-region svg:x="0.936cm" svg:y="0.446cm" svg:width="20.055cm" svg:height="11.1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4743005197">
                <text:p>0.154743005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1498018175">
                <text:p>0.0321498018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3909273595">
                <text:p>0.0143909273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7870323844">
                <text:p>0.597870323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54105657862">
                <text:p>0.065410565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5304736844">
                <text:p>0.0895304736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094067658">
                <text:p>0.437094067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1299932173">
                <text:p>0.131299932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1766478741">
                <text:p>0.261766478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1808159864">
                <text:p>0.281808159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3114978422">
                <text:p>0.213114978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1129502441">
                <text:p>0.861129502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83109597">
                <text:p>0.117183109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616520336">
                <text:p>0.0032616520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81041031116">
                <text:p>0.00881041031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5782426192">
                <text:p>0.105782426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68176890659">
                <text:p>0.0868176890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215312349">
                <text:p>1.03215312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154365228">
                <text:p>1.41154365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8456348419">
                <text:p>0.158456348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7837207108">
                <text:p>0.167837207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91627925196">
                <text:p>0.0891627925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7839589734">
                <text:p>0.127839589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038344331">
                <text:p>0.997038344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8297104707">
                <text:p>0.378297104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6274165244">
                <text:p>0.696274165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1599781202">
                <text:p>0.131599781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6891381335">
                <text:p>0.236891381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6117384177">
                <text:p>0.326117384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73882615475">
                <text:p>0.673882615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6841687533">
                <text:p>0.106841687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1826588052">
                <text:p>0.341826588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985142359">
                <text:p>0.141985142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6055294884">
                <text:p>0.216055294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10877780108">
                <text:p>0.0410877780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6017991064">
                <text:p>0.506017991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34013034585">
                <text:p>0.000334013034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38116273837">
                <text:p>0.006381162738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42018557253">
                <text:p>0.0142018557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0568543951">
                <text:p>0.480568543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471909672175">
                <text:p>0.0000471909672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42621394231">
                <text:p>0.000342621394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91211795334">
                <text:p>0.000191211795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25081181408">
                <text:p>0.00525081181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42743814193">
                <text:p>0.000542743814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14572567075">
                <text:p>0.0514572567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78094383903">
                <text:p>0.00278094383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72190561261">
                <text:p>0.0572190561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38307829063">
                <text:p>0.0138307829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61692170122">
                <text:p>0.0561692170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8314702968">
                <text:p>0.5983147029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86252612969">
                <text:p>0.186252612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7220146109">
                <text:p>2.57220146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3131385716">
                <text:p>0.923131385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76394785651">
                <text:p>9.76394785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914296785">
                <text:p>0.253914296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6085703292">
                <text:p>0.746085703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86707816309">
                <text:p>0.000186707816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33336972697">
                <text:p>0.006333369726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86687071642">
                <text:p>0.0001866870716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537448236127">
                <text:p>0.0000537448236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03336972697">
                <text:p>0.004033369726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99942809822">
                <text:p>9.99942809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86697443976">
                <text:p>0.000186697443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239cm" svg:height="12.499cm" xlink:href=".." xlink:type="simple" chart:class="chart:line" chart:style-name="ch1">
        <chart:legend chart:legend-position="end" svg:x="20.394cm" svg:y="5.956cm" style:legend-expansion="high" chart:style-name="ch2"/>
        <chart:plot-area chart:style-name="ch3" table:cell-range-address="Sheet2.A1:Sheet2.A65" svg:x="0.464cm" svg:y="0.249cm" svg:width="19.466cm" svg:height="12.001cm">
          <chartooo:coordinate-region svg:x="0.907cm" svg:y="0.443cm" svg:width="18.693cm" svg:height="11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4743005197">
                <text:p>0.154743005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1498018175">
                <text:p>0.0321498018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3909273595">
                <text:p>0.0143909273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7870323844">
                <text:p>0.597870323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54105657862">
                <text:p>0.065410565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5304736844">
                <text:p>0.0895304736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094067658">
                <text:p>0.437094067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1299932173">
                <text:p>0.131299932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1766478741">
                <text:p>0.261766478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1808159864">
                <text:p>0.281808159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3114978422">
                <text:p>0.213114978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1129502441">
                <text:p>0.861129502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83109597">
                <text:p>0.117183109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616520336">
                <text:p>0.0032616520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81041031116">
                <text:p>0.00881041031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5782426192">
                <text:p>0.105782426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68176890659">
                <text:p>0.0868176890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215312349">
                <text:p>1.03215312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154365228">
                <text:p>1.41154365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8456348419">
                <text:p>0.158456348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7837207108">
                <text:p>0.167837207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91627925196">
                <text:p>0.0891627925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7839589734">
                <text:p>0.127839589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038344331">
                <text:p>0.997038344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8297104707">
                <text:p>0.378297104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6274165244">
                <text:p>0.696274165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1599781202">
                <text:p>0.131599781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6891381335">
                <text:p>0.236891381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6117384177">
                <text:p>0.326117384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73882615475">
                <text:p>0.673882615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6841687533">
                <text:p>0.106841687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1826588052">
                <text:p>0.341826588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985142359">
                <text:p>0.141985142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6055294884">
                <text:p>0.216055294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10877780108">
                <text:p>0.0410877780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6017991064">
                <text:p>0.506017991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34013034585">
                <text:p>0.000334013034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38116273837">
                <text:p>0.006381162738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42018557253">
                <text:p>0.0142018557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0568543951">
                <text:p>0.480568543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471909672175">
                <text:p>0.0000471909672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42621394231">
                <text:p>0.000342621394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91211795334">
                <text:p>0.000191211795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25081181408">
                <text:p>0.00525081181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42743814193">
                <text:p>0.000542743814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14572567075">
                <text:p>0.0514572567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78094383903">
                <text:p>0.00278094383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72190561261">
                <text:p>0.0572190561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38307829063">
                <text:p>0.0138307829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61692170122">
                <text:p>0.0561692170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8314702968">
                <text:p>0.5983147029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86252612969">
                <text:p>0.186252612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7220146109">
                <text:p>2.57220146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3131385716">
                <text:p>0.923131385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76394785651">
                <text:p>9.76394785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914296785">
                <text:p>0.253914296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6085703292">
                <text:p>0.746085703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86707816309">
                <text:p>0.000186707816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33336972697">
                <text:p>0.006333369726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86687071642">
                <text:p>0.0001866870716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537448236127">
                <text:p>0.0000537448236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03336972697">
                <text:p>0.004033369726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99942809822">
                <text:p>9.99942809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86697443976">
                <text:p>0.000186697443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07cm" svg:height="11.112cm" xlink:href=".." xlink:type="simple" chart:class="chart:line" chart:style-name="ch1">
        <chart:legend chart:legend-position="end" svg:x="19.362cm" svg:y="5.263cm" style:legend-expansion="high" chart:style-name="ch2"/>
        <chart:plot-area chart:style-name="ch3" table:cell-range-address="Sheet3.A1:Sheet3.A1000" svg:x="0.444cm" svg:y="0.222cm" svg:width="18.474cm" svg:height="10.668cm">
          <chartooo:coordinate-region svg:x="1.368cm" svg:y="0.222cm" svg:width="17.52cm" svg:height="9.5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1:Sheet3.A1000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220146109">
                <text:p>2.57220146109</text:p>
                <draw:g>
                  <svg:desc>Sheet3.A1:Sheet3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7249962172">
                <text:p>2.57249962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7336006">
                <text:p>2.57336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442142387">
                <text:p>2.57442142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7548762579">
                <text:p>2.57548762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7651271184">
                <text:p>2.57651271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7751493037">
                <text:p>2.57751493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852890831">
                <text:p>2.57852890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795848681">
                <text:p>2.5795848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8070162335">
                <text:p>2.58070162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8188588031">
                <text:p>2.58188588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31340638">
                <text:p>2.5831340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844350172">
                <text:p>2.5844350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8577259282">
                <text:p>2.58577259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8712778414">
                <text:p>2.58712778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8848091466">
                <text:p>2.58848091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8981328846">
                <text:p>2.58981328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9110801528">
                <text:p>2.59110801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9235068765">
                <text:p>2.59235068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9352990969">
                <text:p>2.59352990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9463747053">
                <text:p>2.59463747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9566820991">
                <text:p>2.59566820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9661968199">
                <text:p>2.59661968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974918145">
                <text:p>2.5974918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9828656985">
                <text:p>2.5982865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9900739048">
                <text:p>2.59900739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9965886576">
                <text:p>2.59965886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002463214">
                <text:p>2.60024632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0077551786">
                <text:p>2.60077551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0125238227">
                <text:p>2.601252382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0168280062">
                <text:p>2.60168280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0207246627">
                <text:p>2.60207246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0242676986">
                <text:p>2.60242676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275072757">
                <text:p>2.602750727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0304893806">
                <text:p>2.60304893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033255624">
                <text:p>2.60332556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035843222">
                <text:p>2.6035843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0382851094">
                <text:p>2.60382851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0406101069">
                <text:p>2.60406101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0428431597">
                <text:p>2.604284315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0450056161">
                <text:p>2.60450056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0471155003">
                <text:p>2.60471155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0491878046">
                <text:p>2.60491878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0512347988">
                <text:p>2.60512347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0532662779">
                <text:p>2.60532662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552897455">
                <text:p>2.60552897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0573107151">
                <text:p>2.60573107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0593330018">
                <text:p>2.6059333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0613588554">
                <text:p>2.606135885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0633892043">
                <text:p>2.60633892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0654238005">
                <text:p>2.60654238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0674613554">
                <text:p>2.606746135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0694997618">
                <text:p>2.606949976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0715360657">
                <text:p>2.607153606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735668785">
                <text:p>2.60735668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075588328">
                <text:p>2.6075588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0775960767">
                <text:p>2.60775960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079585488">
                <text:p>2.60795854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0815517769">
                <text:p>2.60815517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0834904413">
                <text:p>2.608349044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0853964883">
                <text:p>2.608539648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0872641694">
                <text:p>2.60872641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0890885441">
                <text:p>2.608908854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0908645066">
                <text:p>2.609086450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0925876599">
                <text:p>2.60925876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0942535212">
                <text:p>2.60942535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958574442">
                <text:p>2.60958574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0973955785">
                <text:p>2.60973955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0988637341">
                <text:p>2.60988637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1002580287">
                <text:p>2.61002580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1015753421">
                <text:p>2.61015753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1028127668">
                <text:p>2.610281276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1039675918">
                <text:p>2.61039675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1050373636">
                <text:p>2.610503736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1060199875">
                <text:p>2.61060199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106913759">
                <text:p>2.6106913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1077174031">
                <text:p>2.61077174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108429874">
                <text:p>2.6108429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1090505191">
                <text:p>2.610905051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1095789528">
                <text:p>2.610957895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1100151668">
                <text:p>2.611001516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1103594544">
                <text:p>2.611035945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1106125392">
                <text:p>2.61106125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1107753146">
                <text:p>2.61107753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1108490309">
                <text:p>2.611084903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1108351651">
                <text:p>2.61108351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1107354743">
                <text:p>2.61107354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1105518739">
                <text:p>2.611055187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1102865179">
                <text:p>2.61102865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1099417565">
                <text:p>2.610994175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1095201484">
                <text:p>2.61095201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1090243061">
                <text:p>2.610902430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1084570402">
                <text:p>2.610845704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1078212467">
                <text:p>2.610782124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1071199735">
                <text:p>2.610711997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106356172">
                <text:p>2.6106356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1055329469">
                <text:p>2.610553294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1046534248">
                <text:p>2.61046534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1037208001">
                <text:p>2.61037208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1027380154">
                <text:p>2.61027380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1017081388">
                <text:p>2.610170813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1006342871">
                <text:p>2.610063428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099519521">
                <text:p>2.60995195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0983664274">
                <text:p>2.60983664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0971777611">
                <text:p>2.609717776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0959565384">
                <text:p>2.609595653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0947054883">
                <text:p>2.609470548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0934264547">
                <text:p>2.609342645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0921216434">
                <text:p>2.609212164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0907942126">
                <text:p>2.609079421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0894465132">
                <text:p>2.608944651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0880788843">
                <text:p>2.608807888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086692797">
                <text:p>2.60866927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0852926622">
                <text:p>2.608529266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0838806317">
                <text:p>2.608388063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0824541274">
                <text:p>2.608245412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0810136817">
                <text:p>2.608101368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079564425">
                <text:p>2.6079564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0781077603">
                <text:p>2.607810776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0766426917">
                <text:p>2.607664269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0751704795">
                <text:p>2.607517047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60736926763">
                <text:p>2.607369267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0722096461">
                <text:p>2.607220964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60707198034">
                <text:p>2.607071980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60692232348">
                <text:p>2.606922323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067724413">
                <text:p>2.60677244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0662240272">
                <text:p>2.60662240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0647182283">
                <text:p>2.606471822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0632077001">
                <text:p>2.60632077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0616976182">
                <text:p>2.60616976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0601875609">
                <text:p>2.606018756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0586697182">
                <text:p>2.60586697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0571435409">
                <text:p>2.605714354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0556208469">
                <text:p>2.605562084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0540977513">
                <text:p>2.60540977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0525726297">
                <text:p>2.605257262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0510419533">
                <text:p>2.605104195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0495130877">
                <text:p>2.604951308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0479801467">
                <text:p>2.604798014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0464410379">
                <text:p>2.60464410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0449041571">
                <text:p>2.604490415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0433656359">
                <text:p>2.60433656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0418268505">
                <text:p>2.60418268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60402870801">
                <text:p>2.604028708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0387400285">
                <text:p>2.603874002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60371949498">
                <text:p>2.603719494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60356513341">
                <text:p>2.603565133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60341043115">
                <text:p>2.603410431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0325551334">
                <text:p>2.603255513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60310048371">
                <text:p>2.603100483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60294541763">
                <text:p>2.60294541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60279032882">
                <text:p>2.60279032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60263534568">
                <text:p>2.602635345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60248024118">
                <text:p>2.602480241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60232505836">
                <text:p>2.60232505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6021702327">
                <text:p>2.60217023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60201474194">
                <text:p>2.60201474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60185955562">
                <text:p>2.601859555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17052755">
                <text:p>2.60170527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0155055214">
                <text:p>2.60155055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0139567618">
                <text:p>2.601395676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0124087568">
                <text:p>2.601240875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0108660109">
                <text:p>2.601086601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0093241769">
                <text:p>2.600932417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60077843454">
                <text:p>2.600778434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0062463778">
                <text:p>2.60062463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60047109731">
                <text:p>2.600471097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0031781329">
                <text:p>2.600317813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001648088">
                <text:p>2.60016480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0001210318">
                <text:p>2.60001210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59985971284">
                <text:p>2.59985971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59970765048">
                <text:p>2.599707650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59955594474">
                <text:p>2.599555944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9940460002">
                <text:p>2.599404600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59925362226">
                <text:p>2.599253622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59910302709">
                <text:p>2.599103027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59895285601">
                <text:p>2.59895285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59880310207">
                <text:p>2.598803102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9865377371">
                <text:p>2.598653773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9850488718">
                <text:p>2.598504887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59835646148">
                <text:p>2.598356461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59820850094">
                <text:p>2.59820850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59806101503">
                <text:p>2.598061015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9791401285">
                <text:p>2.597914012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59776750264">
                <text:p>2.597767502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59762149167">
                <text:p>2.597621491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59747598659">
                <text:p>2.597475986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9733099475">
                <text:p>2.59733099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9718652161">
                <text:p>2.597186521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9704257206">
                <text:p>2.597042572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59689915052">
                <text:p>2.596899150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59675626379">
                <text:p>2.596756263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9661391468">
                <text:p>2.596613914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59647210665">
                <text:p>2.596472106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9633084278">
                <text:p>2.596330842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59619012631">
                <text:p>2.596190126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59604995914">
                <text:p>2.596049959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59591034299">
                <text:p>2.59591034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59577127926">
                <text:p>2.595771279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59563276912">
                <text:p>2.595632769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9549481288">
                <text:p>2.595494812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59535741057">
                <text:p>2.595357410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59522056241">
                <text:p>2.595220562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59508426832">
                <text:p>2.595084268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5949485271">
                <text:p>2.59494852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59481333748">
                <text:p>2.594813337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59467869905">
                <text:p>2.594678699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59454461037">
                <text:p>2.594544610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59441106926">
                <text:p>2.594411069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59427807352">
                <text:p>2.594278073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59414562061">
                <text:p>2.59414562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59401370763">
                <text:p>2.594013707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59388233505">
                <text:p>2.593882335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59375149877">
                <text:p>2.593751498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59362119564">
                <text:p>2.593621195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9349142251">
                <text:p>2.593491422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59336217605">
                <text:p>2.593362176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59323345256">
                <text:p>2.593233452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59310524665">
                <text:p>2.593105246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9297755486">
                <text:p>2.592977554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59285037263">
                <text:p>2.592850372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59272369515">
                <text:p>2.592723695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59259751734">
                <text:p>2.592597517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59247183551">
                <text:p>2.592471835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59234664842">
                <text:p>2.592346648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922219492">
                <text:p>2.59222194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59209773334">
                <text:p>2.592097733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59197399633">
                <text:p>2.591973996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59185073369">
                <text:p>2.591850733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59172794074">
                <text:p>2.591727940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59160561288">
                <text:p>2.591605612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59148374582">
                <text:p>2.591483745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59136233521">
                <text:p>2.591362335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5912413768">
                <text:p>2.5912413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59112086644">
                <text:p>2.59112086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59100079807">
                <text:p>2.591000798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5908811673">
                <text:p>2.59088116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59076197024">
                <text:p>2.590761970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59064320247">
                <text:p>2.590643202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59052485965">
                <text:p>2.590524859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59040693751">
                <text:p>2.590406937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9028942863">
                <text:p>2.590289428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9017232944">
                <text:p>2.590172329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9005563518">
                <text:p>2.590055635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8993934088">
                <text:p>2.589939340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898234415">
                <text:p>2.58982344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8970793237">
                <text:p>2.589707932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8959281208">
                <text:p>2.589592812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8947807437">
                <text:p>2.589478074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8936371496">
                <text:p>2.589363714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8924972966">
                <text:p>2.589249729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891361144">
                <text:p>2.58913611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8902286597">
                <text:p>2.589022865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8890998238">
                <text:p>2.588909982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8879745952">
                <text:p>2.588797459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8868529456">
                <text:p>2.588685294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8857348491">
                <text:p>2.588573484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846202831">
                <text:p>2.58846202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835091993">
                <text:p>2.588350919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8824015554">
                <text:p>2.588240155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8812973412">
                <text:p>2.588129734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58801965313">
                <text:p>2.588019653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58790991013">
                <text:p>2.587909910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58780050277">
                <text:p>2.587800502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58769142777">
                <text:p>2.587691427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5875826828">
                <text:p>2.58758268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58747426573">
                <text:p>2.587474265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58736617423">
                <text:p>2.587366174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58725840602">
                <text:p>2.587258406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871509588">
                <text:p>2.58715095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58704383563">
                <text:p>2.587043835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5869370332">
                <text:p>2.58693703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58683055046">
                <text:p>2.586830550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5867243868">
                <text:p>2.58672438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58661854188">
                <text:p>2.586618541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58651301496">
                <text:p>2.586513014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58640780122">
                <text:p>2.586407801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58630290249">
                <text:p>2.586302902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58619831812">
                <text:p>2.586198318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58609404753">
                <text:p>2.586094047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58599009021">
                <text:p>2.585990090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58588644547">
                <text:p>2.585886445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58578311243">
                <text:p>2.585783112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58568009082">
                <text:p>2.585680090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58557738011">
                <text:p>2.585577380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58547497977">
                <text:p>2.585474979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58537288924">
                <text:p>2.585372889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58527111155">
                <text:p>2.585271111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8516964916">
                <text:p>2.585169649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58506850111">
                <text:p>2.585068501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58496766872">
                <text:p>2.584967668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58486715358">
                <text:p>2.584867153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58476695755">
                <text:p>2.584766957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58466707776">
                <text:p>2.584667077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58456751585">
                <text:p>2.584567515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58446827408">
                <text:p>2.584468274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58436935366">
                <text:p>2.584369353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58427075582">
                <text:p>2.584270755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58417248181">
                <text:p>2.584172481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8407452841">
                <text:p>2.584074528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8397689793">
                <text:p>2.583976897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8387959064">
                <text:p>2.583879590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8378260651">
                <text:p>2.583782606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8368594525">
                <text:p>2.583685945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5835896076">
                <text:p>2.58358960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58349360148">
                <text:p>2.583493601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5833979235">
                <text:p>2.58339792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58330257483">
                <text:p>2.583302574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58320755669">
                <text:p>2.583207556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58311287043">
                <text:p>2.583112870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5830185188">
                <text:p>2.58301851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58292450615">
                <text:p>2.582924506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58283083362">
                <text:p>2.582830833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58273750419">
                <text:p>2.58273750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5826445212">
                <text:p>2.58264452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8255188835">
                <text:p>2.582551888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8245960341">
                <text:p>2.582459603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5823676659">
                <text:p>2.58236766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58227608119">
                <text:p>2.582276081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58218485125">
                <text:p>2.58218485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58209397798">
                <text:p>2.582093977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58200346315">
                <text:p>2.582003463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5819132972">
                <text:p>2.58191329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58182348012">
                <text:p>2.581823480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58173401192">
                <text:p>2.581734011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58164488947">
                <text:p>2.581644889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58155610872">
                <text:p>2.581556108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58146766468">
                <text:p>2.581467664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58137958861">
                <text:p>2.581379588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58129186413">
                <text:p>2.581291864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58120449167">
                <text:p>2.581204491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58111747269">
                <text:p>2.581117472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58103080912">
                <text:p>2.581030809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58094450617">
                <text:p>2.580944506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58085858383">
                <text:p>2.580858583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58077304137">
                <text:p>2.58077304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58068788822">
                <text:p>2.580687888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5806031354">
                <text:p>2.58060313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58051879569">
                <text:p>2.580518795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58043485288">
                <text:p>2.580434852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58035126187">
                <text:p>2.580351261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58026805413">
                <text:p>2.580268054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58018522487">
                <text:p>2.580185224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58010276727">
                <text:p>2.580102767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5800206723">
                <text:p>2.58002067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57993893916">
                <text:p>2.579938939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57985756592">
                <text:p>2.579857565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5797765405">
                <text:p>2.57977654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57969585485">
                <text:p>2.579695854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57961552625">
                <text:p>2.57961552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5795355899">
                <text:p>2.57953558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57945604806">
                <text:p>2.579456048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7937692604">
                <text:p>2.579376926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57929822303">
                <text:p>2.579298223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57921989514">
                <text:p>2.579219895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57914197739">
                <text:p>2.579141977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57906447181">
                <text:p>2.579064471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57898736867">
                <text:p>2.578987368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5789106289">
                <text:p>2.57891062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57883424135">
                <text:p>2.578834241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57875817359">
                <text:p>2.578758173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57868240853">
                <text:p>2.578682408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57860705281">
                <text:p>2.578607052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5785320559">
                <text:p>2.57853205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57845743088">
                <text:p>2.578457430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57838319799">
                <text:p>2.578383197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57830938248">
                <text:p>2.57830938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5782360211">
                <text:p>2.57823602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57816314132">
                <text:p>2.578163141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57809064786">
                <text:p>2.578090647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57801853461">
                <text:p>2.578018534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5779467614">
                <text:p>2.57794676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57787537683">
                <text:p>2.577875376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57780432167">
                <text:p>2.577804321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57773359001">
                <text:p>2.57773359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5776632675">
                <text:p>2.57766326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57759340419">
                <text:p>2.577593404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57752391706">
                <text:p>2.577523917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57745480383">
                <text:p>2.577454803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57738607152">
                <text:p>2.577386071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57731767586">
                <text:p>2.577317675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5772496794">
                <text:p>2.57724967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57718209816">
                <text:p>2.577182098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57711491807">
                <text:p>2.577114918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57704811633">
                <text:p>2.577048116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7698168362">
                <text:p>2.576981683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7691561689">
                <text:p>2.576915616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57684992302">
                <text:p>2.576849923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57678460619">
                <text:p>2.576784606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57671967479">
                <text:p>2.576719674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57665512619">
                <text:p>2.576655126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57659095651">
                <text:p>2.576590956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5765271587">
                <text:p>2.57652715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57646373312">
                <text:p>2.576463733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57640068041">
                <text:p>2.576400680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5763380044">
                <text:p>2.57633800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57627570109">
                <text:p>2.576275701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57621377478">
                <text:p>2.576213774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57615222284">
                <text:p>2.576152222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57609104409">
                <text:p>2.576091044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57603023769">
                <text:p>2.576030237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5759698016">
                <text:p>2.57596980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57590973516">
                <text:p>2.575909735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57585004001">
                <text:p>2.575850040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57579071312">
                <text:p>2.575790713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57573175204">
                <text:p>2.575731752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57567315367">
                <text:p>2.575673153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57561492739">
                <text:p>2.575614927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57555707709">
                <text:p>2.575557077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57549959358">
                <text:p>2.575499593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5754424738">
                <text:p>2.57544247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57538571392">
                <text:p>2.575385713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57532930927">
                <text:p>2.575329309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57527325445">
                <text:p>2.575273254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57521754321">
                <text:p>2.575217543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57516218236">
                <text:p>2.575162182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57510722028">
                <text:p>2.575107220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57505261332">
                <text:p>2.575052613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57499835825">
                <text:p>2.574998358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57494445148">
                <text:p>2.574944451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574890889">
                <text:p>2.5748908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5748376664">
                <text:p>2.57483766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57478477888">
                <text:p>2.574784778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57473222123">
                <text:p>2.57473222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57468004197">
                <text:p>2.574680041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5746282163">
                <text:p>2.57462821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57457673504">
                <text:p>2.574576735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57452559681">
                <text:p>2.574525596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57447480023">
                <text:p>2.574474800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57442434386">
                <text:p>2.574424343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57437422626">
                <text:p>2.574374226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57432444592">
                <text:p>2.574324445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5742750054">
                <text:p>2.57427500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57422590624">
                <text:p>2.574225906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57417714403">
                <text:p>2.574177144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57412871791">
                <text:p>2.574128717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57408062704">
                <text:p>2.574080627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57403287057">
                <text:p>2.574032870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57398544769">
                <text:p>2.573985447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57393835762">
                <text:p>2.573938357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57389159897">
                <text:p>2.573891598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57384516578">
                <text:p>2.573845165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57379906045">
                <text:p>2.573799060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57375328178">
                <text:p>2.573753281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57370782856">
                <text:p>2.573707828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57366269955">
                <text:p>2.573662699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5736178935">
                <text:p>2.57361789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57357340917">
                <text:p>2.573573409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57352924527">
                <text:p>2.573529245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57348539897">
                <text:p>2.573485398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57344186923">
                <text:p>2.573441869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57339865495">
                <text:p>2.573398654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57335575463">
                <text:p>2.573355754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57331316674">
                <text:p>2.573313166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5732708897">
                <text:p>2.57327088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57322892192">
                <text:p>2.573228921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57318726179">
                <text:p>2.573187261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57314591009">
                <text:p>2.573145910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57310486811">
                <text:p>2.573104868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5730641312">
                <text:p>2.57306413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57302369787">
                <text:p>2.573023697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57298356661">
                <text:p>2.572983566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57294373589">
                <text:p>2.572943735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57290420415">
                <text:p>2.572904204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5728649698">
                <text:p>2.57286496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57282603122">
                <text:p>2.572826031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57278738676">
                <text:p>2.572787386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57274903476">
                <text:p>2.572749034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57271097351">
                <text:p>2.572710973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57267320128">
                <text:p>2.572673201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57263571632">
                <text:p>2.572635716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57259851911">
                <text:p>2.572598519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57256161847">
                <text:p>2.572561618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57252500351">
                <text:p>2.572525003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57248867279">
                <text:p>2.572488672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57245262484">
                <text:p>2.572452624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5724168582">
                <text:p>2.57241685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57238137139">
                <text:p>2.572381371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57234616291">
                <text:p>2.572346162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57231123127">
                <text:p>2.572311231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57227657496">
                <text:p>2.572276574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57224219244">
                <text:p>2.572242192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57220808219">
                <text:p>2.572208082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57217424266">
                <text:p>2.572174242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57214067229">
                <text:p>2.572140672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57210736952">
                <text:p>2.572107369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57207434023">
                <text:p>2.572074340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57204157768">
                <text:p>2.572041577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57200908017">
                <text:p>2.572009080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57197684631">
                <text:p>2.571976846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57194487472">
                <text:p>2.571944874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57191316403">
                <text:p>2.571913164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57188171283">
                <text:p>2.571881712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57185051975">
                <text:p>2.571850519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5718195834">
                <text:p>2.57181958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57178890239">
                <text:p>2.571788902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57175847533">
                <text:p>2.571758475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57172830082">
                <text:p>2.571728300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57169837746">
                <text:p>2.571698377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57166870388">
                <text:p>2.571668703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57163927962">
                <text:p>2.571639279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57161010297">
                <text:p>2.571610102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57158117226">
                <text:p>2.571581172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57155248613">
                <text:p>2.571552486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57152404322">
                <text:p>2.571524043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57149584217">
                <text:p>2.571495842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57146788161">
                <text:p>2.571467881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5714401602">
                <text:p>2.57144016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57141267656">
                <text:p>2.571412676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57138542934">
                <text:p>2.571385429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57135841718">
                <text:p>2.571358417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57133163871">
                <text:p>2.571331638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57130509259">
                <text:p>2.571305092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57127877746">
                <text:p>2.571278777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57125269242">
                <text:p>2.571252692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57122683627">
                <text:p>2.571226836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57120120728">
                <text:p>2.571201207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57117580414">
                <text:p>2.571175804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57115062551">
                <text:p>2.571150625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57112567006">
                <text:p>2.571125670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57110093648">
                <text:p>2.571100936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57107642344">
                <text:p>2.571076423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57105212961">
                <text:p>2.571052129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57102805368">
                <text:p>2.5710280536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57100419433">
                <text:p>2.571004194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57098055024">
                <text:p>2.570980550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57095712009">
                <text:p>2.570957120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57093390258">
                <text:p>2.570933902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57091089674">
                <text:p>2.570910896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57088810194">
                <text:p>2.570888101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57086551618">
                <text:p>2.570865516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57084313818">
                <text:p>2.570843138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57082096668">
                <text:p>2.570820966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57079900042">
                <text:p>2.570799000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57077723812">
                <text:p>2.570777238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57075567854">
                <text:p>2.570755678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57073432041">
                <text:p>2.570734320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57071316249">
                <text:p>2.570713162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57069220351">
                <text:p>2.570692203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57067144225">
                <text:p>2.570671442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57065087744">
                <text:p>2.570650877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57063050786">
                <text:p>2.570630507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57061033233">
                <text:p>2.570610332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57059035026">
                <text:p>2.570590350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5705705599">
                <text:p>2.57057055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57055096005">
                <text:p>2.570550960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57053154951">
                <text:p>2.570531549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57051232708">
                <text:p>2.570512327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57049329155">
                <text:p>2.570493291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57047444175">
                <text:p>2.570474441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57045577649">
                <text:p>2.570455776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57043729457">
                <text:p>2.570437294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57041899483">
                <text:p>2.570418994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57040087609">
                <text:p>2.570400876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57038293718">
                <text:p>2.570382937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57036517693">
                <text:p>2.570365176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57034759419">
                <text:p>2.570347594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57033018824">
                <text:p>2.570330188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57031295767">
                <text:p>2.570312957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57029590125">
                <text:p>2.570295901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57027901785">
                <text:p>2.570279017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57026230633">
                <text:p>2.570262306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57024576557">
                <text:p>2.570245765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57022939445">
                <text:p>2.570229394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57021319182">
                <text:p>2.570213191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57019715659">
                <text:p>2.570197156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57018128764">
                <text:p>2.570181287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57016558385">
                <text:p>2.570165583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57015004413">
                <text:p>2.570150044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57013466737">
                <text:p>2.570134667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57011945246">
                <text:p>2.570119452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57010439833">
                <text:p>2.570104398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57008950389">
                <text:p>2.570089503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57007476803">
                <text:p>2.570074768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5700601897">
                <text:p>2.57006018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5700457678">
                <text:p>2.57004576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57003150126">
                <text:p>2.570031501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57001738903">
                <text:p>2.570017389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57000343014">
                <text:p>2.570003430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56998962422">
                <text:p>2.569989624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56997596956">
                <text:p>2.569975969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56996246513">
                <text:p>2.569962465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56994910989">
                <text:p>2.569949109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5699359028">
                <text:p>2.56993590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56992284285">
                <text:p>2.569922842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56990992901">
                <text:p>2.569909929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56989716025">
                <text:p>2.569897160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56988453556">
                <text:p>2.569884535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56987205393">
                <text:p>2.569872053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56985971437">
                <text:p>2.569859714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56984751585">
                <text:p>2.569847515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56983545739">
                <text:p>2.569835457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569823538">
                <text:p>2.5698235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56981175668">
                <text:p>2.569811756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56980011246">
                <text:p>2.569800112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56978860434">
                <text:p>2.569788604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56977723137">
                <text:p>2.569777231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56976599256">
                <text:p>2.569765992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56975488695">
                <text:p>2.569754886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56974391357">
                <text:p>2.569743913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56973307243">
                <text:p>2.569733072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56972236328">
                <text:p>2.569722363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56971178391">
                <text:p>2.569711783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56970133344">
                <text:p>2.569701333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56969101094">
                <text:p>2.569691010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56968081551">
                <text:p>2.569680815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56967074625">
                <text:p>2.569670746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56966080227">
                <text:p>2.569660802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56965098269">
                <text:p>2.569650982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56964128661">
                <text:p>2.569641286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56963171317">
                <text:p>2.569631713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56962226148">
                <text:p>2.569622261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56961293069">
                <text:p>2.569612930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56960371994">
                <text:p>2.569603719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56959462835">
                <text:p>2.569594628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56958565509">
                <text:p>2.569585655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56957679931">
                <text:p>2.569576799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56956806017">
                <text:p>2.569568060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56955943683">
                <text:p>2.569559436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56955092846">
                <text:p>2.569550928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56954253424">
                <text:p>2.569542534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56953425335">
                <text:p>2.569534253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56952608358">
                <text:p>2.569526083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56951802456">
                <text:p>2.569518024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56951007607">
                <text:p>2.569510076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56950223729">
                <text:p>2.569502237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5694945074">
                <text:p>2.56949450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56948688558">
                <text:p>2.569486885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56947937102">
                <text:p>2.569479371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56947196292">
                <text:p>2.5694719629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56946466046">
                <text:p>2.569464660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56945746286">
                <text:p>2.569457462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56945036933">
                <text:p>2.569450369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56944337906">
                <text:p>2.569443379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56943649128">
                <text:p>2.569436491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56942970521">
                <text:p>2.569429705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56942302008">
                <text:p>2.569423020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56941643511">
                <text:p>2.569416435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56940994953">
                <text:p>2.569409949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56940356259">
                <text:p>2.569403562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56939727354">
                <text:p>2.569397273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5693910816">
                <text:p>2.56939108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56938498605">
                <text:p>2.569384986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56937898613">
                <text:p>2.569378986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56937308217">
                <text:p>2.569373082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56936727261">
                <text:p>2.5693672726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56936155669">
                <text:p>2.569361556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56935593369">
                <text:p>2.569355933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5693504029">
                <text:p>2.56935040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56934496363">
                <text:p>2.569344963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56933961517">
                <text:p>2.569339615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56933435684">
                <text:p>2.569334356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56932918795">
                <text:p>2.569329187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56932410782">
                <text:p>2.569324107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56931911577">
                <text:p>2.569319115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56931421112">
                <text:p>2.569314211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56930939322">
                <text:p>2.569309393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5693046614">
                <text:p>2.56930466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569300015">
                <text:p>2.5693000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56929545337">
                <text:p>2.569295453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56929097587">
                <text:p>2.569290975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56928658184">
                <text:p>2.569286581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56928227066">
                <text:p>2.569282270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56927804169">
                <text:p>2.569278041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5692738943">
                <text:p>2.56927389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56926982754">
                <text:p>2.569269827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56926583982">
                <text:p>2.569265839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56926193156">
                <text:p>2.569261931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56925810213">
                <text:p>2.569258102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56925435092">
                <text:p>2.5692543509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56925067729">
                <text:p>2.569250677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56924708065">
                <text:p>2.569247080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56924356037">
                <text:p>2.569243560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56924011585">
                <text:p>2.569240115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56923674649">
                <text:p>2.569236746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5692334517">
                <text:p>2.56923345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56923023088">
                <text:p>2.569230230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56922708344">
                <text:p>2.5692270834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56922400879">
                <text:p>2.569224008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56922100637">
                <text:p>2.569221006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56921807559">
                <text:p>2.569218075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56921521589">
                <text:p>2.569215215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56921242669">
                <text:p>2.5692124266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56920970743">
                <text:p>2.569209707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56920705756">
                <text:p>2.569207057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56920447652">
                <text:p>2.569204476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56920196377">
                <text:p>2.569201963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56919951819">
                <text:p>2.569199518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56919713909">
                <text:p>2.569197139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56919482645">
                <text:p>2.569194826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56919257972">
                <text:p>2.569192579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56919039836">
                <text:p>2.569190398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56918828182">
                <text:p>2.569188281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56918622958">
                <text:p>2.569186229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56918424111">
                <text:p>2.569184241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56918231587">
                <text:p>2.569182315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56918045334">
                <text:p>2.569180453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56917865301">
                <text:p>2.569178653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56917691436">
                <text:p>2.569176914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56917523688">
                <text:p>2.56917523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56917362006">
                <text:p>2.569173620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5691720634">
                <text:p>2.56917206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56917056639">
                <text:p>2.5691705663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56916912855">
                <text:p>2.569169128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56916774939">
                <text:p>2.5691677493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5691664284">
                <text:p>2.56916642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56916516512">
                <text:p>2.569165165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56916395906">
                <text:p>2.569163959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56916280974">
                <text:p>2.569162809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56916171606">
                <text:p>2.569161716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56916067787">
                <text:p>2.569160677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56915969487">
                <text:p>2.569159694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56915876659">
                <text:p>2.569158766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56915789256">
                <text:p>2.569157892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56915707232">
                <text:p>2.569157072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56915630542">
                <text:p>2.569156305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56915559138">
                <text:p>2.569155591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56915492977">
                <text:p>2.569154929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56915432014">
                <text:p>2.569154320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56915376203">
                <text:p>2.569153762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569153255">
                <text:p>2.5691532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56915279862">
                <text:p>2.569152798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56915239246">
                <text:p>2.569152392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56915203608">
                <text:p>2.569152036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56915172905">
                <text:p>2.569151729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56915147095">
                <text:p>2.569151470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56915126136">
                <text:p>2.569151261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56915109987">
                <text:p>2.569151099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56915098606">
                <text:p>2.569150986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56915091952">
                <text:p>2.569150919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56915089981">
                <text:p>2.5691508998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56915092545">
                <text:p>2.569150925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56915099697">
                <text:p>2.569150996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56915111395">
                <text:p>2.569151113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56915127599">
                <text:p>2.569151275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56915148269">
                <text:p>2.5691514826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56915173365">
                <text:p>2.569151733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56915202847">
                <text:p>2.569152028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56915236676">
                <text:p>2.569152366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56915274813">
                <text:p>2.569152748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5691531722">
                <text:p>2.56915317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56915363857">
                <text:p>2.569153638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56915414688">
                <text:p>2.569154146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56915469675">
                <text:p>2.569154696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56915528779">
                <text:p>2.569155287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56915591965">
                <text:p>2.569155919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56915659195">
                <text:p>2.569156591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56915730433">
                <text:p>2.569157304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56915805643">
                <text:p>2.569158056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56915884789">
                <text:p>2.569158847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6915967837">
                <text:p>2.569159678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6916054749">
                <text:p>2.569160547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6916145465">
                <text:p>2.569161454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6916239905">
                <text:p>2.569162399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6916338091">
                <text:p>2.569163380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6916439987">
                <text:p>2.569164399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691654556">
                <text:p>2.56916545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6916654775">
                <text:p>2.569166547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6916767597">
                <text:p>2.569167675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6916883994">
                <text:p>2.5691688399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691700393">
                <text:p>2.56917003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6917127374">
                <text:p>2.569171273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6917254292">
                <text:p>2.569172542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6917384651">
                <text:p>2.569173846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6917518419">
                <text:p>2.569175184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6917655563">
                <text:p>2.569176555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6917796053">
                <text:p>2.569177960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6917939856">
                <text:p>2.569179398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6918086941">
                <text:p>2.569180869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6918237277">
                <text:p>2.569182372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6918390833">
                <text:p>2.569183908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691854758">
                <text:p>2.569185475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6918707486">
                <text:p>2.569187074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6918870523">
                <text:p>2.569188705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6919036602">
                <text:p>2.569190366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6919205696">
                <text:p>2.569192056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6919377815">
                <text:p>2.569193778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6919552927">
                <text:p>2.569195529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6919731004">
                <text:p>2.569197310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6919912016">
                <text:p>2.569199120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6920095934">
                <text:p>2.5692009593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6920282728">
                <text:p>2.569202827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692047237">
                <text:p>2.569204723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6920664832">
                <text:p>2.569206648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6920860085">
                <text:p>2.5692086008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6921058101">
                <text:p>2.5692105810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6921258853">
                <text:p>2.569212588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6921462313">
                <text:p>2.569214623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6921668453">
                <text:p>2.569216684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6921877247">
                <text:p>2.569218772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6922088668">
                <text:p>2.569220886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692230269">
                <text:p>2.56922302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6922519286">
                <text:p>2.569225192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692273843">
                <text:p>2.56922738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6922960097">
                <text:p>2.569229600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692318426">
                <text:p>2.56923184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6923410817">
                <text:p>2.569234108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6923639792">
                <text:p>2.569236397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6923871172">
                <text:p>2.569238711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6924104934">
                <text:p>2.569241049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692434105">
                <text:p>2.56924341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6924579497">
                <text:p>2.5692457949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6924820248">
                <text:p>2.569248202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6925063281">
                <text:p>2.569250632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6925308569">
                <text:p>2.569253085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692555609">
                <text:p>2.56925556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6925805818">
                <text:p>2.569258058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6926057732">
                <text:p>2.569260577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6926311806">
                <text:p>2.569263118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6926568018">
                <text:p>2.569265680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6926826345">
                <text:p>2.569268263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6927086764">
                <text:p>2.5692708676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6927349252">
                <text:p>2.5692734925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6927613788">
                <text:p>2.569276137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6927880349">
                <text:p>2.5692788034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6928148914">
                <text:p>2.569281489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692841946">
                <text:p>2.56928419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6928691968">
                <text:p>2.569286919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6928966414">
                <text:p>2.569289664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6929242779">
                <text:p>2.5692924277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6929521043">
                <text:p>2.569295210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6929801184">
                <text:p>2.569298011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6930083182">
                <text:p>2.569300831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6930367018">
                <text:p>2.569303670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6930652673">
                <text:p>2.5693065267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6930940125">
                <text:p>2.569309401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6931229358">
                <text:p>2.569312293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693152035">
                <text:p>2.56931520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6931813085">
                <text:p>2.569318130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6932107543">
                <text:p>2.569321075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6932403483">
                <text:p>2.569324034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6932701023">
                <text:p>2.569327010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6933000194">
                <text:p>2.569330001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6933300978">
                <text:p>2.569333009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6933603355">
                <text:p>2.569336033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6933907305">
                <text:p>2.569339073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6934212809">
                <text:p>2.569342128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6934519848">
                <text:p>2.5693451984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6934828404">
                <text:p>2.569348284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6935138457">
                <text:p>2.569351384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6935449989">
                <text:p>2.5693544998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6935762983">
                <text:p>2.569357629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6936077419">
                <text:p>2.569360774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6936393279">
                <text:p>2.569363932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6936710547">
                <text:p>2.569367105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6937029204">
                <text:p>2.569370292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6937349233">
                <text:p>2.5693734923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6937670617">
                <text:p>2.569376706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6937993338">
                <text:p>2.569379933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693831738">
                <text:p>2.56938317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6938642726">
                <text:p>2.569386427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6938969359">
                <text:p>2.569389693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6939297263">
                <text:p>2.5693929726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6939626423">
                <text:p>2.569396264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693995682">
                <text:p>2.56939956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6940288441">
                <text:p>2.5694028844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6940621269">
                <text:p>2.569406212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6940955289">
                <text:p>2.569409552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6941290485">
                <text:p>2.569412904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6941626842">
                <text:p>2.569416268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6941964345">
                <text:p>2.5694196434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694230298">
                <text:p>2.569423029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6942642731">
                <text:p>2.569426427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6942983585">
                <text:p>2.5694298358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6943325465">
                <text:p>2.5694332546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6943668389">
                <text:p>2.5694366838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6944012362">
                <text:p>2.569440123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694435737">
                <text:p>2.56944357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6944703398">
                <text:p>2.5694470339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6945050432">
                <text:p>2.569450504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6945398459">
                <text:p>2.569453984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6945747463">
                <text:p>2.5694574746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6946097433">
                <text:p>2.569460974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6946448353">
                <text:p>2.569464483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6946800212">
                <text:p>2.569468002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6947152994">
                <text:p>2.569471529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6947506688">
                <text:p>2.5694750668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6947861281">
                <text:p>2.569478612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6948216758">
                <text:p>2.569482167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6948573109">
                <text:p>2.569485731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694893032">
                <text:p>2.56948930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6949288379">
                <text:p>2.569492883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6949647274">
                <text:p>2.5694964727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6950006992">
                <text:p>2.569500069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6950367522">
                <text:p>2.569503675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6950728852">
                <text:p>2.569507288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695109097">
                <text:p>2.56951090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6951453865">
                <text:p>2.569514538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6951817525">
                <text:p>2.569518175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6952181939">
                <text:p>2.569521819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6952547095">
                <text:p>2.569525470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6952912984">
                <text:p>2.5695291298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6953279594">
                <text:p>2.569532795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6953646914">
                <text:p>2.569536469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6954014934">
                <text:p>2.569540149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6954383643">
                <text:p>2.569543836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6954753031">
                <text:p>2.5695475303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6955123088">
                <text:p>2.5695512308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6955493549">
                <text:p>2.569554935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695586451">
                <text:p>2.569558645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6956236063">
                <text:p>2.5695623606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6956608195">
                <text:p>2.569566081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6956980893">
                <text:p>2.5695698089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6957354146">
                <text:p>2.569573541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6957727941">
                <text:p>2.569577279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6958102266">
                <text:p>2.5695810226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6958477109">
                <text:p>2.5695847710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6958852457">
                <text:p>2.5695885245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6959228298">
                <text:p>2.569592282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695960462">
                <text:p>2.56959604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695998141">
                <text:p>2.56959981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6960358657">
                <text:p>2.569603586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6960736349">
                <text:p>2.569607363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6961114473">
                <text:p>2.5696111447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6961493017">
                <text:p>2.569614930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696187197">
                <text:p>2.56961871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6962251319">
                <text:p>2.569622513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6962631052">
                <text:p>2.569626310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6963011158">
                <text:p>2.569630111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6963391623">
                <text:p>2.569633916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6963772437">
                <text:p>2.569637724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6964153588">
                <text:p>2.5696415358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6964535062">
                <text:p>2.569645350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6964916849">
                <text:p>2.5696491684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6965298936">
                <text:p>2.569652989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6965681312">
                <text:p>2.569656813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6966063964">
                <text:p>2.569660639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6966446881">
                <text:p>2.569664468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696683005">
                <text:p>2.56966830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6967213459">
                <text:p>2.569672134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6967597097">
                <text:p>2.569675970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6967980951">
                <text:p>2.569679809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6968365377">
                <text:p>2.569683653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6968750253">
                <text:p>2.569687502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6969135384">
                <text:p>2.5696913538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6969520761">
                <text:p>2.569695207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6969906377">
                <text:p>2.569699063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6970292224">
                <text:p>2.569702922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6970678296">
                <text:p>2.569706782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6971064585">
                <text:p>2.5697106458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6971451083">
                <text:p>2.569714510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6971837785">
                <text:p>2.569718377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6972224684">
                <text:p>2.569722246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6972611772">
                <text:p>2.569726117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6972999043">
                <text:p>2.569729990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6973386492">
                <text:p>2.569733864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697377411">
                <text:p>2.56973774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6974161893">
                <text:p>2.569741618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6974549835">
                <text:p>2.569745498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6974937929">
                <text:p>2.5697493792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6975326169">
                <text:p>2.569753261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6975714551">
                <text:p>2.569757145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6976103068">
                <text:p>2.5697610306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6976491715">
                <text:p>2.569764917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6976880487">
                <text:p>2.569768804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6977269379">
                <text:p>2.569772693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6977658386">
                <text:p>2.569776583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6978047502">
                <text:p>2.569780475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6978436724">
                <text:p>2.569784367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6978826046">
                <text:p>2.569788260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6979215464">
                <text:p>2.569792154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6979604974">
                <text:p>2.5697960497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6979994571">
                <text:p>2.569799945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6980384252">
                <text:p>2.569803842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6980774012">
                <text:p>2.569807740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6981163847">
                <text:p>2.5698116384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6981553413">
                <text:p>2.569815534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6981942759">
                <text:p>2.569819427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6982332095">
                <text:p>2.569823320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6982721413">
                <text:p>2.569827214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6983110707">
                <text:p>2.569831107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6983499967">
                <text:p>2.569834999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6983889186">
                <text:p>2.5698388918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6984278357">
                <text:p>2.5698427835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698466747">
                <text:p>2.569846674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698505652">
                <text:p>2.56985056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6985445497">
                <text:p>2.569854454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6985834393">
                <text:p>2.569858343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6986223201">
                <text:p>2.569862232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6986611913">
                <text:p>2.569866119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698700052">
                <text:p>2.569870005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6987389015">
                <text:p>2.569873890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6987777389">
                <text:p>2.569877773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6988165635">
                <text:p>2.569881656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6988553743">
                <text:p>2.569885537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6988941707">
                <text:p>2.5698894170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6989329517">
                <text:p>2.569893295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6989717166">
                <text:p>2.569897171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6990104644">
                <text:p>2.569901046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6990491944">
                <text:p>2.569904919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6990879057">
                <text:p>2.5699087905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6991265975">
                <text:p>2.569912659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6991652689">
                <text:p>2.569916526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699203919">
                <text:p>2.56992039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699242547">
                <text:p>2.569924254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699281152">
                <text:p>2.56992811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6993197331">
                <text:p>2.5699319733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6993582895">
                <text:p>2.569935828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6993968202">
                <text:p>2.569939682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6994353244">
                <text:p>2.569943532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